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T1" style:family="text">
      <style:text-properties fo:color="#000000" style:font-name="Monospace" fo:font-size="10pt" style:letter-kerning="true" fo:country="none" style:country-asian="none" style:font-name-asian="FreeSans" style:font-size-asian="12pt"/>
    </style:style>
    <style:style style:name="T2" style:family="text">
      <style:text-properties style:font-name="Monospace" fo:font-size="10pt" style:letter-kerning="true" fo:country="none" style:country-asian="none" style:font-name-asian="FreeSans" style:font-size-asian="12pt" fo:color="#00000a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 according to CrossRec, but 1 according to LibRec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CrossRec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2845805888422" calcext:value-type="float">
            <text:p>0.1428458059</text:p>
          </table:table-cell>
          <table:table-cell office:value-type="float" office:value="0.147355359081743" calcext:value-type="float">
            <text:p>0.1473553591</text:p>
          </table:table-cell>
          <table:table-cell office:value-type="float" office:value="0.206120183922626" calcext:value-type="float">
            <text:p>0.2061201839</text:p>
          </table:table-cell>
          <table:table-cell office:value-type="float" office:value="0.191540303272147" calcext:value-type="float">
            <text:p>0.1915403033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94157620686612" calcext:value-type="float">
            <text:p>0.1941576207</text:p>
          </table:table-cell>
          <table:table-cell office:value-type="float" office:value="0.185967878275571" calcext:value-type="float">
            <text:p>0.1859678783</text:p>
          </table:table-cell>
          <table:table-cell office:value-type="float" office:value="0.155714730613516" calcext:value-type="float">
            <text:p>0.1557147306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428537417665265" calcext:value-type="float">
            <text:p>0.4285374177</text:p>
          </table:table-cell>
          <table:table-cell office:value-type="float" office:value="0.364510625096944" calcext:value-type="float">
            <text:p>0.3645106251</text:p>
          </table:table-cell>
          <table:table-cell office:value-type="float" office:value="0.515300459806564" calcext:value-type="float">
            <text:p>0.5153004598</text:p>
          </table:table-cell>
          <table:table-cell office:value-type="float" office:value="0.462889066241022" calcext:value-type="float">
            <text:p>0.4628890662</text:p>
          </table:table-cell>
          <table:table-cell office:value-type="float" office:value="0.431141696376752" calcext:value-type="float">
            <text:p>0.4311416964</text:p>
          </table:table-cell>
          <table:table-cell office:value-type="float" office:value="0.432441973347454" calcext:value-type="float">
            <text:p>0.4324419733</text:p>
          </table:table-cell>
          <table:table-cell office:value-type="float" office:value="0.397295012679628" calcext:value-type="float">
            <text:p>0.3972950127</text:p>
          </table:table-cell>
          <table:table-cell office:value-type="float" office:value="0.420429772656493" calcext:value-type="float">
            <text:p>0.4204297727</text:p>
          </table:table-cell>
          <table:table-cell office:value-type="float" office:value="0.362794287919722" calcext:value-type="float">
            <text:p>0.3627942879</text:p>
          </table:table-cell>
          <table:table-cell office:value-type="float" office:value="0.393700787401575" calcext:value-type="float">
            <text:p>0.39370078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61899849218316" calcext:value-type="float">
            <text:p>0.6189984922</text:p>
          </table:table-cell>
          <table:table-cell office:value-type="float" office:value="0.542888165038002" calcext:value-type="float">
            <text:p>0.542888165</text:p>
          </table:table-cell>
          <table:table-cell office:value-type="float" office:value="0.816553036308863" calcext:value-type="float">
            <text:p>0.8165530363</text:p>
          </table:table-cell>
          <table:table-cell office:value-type="float" office:value="0.710295291300878" calcext:value-type="float">
            <text:p>0.7102952913</text:p>
          </table:table-cell>
          <table:table-cell office:value-type="float" office:value="0.688168476909046" calcext:value-type="float">
            <text:p>0.6881684769</text:p>
          </table:table-cell>
          <table:table-cell office:value-type="float" office:value="0.70602771158768" calcext:value-type="float">
            <text:p>0.7060277116</text:p>
          </table:table-cell>
          <table:table-cell office:value-type="float" office:value="0.62552831783601" calcext:value-type="float">
            <text:p>0.6255283178</text:p>
          </table:table-cell>
          <table:table-cell office:value-type="float" office:value="0.638430395515416" calcext:value-type="float">
            <text:p>0.6384303955</text:p>
          </table:table-cell>
          <table:table-cell office:value-type="float" office:value="0.532612890775762" calcext:value-type="float">
            <text:p>0.5326128908</text:p>
          </table:table-cell>
          <table:table-cell office:value-type="float" office:value="0.611492712347127" calcext:value-type="float">
            <text:p>0.6114927123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745972541861757" calcext:value-type="float">
            <text:p>0.7459725419</text:p>
          </table:table-cell>
          <table:table-cell office:value-type="float" office:value="0.72126570497906" calcext:value-type="float">
            <text:p>0.721265705</text:p>
          </table:table-cell>
          <table:table-cell office:value-type="float" office:value="1.03852861899477" calcext:value-type="float">
            <text:p>1.038528619</text:p>
          </table:table-cell>
          <table:table-cell office:value-type="float" office:value="0.965682362330407" calcext:value-type="float">
            <text:p>0.9656823623</text:p>
          </table:table-cell>
          <table:table-cell office:value-type="float" office:value="0.94519525744134" calcext:value-type="float">
            <text:p>0.9451952574</text:p>
          </table:table-cell>
          <table:table-cell office:value-type="float" office:value="0.961962757038214" calcext:value-type="float">
            <text:p>0.961962757</text:p>
          </table:table-cell>
          <table:table-cell office:value-type="float" office:value="0.887573964497041" calcext:value-type="float">
            <text:p>0.8875739645</text:p>
          </table:table-cell>
          <table:table-cell office:value-type="float" office:value="0.840859545312986" calcext:value-type="float">
            <text:p>0.8408595453</text:p>
          </table:table-cell>
          <table:table-cell office:value-type="float" office:value="0.725588575839444" calcext:value-type="float">
            <text:p>0.7255885758</text:p>
          </table:table-cell>
          <table:table-cell office:value-type="float" office:value="0.795778187301055" calcext:value-type="float">
            <text:p>0.7957781873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968177128799302" calcext:value-type="float">
            <text:p>0.9681771288</text:p>
          </table:table-cell>
          <table:table-cell office:value-type="float" office:value="0.930665425779432" calcext:value-type="float">
            <text:p>0.9306654258</text:p>
          </table:table-cell>
          <table:table-cell office:value-type="float" office:value="1.31599809735215" calcext:value-type="float">
            <text:p>1.3159980974</text:p>
          </table:table-cell>
          <table:table-cell office:value-type="float" office:value="1.23703112529928" calcext:value-type="float">
            <text:p>1.2370311253</text:p>
          </table:table-cell>
          <table:table-cell office:value-type="float" office:value="1.16076610562972" calcext:value-type="float">
            <text:p>1.1607661056</text:p>
          </table:table-cell>
          <table:table-cell office:value-type="float" office:value="1.21789780248875" calcext:value-type="float">
            <text:p>1.2178978025</text:p>
          </table:table-cell>
          <table:table-cell office:value-type="float" office:value="1.11580726965342" calcext:value-type="float">
            <text:p>1.1158072697</text:p>
          </table:table-cell>
          <table:table-cell office:value-type="float" office:value="1.06664590470259" calcext:value-type="float">
            <text:p>1.0666459047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051934997487" calcext:value-type="float">
            <text:p>1.0051934997</text:p>
          </table:table-cell>
          <table:table-cell table:formula="of:=AVERAGE([Coverage.C10:.L10])" office:value-type="float" office:value="1.09984988395768" calcext:value-type="float">
            <text:p>1.099849884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1.13483056900246" calcext:value-type="float">
            <text:p>1.134830569</text:p>
          </table:table-cell>
          <table:table-cell office:value-type="float" office:value="1.1400651465798" calcext:value-type="float">
            <text:p>1.1400651466</text:p>
          </table:table-cell>
          <table:table-cell office:value-type="float" office:value="1.58553987632789" calcext:value-type="float">
            <text:p>1.5855398763</text:p>
          </table:table-cell>
          <table:table-cell office:value-type="float" office:value="1.4365522745411" calcext:value-type="float">
            <text:p>1.4365522745</text:p>
          </table:table-cell>
          <table:table-cell office:value-type="float" office:value="1.40121051322444" calcext:value-type="float">
            <text:p>1.4012105132</text:p>
          </table:table-cell>
          <table:table-cell office:value-type="float" office:value="1.47383284793928" calcext:value-type="float">
            <text:p>1.4738328479</text:p>
          </table:table-cell>
          <table:table-cell office:value-type="float" office:value="1.37785291631445" calcext:value-type="float">
            <text:p>1.3778529163</text:p>
          </table:table-cell>
          <table:table-cell office:value-type="float" office:value="1.23014637184678" calcext:value-type="float">
            <text:p>1.2301463718</text:p>
          </table:table-cell>
          <table:table-cell office:value-type="float" office:value="1.20416827479738" calcext:value-type="float">
            <text:p>1.2041682748</text:p>
          </table:table-cell>
          <table:table-cell office:value-type="float" office:value="1.20623219969844" calcext:value-type="float">
            <text:p>1.2062321997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1.30941988731053" calcext:value-type="float">
            <text:p>1.3094198873</text:p>
          </table:table-cell>
          <table:table-cell office:value-type="float" office:value="1.36497595780983" calcext:value-type="float">
            <text:p>1.3649759578</text:p>
          </table:table-cell>
          <table:table-cell office:value-type="float" office:value="1.82337085777707" calcext:value-type="float">
            <text:p>1.8233708578</text:p>
          </table:table-cell>
          <table:table-cell office:value-type="float" office:value="1.73184357541899" calcext:value-type="float">
            <text:p>1.7318435754</text:p>
          </table:table-cell>
          <table:table-cell office:value-type="float" office:value="1.69969322610066" calcext:value-type="float">
            <text:p>1.6996932261</text:p>
          </table:table-cell>
          <table:table-cell office:value-type="float" office:value="1.70329185420528" calcext:value-type="float">
            <text:p>1.7032918542</text:p>
          </table:table-cell>
          <table:table-cell office:value-type="float" office:value="1.62299239222316" calcext:value-type="float">
            <text:p>1.6229923922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37398687765342" calcext:value-type="float">
            <text:p>1.3739868777</text:p>
          </table:table-cell>
          <table:table-cell office:value-type="float" office:value="1.4324007371419" calcext:value-type="float">
            <text:p>1.4324007371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59764231425469" calcext:value-type="float">
            <text:p>1.5976423143</text:p>
          </table:table-cell>
          <table:table-cell office:value-type="float" office:value="2.04534644046298" calcext:value-type="float">
            <text:p>2.0453464405</text:p>
          </table:table-cell>
          <table:table-cell office:value-type="float" office:value="1.96328810853951" calcext:value-type="float">
            <text:p>1.9632881085</text:p>
          </table:table-cell>
          <table:table-cell office:value-type="float" office:value="1.85722576900754" calcext:value-type="float">
            <text:p>1.857225769</text:p>
          </table:table-cell>
          <table:table-cell office:value-type="float" office:value="1.9945282852352" calcext:value-type="float">
            <text:p>1.9945282852</text:p>
          </table:table-cell>
          <table:table-cell office:value-type="float" office:value="1.84277261200338" calcext:value-type="float">
            <text:p>1.842772612</text:p>
          </table:table-cell>
          <table:table-cell office:value-type="float" office:value="1.60386172531922" calcext:value-type="float">
            <text:p>1.6038617253</text:p>
          </table:table-cell>
          <table:table-cell office:value-type="float" office:value="1.52836742570436" calcext:value-type="float">
            <text:p>1.5283674257</text:p>
          </table:table-cell>
          <table:table-cell office:value-type="float" office:value="1.67532249958117" calcext:value-type="float">
            <text:p>1.6753224996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61891913340211" calcext:value-type="float">
            <text:p>1.6189191334</text:p>
          </table:table-cell>
          <table:table-cell office:value-type="float" office:value="1.76050876376609" calcext:value-type="float">
            <text:p>1.7605087638</text:p>
          </table:table-cell>
          <table:table-cell office:value-type="float" office:value="2.24353892500396" calcext:value-type="float">
            <text:p>2.243538925</text:p>
          </table:table-cell>
          <table:table-cell office:value-type="float" office:value="2.15482841181165" calcext:value-type="float">
            <text:p>2.1548284118</text:p>
          </table:table-cell>
          <table:table-cell office:value-type="float" office:value="2.05621424425835" calcext:value-type="float">
            <text:p>2.0562142443</text:p>
          </table:table-cell>
          <table:table-cell office:value-type="float" office:value="2.19751125231665" calcext:value-type="float">
            <text:p>2.1975112523</text:p>
          </table:table-cell>
          <table:table-cell office:value-type="float" office:value="2.03719357565511" calcext:value-type="float">
            <text:p>2.0371935757</text:p>
          </table:table-cell>
          <table:table-cell office:value-type="float" office:value="1.84521955777017" calcext:value-type="float">
            <text:p>1.8452195578</text:p>
          </table:table-cell>
          <table:table-cell office:value-type="float" office:value="1.66730991895021" calcext:value-type="float">
            <text:p>1.667309919</text:p>
          </table:table-cell>
          <table:table-cell office:value-type="float" office:value="1.87636119953091" calcext:value-type="float">
            <text:p>1.8763611995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82525196412983" calcext:value-type="float">
            <text:p>1.8252519641</text:p>
          </table:table-cell>
          <table:table-cell office:value-type="float" office:value="1.94664184892198" calcext:value-type="float">
            <text:p>1.9466418489</text:p>
          </table:table-cell>
          <table:table-cell office:value-type="float" office:value="2.47344220707151" calcext:value-type="float">
            <text:p>2.4734422071</text:p>
          </table:table-cell>
          <table:table-cell office:value-type="float" office:value="2.41021548284118" calcext:value-type="float">
            <text:p>2.4102154828</text:p>
          </table:table-cell>
          <table:table-cell office:value-type="float" office:value="2.23032916010281" calcext:value-type="float">
            <text:p>2.2303291601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23161453930685" calcext:value-type="float">
            <text:p>2.2316145393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0625241219606" calcext:value-type="float">
            <text:p>1.8062524122</text:p>
          </table:table-cell>
          <table:table-cell office:value-type="float" office:value="2.09415312447646" calcext:value-type="float">
            <text:p>2.0941531245</text:p>
          </table:table-cell>
          <table:table-cell table:formula="of:=AVERAGE([Coverage.C15:.L15])" office:value-type="float" office:value="2.15709082128865" calcext:value-type="float">
            <text:p>2.1570908213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2.08713594159194" calcext:value-type="float">
            <text:p>2.0871359416</text:p>
          </table:table-cell>
          <table:table-cell office:value-type="float" office:value="2.06297502714441" calcext:value-type="float">
            <text:p>2.0629750271</text:p>
          </table:table-cell>
          <table:table-cell office:value-type="float" office:value="2.71127318852069" calcext:value-type="float">
            <text:p>2.7112731885</text:p>
          </table:table-cell>
          <table:table-cell office:value-type="float" office:value="2.57781324820431" calcext:value-type="float">
            <text:p>2.5778132482</text:p>
          </table:table-cell>
          <table:table-cell office:value-type="float" office:value="2.44590000829119" calcext:value-type="float">
            <text:p>2.4459000083</text:p>
          </table:table-cell>
          <table:table-cell office:value-type="float" office:value="2.7623334215868" calcext:value-type="float">
            <text:p>2.7623334216</text:p>
          </table:table-cell>
          <table:table-cell office:value-type="float" office:value="2.45139475908707" calcext:value-type="float">
            <text:p>2.4513947591</text:p>
          </table:table-cell>
          <table:table-cell office:value-type="float" office:value="2.29679227654936" calcext:value-type="float">
            <text:p>2.2967922765</text:p>
          </table:table-cell>
          <table:table-cell office:value-type="float" office:value="1.9915090698572" calcext:value-type="float">
            <text:p>1.9915090699</text:p>
          </table:table-cell>
          <table:table-cell office:value-type="float" office:value="2.2951918244262" calcext:value-type="float">
            <text:p>2.2951918244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2.31727640663439" calcext:value-type="float">
            <text:p>2.3172764066</text:p>
          </table:table-cell>
          <table:table-cell office:value-type="float" office:value="2.21808593144098" calcext:value-type="float">
            <text:p>2.2180859314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76137270550678" calcext:value-type="float">
            <text:p>2.7613727055</text:p>
          </table:table-cell>
          <table:table-cell office:value-type="float" office:value="2.71121797529226" calcext:value-type="float">
            <text:p>2.7112179753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69653423499577" calcext:value-type="float">
            <text:p>2.696534235</text:p>
          </table:table-cell>
          <table:table-cell office:value-type="float" office:value="2.56150731859234" calcext:value-type="float">
            <text:p>2.5615073186</text:p>
          </table:table-cell>
          <table:table-cell office:value-type="float" office:value="2.19220378232343" calcext:value-type="float">
            <text:p>2.1922037823</text:p>
          </table:table-cell>
          <table:table-cell office:value-type="float" office:value="2.52973697436757" calcext:value-type="float">
            <text:p>2.5297369744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2.58709626220141" calcext:value-type="float">
            <text:p>2.5870962622</text:p>
          </table:table-cell>
          <table:table-cell office:value-type="float" office:value="2.42748565224135" calcext:value-type="float">
            <text:p>2.4274856522</text:p>
          </table:table-cell>
          <table:table-cell office:value-type="float" office:value="3.22657364832726" calcext:value-type="float">
            <text:p>3.2265736483</text:p>
          </table:table-cell>
          <table:table-cell office:value-type="float" office:value="2.98483639265762" calcext:value-type="float">
            <text:p>2.9848363927</text:p>
          </table:table-cell>
          <table:table-cell office:value-type="float" office:value="2.96824475582456" calcext:value-type="float">
            <text:p>2.9682447558</text:p>
          </table:table-cell>
          <table:table-cell office:value-type="float" office:value="3.3006795516724" calcext:value-type="float">
            <text:p>3.3006795517</text:p>
          </table:table-cell>
          <table:table-cell office:value-type="float" office:value="2.93322062552832" calcext:value-type="float">
            <text:p>2.9332206255</text:p>
          </table:table-cell>
          <table:table-cell office:value-type="float" office:value="2.72500778573653" calcext:value-type="float">
            <text:p>2.7250077857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76428212430893" calcext:value-type="float">
            <text:p>2.7642821243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2.80930084913896" calcext:value-type="float">
            <text:p>2.8093008491</text:p>
          </table:table-cell>
          <table:table-cell office:value-type="float" office:value="2.62137428261207" calcext:value-type="float">
            <text:p>2.6213742826</text:p>
          </table:table-cell>
          <table:table-cell office:value-type="float" office:value="3.52782622482955" calcext:value-type="float">
            <text:p>3.5278262248</text:p>
          </table:table-cell>
          <table:table-cell office:value-type="float" office:value="3.22426177174781" calcext:value-type="float">
            <text:p>3.2242617717</text:p>
          </table:table-cell>
          <table:table-cell office:value-type="float" office:value="3.22527153635685" calcext:value-type="float">
            <text:p>3.2252715364</text:p>
          </table:table-cell>
          <table:table-cell office:value-type="float" office:value="3.44188509398994" calcext:value-type="float">
            <text:p>3.441885094</text:p>
          </table:table-cell>
          <table:table-cell office:value-type="float" office:value="3.1614539306847" calcext:value-type="float">
            <text:p>3.1614539307</text:p>
          </table:table-cell>
          <table:table-cell office:value-type="float" office:value="2.94300840859545" calcext:value-type="float">
            <text:p>2.9430084086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072038867482" calcext:value-type="float">
            <text:p>3.0072038867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3.04737719228633" calcext:value-type="float">
            <text:p>3.0473771923</text:p>
          </table:table-cell>
          <table:table-cell office:value-type="float" office:value="2.74546300604933" calcext:value-type="float">
            <text:p>2.745463006</text:p>
          </table:table-cell>
          <table:table-cell office:value-type="float" office:value="3.76565720627874" calcext:value-type="float">
            <text:p>3.7656572063</text:p>
          </table:table-cell>
          <table:table-cell office:value-type="float" office:value="3.49561053471668" calcext:value-type="float">
            <text:p>3.4956105347</text:p>
          </table:table-cell>
          <table:table-cell office:value-type="float" office:value="3.49888068982671" calcext:value-type="float">
            <text:p>3.4988806898</text:p>
          </table:table-cell>
          <table:table-cell office:value-type="float" office:value="3.67134410025593" calcext:value-type="float">
            <text:p>3.6713441003</text:p>
          </table:table-cell>
          <table:table-cell office:value-type="float" office:value="3.41504649196957" calcext:value-type="float">
            <text:p>3.415046492</text:p>
          </table:table-cell>
          <table:table-cell office:value-type="float" office:value="3.1532232949237" calcext:value-type="float">
            <text:p>3.1532232949</text:p>
          </table:table-cell>
          <table:table-cell office:value-type="float" office:value="2.78656889231957" calcext:value-type="float">
            <text:p>2.7865688923</text:p>
          </table:table-cell>
          <table:table-cell office:value-type="float" office:value="3.20824258669794" calcext:value-type="float">
            <text:p>3.2082425867</text:p>
          </table:table-cell>
          <table:table-cell table:formula="of:=AVERAGE([Coverage.C20:.L20])" office:value-type="float" office:value="3.27874139953245" calcext:value-type="float">
            <text:p>3.2787413995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3.26958177922387" calcext:value-type="float">
            <text:p>3.2695817792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05105438401776" calcext:value-type="float">
            <text:p>4.051054384</text:p>
          </table:table-cell>
          <table:table-cell office:value-type="float" office:value="3.67118914604948" calcext:value-type="float">
            <text:p>3.671189146</text:p>
          </table:table-cell>
          <table:table-cell office:value-type="float" office:value="3.75590747035901" calcext:value-type="float">
            <text:p>3.7559074704</text:p>
          </table:table-cell>
          <table:table-cell office:value-type="float" office:value="3.90080310652193" calcext:value-type="float">
            <text:p>3.9008031065</text:p>
          </table:table-cell>
          <table:table-cell office:value-type="float" office:value="3.63482671174979" calcext:value-type="float">
            <text:p>3.6348267117</text:p>
          </table:table-cell>
          <table:table-cell office:value-type="float" office:value="3.38679539084397" calcext:value-type="float">
            <text:p>3.3867953908</text:p>
          </table:table-cell>
          <table:table-cell office:value-type="float" office:value="2.99498263218834" calcext:value-type="float">
            <text:p>2.9949826322</text:p>
          </table:table-cell>
          <table:table-cell office:value-type="float" office:value="3.4427877366393" calcext:value-type="float">
            <text:p>3.4427877366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3.57114514721054" calcext:value-type="float">
            <text:p>3.5711451472</text:p>
          </table:table-cell>
          <table:table-cell office:value-type="float" office:value="3.16426244765007" calcext:value-type="float">
            <text:p>3.1642624477</text:p>
          </table:table-cell>
          <table:table-cell office:value-type="float" office:value="4.35230696052006" calcext:value-type="float">
            <text:p>4.3523069605</text:p>
          </table:table-cell>
          <table:table-cell office:value-type="float" office:value="3.92657621707901" calcext:value-type="float">
            <text:p>3.9265762171</text:p>
          </table:table-cell>
          <table:table-cell office:value-type="float" office:value="4.02122543736009" calcext:value-type="float">
            <text:p>4.0212254374</text:p>
          </table:table-cell>
          <table:table-cell office:value-type="float" office:value="4.15673815197246" calcext:value-type="float">
            <text:p>4.156738152</text:p>
          </table:table-cell>
          <table:table-cell office:value-type="float" office:value="3.86306001690617" calcext:value-type="float">
            <text:p>3.8630600169</text:p>
          </table:table-cell>
          <table:table-cell office:value-type="float" office:value="3.64372469635628" calcext:value-type="float">
            <text:p>3.6437246964</text:p>
          </table:table-cell>
          <table:table-cell office:value-type="float" office:value="3.22655345426476" calcext:value-type="float">
            <text:p>3.2265534543</text:p>
          </table:table-cell>
          <table:table-cell office:value-type="float" office:value="3.70246272407438" calcext:value-type="float">
            <text:p>3.7024627241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4263998759113" calcext:value-type="float">
            <text:p>3.3426399876</text:p>
          </table:table-cell>
          <table:table-cell office:value-type="float" office:value="4.59806564135088" calcext:value-type="float">
            <text:p>4.5980656414</text:p>
          </table:table-cell>
          <table:table-cell office:value-type="float" office:value="4.15802075019952" calcext:value-type="float">
            <text:p>4.1580207502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46562527579208" calcext:value-type="float">
            <text:p>4.4656252758</text:p>
          </table:table-cell>
          <table:table-cell office:value-type="float" office:value="4.07438715131023" calcext:value-type="float">
            <text:p>4.0743871513</text:p>
          </table:table-cell>
          <table:table-cell office:value-type="float" office:value="3.95515415758331" calcext:value-type="float">
            <text:p>3.9551541576</text:p>
          </table:table-cell>
          <table:table-cell office:value-type="float" office:value="3.46584330374373" calcext:value-type="float">
            <text:p>3.4658433037</text:p>
          </table:table-cell>
          <table:table-cell office:value-type="float" office:value="3.93700787401575" calcext:value-type="float">
            <text:p>3.937007874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4.15046424886914" calcext:value-type="float">
            <text:p>4.1504642489</text:p>
          </table:table-cell>
          <table:table-cell office:value-type="float" office:value="3.55979525360633" calcext:value-type="float">
            <text:p>3.5597952536</text:p>
          </table:table-cell>
          <table:table-cell office:value-type="float" office:value="4.90724591723482" calcext:value-type="float">
            <text:p>4.9072459172</text:p>
          </table:table-cell>
          <table:table-cell office:value-type="float" office:value="4.43735035913807" calcext:value-type="float">
            <text:p>4.4373503591</text:p>
          </table:table-cell>
          <table:table-cell office:value-type="float" office:value="4.63477323605008" calcext:value-type="float">
            <text:p>4.6347732361</text:p>
          </table:table-cell>
          <table:table-cell office:value-type="float" office:value="4.7392110140323" calcext:value-type="float">
            <text:p>4.739211014</text:p>
          </table:table-cell>
          <table:table-cell office:value-type="float" office:value="4.28571428571429" calcext:value-type="float">
            <text:p>4.2857142857</text:p>
          </table:table-cell>
          <table:table-cell office:value-type="float" office:value="4.19651199003426" calcext:value-type="float">
            <text:p>4.19651199</text:p>
          </table:table-cell>
          <table:table-cell office:value-type="float" office:value="3.6742570436125" calcext:value-type="float">
            <text:p>3.6742570436</text:p>
          </table:table-cell>
          <table:table-cell office:value-type="float" office:value="4.22181269894455" calcext:value-type="float">
            <text:p>4.2218126989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4.44409173875089" calcext:value-type="float">
            <text:p>4.4440917388</text:p>
          </table:table-cell>
          <table:table-cell office:value-type="float" office:value="3.83123933612533" calcext:value-type="float">
            <text:p>3.8312393361</text:p>
          </table:table-cell>
          <table:table-cell office:value-type="float" office:value="5.16885999682892" calcext:value-type="float">
            <text:p>5.1688599968</text:p>
          </table:table-cell>
          <table:table-cell office:value-type="float" office:value="4.68475658419793" calcext:value-type="float">
            <text:p>4.6847565842</text:p>
          </table:table-cell>
          <table:table-cell office:value-type="float" office:value="4.91667357598872" calcext:value-type="float">
            <text:p>4.916673576</text:p>
          </table:table-cell>
          <table:table-cell office:value-type="float" office:value="5.01279675227253" calcext:value-type="float">
            <text:p>5.0127967523</text:p>
          </table:table-cell>
          <table:table-cell office:value-type="float" office:value="4.51394759087067" calcext:value-type="float">
            <text:p>4.5139475909</text:p>
          </table:table-cell>
          <table:table-cell office:value-type="float" office:value="4.46901276860791" calcext:value-type="float">
            <text:p>4.4690127686</text:p>
          </table:table-cell>
          <table:table-cell office:value-type="float" office:value="3.85951370127364" calcext:value-type="float">
            <text:p>3.8595137013</text:p>
          </table:table-cell>
          <table:table-cell office:value-type="float" office:value="4.51499413637125" calcext:value-type="float">
            <text:p>4.5149941364</text:p>
          </table:table-cell>
          <table:table-cell table:style-name="ce2" table:formula="of:=AVERAGE([Coverage.C25:.L25])" office:value-type="float" office:value="4.54158861812878" calcext:value-type="float">
            <text:p>4.5415886181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4.72978335052774" calcext:value-type="float">
            <text:p>4.7297833505</text:p>
          </table:table-cell>
          <table:table-cell office:value-type="float" office:value="4.0949278734295" calcext:value-type="float">
            <text:p>4.0949278734</text:p>
          </table:table-cell>
          <table:table-cell office:value-type="float" office:value="5.43840177580466" calcext:value-type="float">
            <text:p>5.4384017758</text:p>
          </table:table-cell>
          <table:table-cell office:value-type="float" office:value="4.92418196328811" calcext:value-type="float">
            <text:p>4.9241819633</text:p>
          </table:table-cell>
          <table:table-cell office:value-type="float" office:value="5.24832103474007" calcext:value-type="float">
            <text:p>5.2483210347</text:p>
          </table:table-cell>
          <table:table-cell office:value-type="float" office:value="5.24225575853852" calcext:value-type="float">
            <text:p>5.2422557585</text:p>
          </table:table-cell>
          <table:table-cell office:value-type="float" office:value="4.78444632290786" calcext:value-type="float">
            <text:p>4.7844463229</text:p>
          </table:table-cell>
          <table:table-cell office:value-type="float" office:value="4.76487075677359" calcext:value-type="float">
            <text:p>4.7648707568</text:p>
          </table:table-cell>
          <table:table-cell office:value-type="float" office:value="4.14511771516789" calcext:value-type="float">
            <text:p>4.1451177152</text:p>
          </table:table-cell>
          <table:table-cell office:value-type="float" office:value="4.75791589881052" calcext:value-type="float">
            <text:p>4.7579158988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4.99166732798984" calcext:value-type="float">
            <text:p>4.991667328</text:p>
          </table:table-cell>
          <table:table-cell office:value-type="float" office:value="4.31983868465953" calcext:value-type="float">
            <text:p>4.3198386847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19553072625698" calcext:value-type="float">
            <text:p>5.1955307263</text:p>
          </table:table-cell>
          <table:table-cell office:value-type="float" office:value="5.6380067987729" calcext:value-type="float">
            <text:p>5.6380067988</text:p>
          </table:table-cell>
          <table:table-cell office:value-type="float" office:value="5.5246668431736" calcext:value-type="float">
            <text:p>5.5246668432</text:p>
          </table:table-cell>
          <table:table-cell office:value-type="float" office:value="5.02113271344041" calcext:value-type="float">
            <text:p>5.0211327134</text:p>
          </table:table-cell>
          <table:table-cell office:value-type="float" office:value="5.03737153534724" calcext:value-type="float">
            <text:p>5.0373715353</text:p>
          </table:table-cell>
          <table:table-cell office:value-type="float" office:value="4.34581242763412" calcext:value-type="float">
            <text:p>4.3458124276</text:p>
          </table:table-cell>
          <table:table-cell office:value-type="float" office:value="5.07622717373094" calcext:value-type="float">
            <text:p>5.0762271737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5.34084596460598" calcext:value-type="float">
            <text:p>5.3408459646</text:p>
          </table:table-cell>
          <table:table-cell office:value-type="float" office:value="4.56026058631922" calcext:value-type="float">
            <text:p>4.5602605863</text:p>
          </table:table-cell>
          <table:table-cell office:value-type="float" office:value="6.04090692880926" calcext:value-type="float">
            <text:p>6.0409069288</text:p>
          </table:table-cell>
          <table:table-cell office:value-type="float" office:value="5.38707102952913" calcext:value-type="float">
            <text:p>5.3870710295</text:p>
          </table:table-cell>
          <table:table-cell office:value-type="float" office:value="5.9447806981179" calcext:value-type="float">
            <text:p>5.9447806981</text:p>
          </table:table-cell>
          <table:table-cell office:value-type="float" office:value="5.80707792780867" calcext:value-type="float">
            <text:p>5.8070779278</text:p>
          </table:table-cell>
          <table:table-cell office:value-type="float" office:value="5.23245984784446" calcext:value-type="float">
            <text:p>5.2324598478</text:p>
          </table:table-cell>
          <table:table-cell office:value-type="float" office:value="5.38772967922766" calcext:value-type="float">
            <text:p>5.3877296792</text:p>
          </table:table-cell>
          <table:table-cell office:value-type="float" office:value="4.52335005789271" calcext:value-type="float">
            <text:p>4.5233500579</text:p>
          </table:table-cell>
          <table:table-cell office:value-type="float" office:value="5.40291506114927" calcext:value-type="float">
            <text:p>5.402915061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5.6741528450123" calcext:value-type="float">
            <text:p>5.674152845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6.34215950531156" calcext:value-type="float">
            <text:p>6.3421595053</text:p>
          </table:table-cell>
          <table:table-cell office:value-type="float" office:value="5.64245810055866" calcext:value-type="float">
            <text:p>5.6424581006</text:p>
          </table:table-cell>
          <table:table-cell office:value-type="float" office:value="6.23497222452533" calcext:value-type="float">
            <text:p>6.2349722245</text:p>
          </table:table-cell>
          <table:table-cell office:value-type="float" office:value="6.08066366604889" calcext:value-type="float">
            <text:p>6.080663666</text:p>
          </table:table-cell>
          <table:table-cell office:value-type="float" office:value="5.44378698224852" calcext:value-type="float">
            <text:p>5.4437869822</text:p>
          </table:table-cell>
          <table:table-cell office:value-type="float" office:value="5.66023045780131" calcext:value-type="float">
            <text:p>5.6602304578</text:p>
          </table:table-cell>
          <table:table-cell office:value-type="float" office:value="4.77035893477422" calcext:value-type="float">
            <text:p>4.7703589348</text:p>
          </table:table-cell>
          <table:table-cell office:value-type="float" office:value="5.65421343608645" calcext:value-type="float">
            <text:p>5.6542134361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5.97571621299897" calcext:value-type="float">
            <text:p>5.975716213</text:p>
          </table:table-cell>
          <table:table-cell office:value-type="float" office:value="4.97906002791996" calcext:value-type="float">
            <text:p>4.9790600279</text:p>
          </table:table-cell>
          <table:table-cell office:value-type="float" office:value="6.61962898366894" calcext:value-type="float">
            <text:p>6.6196289837</text:p>
          </table:table-cell>
          <table:table-cell office:value-type="float" office:value="5.84996009577015" calcext:value-type="float">
            <text:p>5.8499600958</text:p>
          </table:table-cell>
          <table:table-cell office:value-type="float" office:value="6.49199900505762" calcext:value-type="float">
            <text:p>6.4919990051</text:p>
          </table:table-cell>
          <table:table-cell office:value-type="float" office:value="6.3895507898685" calcext:value-type="float">
            <text:p>6.3895507899</text:p>
          </table:table-cell>
          <table:table-cell office:value-type="float" office:value="5.79036348267118" calcext:value-type="float">
            <text:p>5.7903634827</text:p>
          </table:table-cell>
          <table:table-cell office:value-type="float" office:value="5.90937402678293" calcext:value-type="float">
            <text:p>5.9093740268</text:p>
          </table:table-cell>
          <table:table-cell office:value-type="float" office:value="5.04052489386337" calcext:value-type="float">
            <text:p>5.0405248939</text:p>
          </table:table-cell>
          <table:table-cell office:value-type="float" office:value="5.93064164851734" calcext:value-type="float">
            <text:p>5.9306416485</text:p>
          </table:table-cell>
          <table:table-cell table:formula="of:=AVERAGE([Coverage.C30:.L30])" office:value-type="float" office:value="5.8976819167119" calcext:value-type="float">
            <text:p>5.8976819167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6.24553606856599" calcext:value-type="float">
            <text:p>6.2455360686</text:p>
          </table:table-cell>
          <table:table-cell office:value-type="float" office:value="5.20397083914999" calcext:value-type="float">
            <text:p>5.2039708391</text:p>
          </table:table-cell>
          <table:table-cell office:value-type="float" office:value="6.96052005707944" calcext:value-type="float">
            <text:p>6.9605200571</text:p>
          </table:table-cell>
          <table:table-cell office:value-type="float" office:value="6.12130885873903" calcext:value-type="float">
            <text:p>6.1213088587</text:p>
          </table:table-cell>
          <table:table-cell office:value-type="float" office:value="6.79048171793384" calcext:value-type="float">
            <text:p>6.7904817179</text:p>
          </table:table-cell>
          <table:table-cell office:value-type="float" office:value="6.69843791368811" calcext:value-type="float">
            <text:p>6.6984379137</text:p>
          </table:table-cell>
          <table:table-cell office:value-type="float" office:value="6.04395604395604" calcext:value-type="float">
            <text:p>6.043956044</text:p>
          </table:table-cell>
          <table:table-cell office:value-type="float" office:value="6.23637496107132" calcext:value-type="float">
            <text:p>6.2363749611</text:p>
          </table:table-cell>
          <table:table-cell office:value-type="float" office:value="5.31069085295253" calcext:value-type="float">
            <text:p>5.310690853</text:p>
          </table:table-cell>
          <table:table-cell office:value-type="float" office:value="6.19869324845033" calcext:value-type="float">
            <text:p>6.198693248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6.48361241171336" calcext:value-type="float">
            <text:p>6.4836124117</text:p>
          </table:table-cell>
          <table:table-cell office:value-type="float" office:value="5.42888165038002" calcext:value-type="float">
            <text:p>5.4288816504</text:p>
          </table:table-cell>
          <table:table-cell office:value-type="float" office:value="7.27762803234501" calcext:value-type="float">
            <text:p>7.2776280323</text:p>
          </table:table-cell>
          <table:table-cell office:value-type="float" office:value="6.37669592976856" calcext:value-type="float">
            <text:p>6.3766959298</text:p>
          </table:table-cell>
          <table:table-cell office:value-type="float" office:value="7.05579968493491" calcext:value-type="float">
            <text:p>7.0557996849</text:p>
          </table:table-cell>
          <table:table-cell office:value-type="float" office:value="7.06910246227164" calcext:value-type="float">
            <text:p>7.0691024623</text:p>
          </table:table-cell>
          <table:table-cell office:value-type="float" office:value="6.35672020287405" calcext:value-type="float">
            <text:p>6.3567202029</text:p>
          </table:table-cell>
          <table:table-cell office:value-type="float" office:value="6.54001868576767" calcext:value-type="float">
            <text:p>6.5400186858</text:p>
          </table:table-cell>
          <table:table-cell office:value-type="float" office:value="5.55769972983404" calcext:value-type="float">
            <text:p>5.5576997298</text:p>
          </table:table-cell>
          <table:table-cell office:value-type="float" office:value="6.50025129837494" calcext:value-type="float">
            <text:p>6.500251298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6.77723990159511" calcext:value-type="float">
            <text:p>6.7772399016</text:p>
          </table:table-cell>
          <table:table-cell office:value-type="float" office:value="5.70808127811385" calcext:value-type="float">
            <text:p>5.7080812781</text:p>
          </table:table-cell>
          <table:table-cell office:value-type="float" office:value="7.62644680513715" calcext:value-type="float">
            <text:p>7.6264468051</text:p>
          </table:table-cell>
          <table:table-cell office:value-type="float" office:value="6.63208300079809" calcext:value-type="float">
            <text:p>6.6320830008</text:p>
          </table:table-cell>
          <table:table-cell office:value-type="float" office:value="7.39573833015505" calcext:value-type="float">
            <text:p>7.3957383302</text:p>
          </table:table-cell>
          <table:table-cell office:value-type="float" office:value="7.39564027888095" calcext:value-type="float">
            <text:p>7.3956402789</text:p>
          </table:table-cell>
          <table:table-cell office:value-type="float" office:value="6.65257819103973" calcext:value-type="float">
            <text:p>6.652578191</text:p>
          </table:table-cell>
          <table:table-cell office:value-type="float" office:value="6.81251946434133" calcext:value-type="float">
            <text:p>6.8125194643</text:p>
          </table:table-cell>
          <table:table-cell office:value-type="float" office:value="5.77383249710536" calcext:value-type="float">
            <text:p>5.7738324971</text:p>
          </table:table-cell>
          <table:table-cell office:value-type="float" office:value="6.78505612330374" calcext:value-type="float">
            <text:p>6.7850561233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7.07880326958178" calcext:value-type="float">
            <text:p>7.0788032696</text:p>
          </table:table-cell>
          <table:table-cell office:value-type="float" office:value="5.91748099891422" calcext:value-type="float">
            <text:p>5.9174809989</text:p>
          </table:table-cell>
          <table:table-cell office:value-type="float" office:value="7.95148247978437" calcext:value-type="float">
            <text:p>7.9514824798</text:p>
          </table:table-cell>
          <table:table-cell office:value-type="float" office:value="6.85554668794892" calcext:value-type="float">
            <text:p>6.8555466879</text:p>
          </table:table-cell>
          <table:table-cell office:value-type="float" office:value="7.70251222950004" calcext:value-type="float">
            <text:p>7.7025122295</text:p>
          </table:table-cell>
          <table:table-cell office:value-type="float" office:value="7.67805136351602" calcext:value-type="float">
            <text:p>7.6780513635</text:p>
          </table:table-cell>
          <table:table-cell office:value-type="float" office:value="6.98224852071006" calcext:value-type="float">
            <text:p>6.9822485207</text:p>
          </table:table-cell>
          <table:table-cell office:value-type="float" office:value="7.03830582373092" calcext:value-type="float">
            <text:p>7.0383058237</text:p>
          </table:table-cell>
          <table:table-cell office:value-type="float" office:value="6.0903126206098" calcext:value-type="float">
            <text:p>6.0903126206</text:p>
          </table:table-cell>
          <table:table-cell office:value-type="float" office:value="7.04473111073882" calcext:value-type="float">
            <text:p>7.0447311107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7.35655900325371" calcext:value-type="float">
            <text:p>7.3565590033</text:p>
          </table:table-cell>
          <table:table-cell office:value-type="float" office:value="6.18892508143323" calcext:value-type="float">
            <text:p>6.1889250814</text:p>
          </table:table-cell>
          <table:table-cell office:value-type="float" office:value="8.30822895195814" calcext:value-type="float">
            <text:p>8.308228952</text:p>
          </table:table-cell>
          <table:table-cell office:value-type="float" office:value="7.11891460494812" calcext:value-type="float">
            <text:p>7.1189146049</text:p>
          </table:table-cell>
          <table:table-cell office:value-type="float" office:value="8.01757731531382" calcext:value-type="float">
            <text:p>8.0175773153</text:p>
          </table:table-cell>
          <table:table-cell office:value-type="float" office:value="7.98693848733563" calcext:value-type="float">
            <text:p>7.9869384873</text:p>
          </table:table-cell>
          <table:table-cell office:value-type="float" office:value="7.24429416737109" calcext:value-type="float">
            <text:p>7.2442941674</text:p>
          </table:table-cell>
          <table:table-cell office:value-type="float" office:value="7.34973528495796" calcext:value-type="float">
            <text:p>7.349735285</text:p>
          </table:table-cell>
          <table:table-cell office:value-type="float" office:value="6.36047857969896" calcext:value-type="float">
            <text:p>6.3604785797</text:p>
          </table:table-cell>
          <table:table-cell office:value-type="float" office:value="7.3127827106718" calcext:value-type="float">
            <text:p>7.3127827107</text:p>
          </table:table-cell>
          <table:table-cell table:style-name="ce2" table:formula="of:=AVERAGE([Coverage.C35:.L35])" office:value-type="float" office:value="7.32444341869425" calcext:value-type="float">
            <text:p>7.3244434187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19038171573685" calcext:value-type="float">
            <text:p>0.1190381716</text:p>
          </table:table-cell>
          <table:table-cell office:value-type="float" office:value="0.124088723437258" calcext:value-type="float">
            <text:p>0.1240887234</text:p>
          </table:table-cell>
          <table:table-cell office:value-type="float" office:value="0.134770889487871" calcext:value-type="float">
            <text:p>0.1347708895</text:p>
          </table:table-cell>
          <table:table-cell office:value-type="float" office:value="0.14365522745411" calcext:value-type="float">
            <text:p>0.1436552275</text:p>
          </table:table-cell>
          <table:table-cell office:value-type="float" office:value="0.107785424094188" calcext:value-type="float">
            <text:p>0.1077854241</text:p>
          </table:table-cell>
          <table:table-cell office:value-type="float" office:value="0.141205542317536" calcext:value-type="float">
            <text:p>0.1412055423</text:p>
          </table:table-cell>
          <table:table-cell office:value-type="float" office:value="0.10989010989011" calcext:value-type="float">
            <text:p>0.1098901099</text:p>
          </table:table-cell>
          <table:table-cell office:value-type="float" office:value="0.0856431018374338" calcext:value-type="float">
            <text:p>0.0856431018</text:p>
          </table:table-cell>
          <table:table-cell office:value-type="float" office:value="0.123504438440757" calcext:value-type="float">
            <text:p>0.1235044384</text:p>
          </table:table-cell>
          <table:table-cell office:value-type="float" office:value="0.134025799966494" calcext:value-type="float">
            <text:p>0.1340258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office:value-type="float" office:value="0.365050392825966" calcext:value-type="float">
            <text:p>0.3650503928</text:p>
          </table:table-cell>
          <table:table-cell office:value-type="float" office:value="0.27919962773383" calcext:value-type="float">
            <text:p>0.2791996277</text:p>
          </table:table-cell>
          <table:table-cell office:value-type="float" office:value="0.388457269700333" calcext:value-type="float">
            <text:p>0.3884572697</text:p>
          </table:table-cell>
          <table:table-cell office:value-type="float" office:value="0.351157222665603" calcext:value-type="float">
            <text:p>0.3511572227</text:p>
          </table:table-cell>
          <table:table-cell office:value-type="float" office:value="0.182406102313241" calcext:value-type="float">
            <text:p>0.1824061023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36686390532544" calcext:value-type="float">
            <text:p>0.2366863905</text:p>
          </table:table-cell>
          <table:table-cell office:value-type="float" office:value="0.327000934288384" calcext:value-type="float">
            <text:p>0.3270009343</text:p>
          </table:table-cell>
          <table:table-cell office:value-type="float" office:value="0.277884986491702" calcext:value-type="float">
            <text:p>0.2778849865</text:p>
          </table:table-cell>
          <table:table-cell office:value-type="float" office:value="0.326687887418328" calcext:value-type="float">
            <text:p>0.326687887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office:value-type="float" office:value="0.5158320768193" calcext:value-type="float">
            <text:p>0.5158320768</text:p>
          </table:table-cell>
          <table:table-cell office:value-type="float" office:value="0.473088258104545" calcext:value-type="float">
            <text:p>0.4730882581</text:p>
          </table:table-cell>
          <table:table-cell office:value-type="float" office:value="0.618360551767877" calcext:value-type="float">
            <text:p>0.6183605518</text:p>
          </table:table-cell>
          <table:table-cell office:value-type="float" office:value="0.494812450119713" calcext:value-type="float">
            <text:p>0.4948124501</text:p>
          </table:table-cell>
          <table:table-cell office:value-type="float" office:value="0.306773899344996" calcext:value-type="float">
            <text:p>0.3067738993</text:p>
          </table:table-cell>
          <table:table-cell office:value-type="float" office:value="0.503044744506222" calcext:value-type="float">
            <text:p>0.5030447445</text:p>
          </table:table-cell>
          <table:table-cell office:value-type="float" office:value="0.321217244294167" calcext:value-type="float">
            <text:p>0.3212172443</text:p>
          </table:table-cell>
          <table:table-cell office:value-type="float" office:value="0.53721582061663" calcext:value-type="float">
            <text:p>0.5372158206</text:p>
          </table:table-cell>
          <table:table-cell office:value-type="float" office:value="0.439984561945195" calcext:value-type="float">
            <text:p>0.4399845619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office:value-type="float" office:value="0.72216490754702" calcext:value-type="float">
            <text:p>0.7221649075</text:p>
          </table:table-cell>
          <table:table-cell office:value-type="float" office:value="0.651465798045603" calcext:value-type="float">
            <text:p>0.651465798</text:p>
          </table:table-cell>
          <table:table-cell office:value-type="float" office:value="0.816553036308863" calcext:value-type="float">
            <text:p>0.8165530363</text:p>
          </table:table-cell>
          <table:table-cell office:value-type="float" office:value="0.68635275339186" calcext:value-type="float">
            <text:p>0.6863527534</text:p>
          </table:table-cell>
          <table:table-cell office:value-type="float" office:value="0.56380067987729" calcext:value-type="float">
            <text:p>0.5638006799</text:p>
          </table:table-cell>
          <table:table-cell office:value-type="float" office:value="0.70602771158768" calcext:value-type="float">
            <text:p>0.7060277116</text:p>
          </table:table-cell>
          <table:table-cell office:value-type="float" office:value="0.422654268808115" calcext:value-type="float">
            <text:p>0.4226542688</text:p>
          </table:table-cell>
          <table:table-cell office:value-type="float" office:value="0.763002180006228" calcext:value-type="float">
            <text:p>0.76300218</text:p>
          </table:table-cell>
          <table:table-cell office:value-type="float" office:value="0.609803164801235" calcext:value-type="float">
            <text:p>0.6098031648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office:value-type="float" office:value="0.920561860169828" calcext:value-type="float">
            <text:p>0.9205618602</text:p>
          </table:table-cell>
          <table:table-cell office:value-type="float" office:value="0.860865518845975" calcext:value-type="float">
            <text:p>0.8608655188</text:p>
          </table:table-cell>
          <table:table-cell office:value-type="float" office:value="1.03852861899477" calcext:value-type="float">
            <text:p>1.038528619</text:p>
          </table:table-cell>
          <table:table-cell office:value-type="float" office:value="0.91779728651237" calcext:value-type="float">
            <text:p>0.9177972865</text:p>
          </table:table-cell>
          <table:table-cell office:value-type="float" office:value="0.746206782190532" calcext:value-type="float">
            <text:p>0.7462067822</text:p>
          </table:table-cell>
          <table:table-cell office:value-type="float" office:value="0.873709293089754" calcext:value-type="float">
            <text:p>0.8737092931</text:p>
          </table:table-cell>
          <table:table-cell office:value-type="float" office:value="0.608622147083686" calcext:value-type="float">
            <text:p>0.6086221471</text:p>
          </table:table-cell>
          <table:table-cell office:value-type="float" office:value="0.973217066334475" calcext:value-type="float">
            <text:p>0.9732170663</text:p>
          </table:table-cell>
          <table:table-cell office:value-type="float" office:value="0.802778849864917" calcext:value-type="float">
            <text:p>0.8027788499</text:p>
          </table:table-cell>
          <table:table-cell office:value-type="float" office:value="0.837661249790584" calcext:value-type="float">
            <text:p>0.8376612498</text:p>
          </table:table-cell>
          <table:table-cell table:style-name="ce2" table:formula="of:=AVERAGE([Coverage.C42:.L42])" office:value-type="float" office:value="0.857994867287689" calcext:value-type="float">
            <text:p>0.857994867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office:value-type="float" office:value="1.07134354416316" calcext:value-type="float">
            <text:p>1.0713435442</text:p>
          </table:table-cell>
          <table:table-cell office:value-type="float" office:value="1.0314875135722" calcext:value-type="float">
            <text:p>1.0314875136</text:p>
          </table:table-cell>
          <table:table-cell office:value-type="float" office:value="1.30807039797051" calcext:value-type="float">
            <text:p>1.308070398</text:p>
          </table:table-cell>
          <table:table-cell office:value-type="float" office:value="1.14126097366321" calcext:value-type="float">
            <text:p>1.1412609737</text:p>
          </table:table-cell>
          <table:table-cell office:value-type="float" office:value="0.953486443910124" calcext:value-type="float">
            <text:p>0.9534864439</text:p>
          </table:table-cell>
          <table:table-cell office:value-type="float" office:value="1.06786691377637" calcext:value-type="float">
            <text:p>1.0678669138</text:p>
          </table:table-cell>
          <table:table-cell office:value-type="float" office:value="0.803043110735418" calcext:value-type="float">
            <text:p>0.8030431107</text:p>
          </table:table-cell>
          <table:table-cell office:value-type="float" office:value="1.12893179694799" calcext:value-type="float">
            <text:p>1.128931796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06382978723404" calcext:value-type="float">
            <text:p>1.0638297872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office:value-type="float" office:value="1.27767637489088" calcext:value-type="float">
            <text:p>1.2776763749</text:p>
          </table:table-cell>
          <table:table-cell office:value-type="float" office:value="1.17108732743912" calcext:value-type="float">
            <text:p>1.1710873274</text:p>
          </table:table-cell>
          <table:table-cell office:value-type="float" office:value="1.54590137941969" calcext:value-type="float">
            <text:p>1.5459013794</text:p>
          </table:table-cell>
          <table:table-cell office:value-type="float" office:value="1.39664804469274" calcext:value-type="float">
            <text:p>1.3966480447</text:p>
          </table:table-cell>
          <table:table-cell office:value-type="float" office:value="1.08614542741066" calcext:value-type="float">
            <text:p>1.0861454274</text:p>
          </table:table-cell>
          <table:table-cell office:value-type="float" office:value="1.28850057364752" calcext:value-type="float">
            <text:p>1.2885005736</text:p>
          </table:table-cell>
          <table:table-cell office:value-type="float" office:value="0.963651732882502" calcext:value-type="float">
            <text:p>0.9636517329</text:p>
          </table:table-cell>
          <table:table-cell office:value-type="float" office:value="1.32357521021489" calcext:value-type="float">
            <text:p>1.3235752102</text:p>
          </table:table-cell>
          <table:table-cell office:value-type="float" office:value="1.22732535700502" calcext:value-type="float">
            <text:p>1.227325357</text:p>
          </table:table-cell>
          <table:table-cell office:value-type="float" office:value="1.19785558720054" calcext:value-type="float">
            <text:p>1.1978555872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office:value-type="float" office:value="1.46813744940878" calcext:value-type="float">
            <text:p>1.4681374494</text:p>
          </table:table-cell>
          <table:table-cell office:value-type="float" office:value="1.30293159609121" calcext:value-type="float">
            <text:p>1.3029315961</text:p>
          </table:table-cell>
          <table:table-cell office:value-type="float" office:value="1.75994926272396" calcext:value-type="float">
            <text:p>1.7599492627</text:p>
          </table:table-cell>
          <table:table-cell office:value-type="float" office:value="1.62809257781325" calcext:value-type="float">
            <text:p>1.6280925778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4385314623599" calcext:value-type="float">
            <text:p>1.4385314624</text:p>
          </table:table-cell>
          <table:table-cell office:value-type="float" office:value="1.14116652578191" calcext:value-type="float">
            <text:p>1.1411665258</text:p>
          </table:table-cell>
          <table:table-cell office:value-type="float" office:value="1.4792899408284" calcext:value-type="float">
            <text:p>1.4792899408</text:p>
          </table:table-cell>
          <table:table-cell office:value-type="float" office:value="1.38942493245851" calcext:value-type="float">
            <text:p>1.3894249325</text:p>
          </table:table-cell>
          <table:table-cell office:value-type="float" office:value="1.37376444965656" calcext:value-type="float">
            <text:p>1.3737644497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office:value-type="float" office:value="1.64272676771685" calcext:value-type="float">
            <text:p>1.6427267677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1.9502140478833" calcext:value-type="float">
            <text:p>1.9502140479</text:p>
          </table:table-cell>
          <table:table-cell office:value-type="float" office:value="1.81165203511572" calcext:value-type="float">
            <text:p>1.8116520351</text:p>
          </table:table-cell>
          <table:table-cell office:value-type="float" office:value="1.34317220794296" calcext:value-type="float">
            <text:p>1.3431722079</text:p>
          </table:table-cell>
          <table:table-cell office:value-type="float" office:value="1.61503839025682" calcext:value-type="float">
            <text:p>1.6150383903</text:p>
          </table:table-cell>
          <table:table-cell office:value-type="float" office:value="1.31868131868132" calcext:value-type="float">
            <text:p>1.3186813187</text:p>
          </table:table-cell>
          <table:table-cell office:value-type="float" office:value="1.64279040797259" calcext:value-type="float">
            <text:p>1.642790408</text:p>
          </table:table-cell>
          <table:table-cell office:value-type="float" office:value="1.60555769972983" calcext:value-type="float">
            <text:p>1.6055576997</text:p>
          </table:table-cell>
          <table:table-cell office:value-type="float" office:value="1.55804992461049" calcext:value-type="float">
            <text:p>1.5580499246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office:value-type="float" office:value="1.80938020792001" calcext:value-type="float">
            <text:p>1.8093802079</text:p>
          </table:table-cell>
          <table:table-cell office:value-type="float" office:value="1.62090894989918" calcext:value-type="float">
            <text:p>1.6209089499</text:p>
          </table:table-cell>
          <table:table-cell office:value-type="float" office:value="2.21182812747741" calcext:value-type="float">
            <text:p>2.2118281275</text:p>
          </table:table-cell>
          <table:table-cell office:value-type="float" office:value="1.97126895450918" calcext:value-type="float">
            <text:p>1.971268954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79154531815374" calcext:value-type="float">
            <text:p>1.7915453182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74400498287138" calcext:value-type="float">
            <text:p>1.7440049829</text:p>
          </table:table-cell>
          <table:table-cell office:value-type="float" office:value="1.76765727518333" calcext:value-type="float">
            <text:p>1.7676572752</text:p>
          </table:table-cell>
          <table:table-cell office:value-type="float" office:value="1.67532249958117" calcext:value-type="float">
            <text:p>1.6753224996</text:p>
          </table:table-cell>
          <table:table-cell table:style-name="ce2" table:formula="of:=AVERAGE([Coverage.C47:.L47])" office:value-type="float" office:value="1.76053995509635" calcext:value-type="float">
            <text:p>1.7605399551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76050876376609" calcext:value-type="float">
            <text:p>1.7605087638</text:p>
          </table:table-cell>
          <table:table-cell office:value-type="float" office:value="2.45758680830823" calcext:value-type="float">
            <text:p>2.4575868083</text:p>
          </table:table-cell>
          <table:table-cell office:value-type="float" office:value="2.16280925778132" calcext:value-type="float">
            <text:p>2.1628092578</text:p>
          </table:table-cell>
          <table:table-cell office:value-type="float" office:value="1.71627559903822" calcext:value-type="float">
            <text:p>1.716275599</text:p>
          </table:table-cell>
          <table:table-cell office:value-type="float" office:value="2.03865501720943" calcext:value-type="float">
            <text:p>2.0386550172</text:p>
          </table:table-cell>
          <table:table-cell office:value-type="float" office:value="1.69907016060862" calcext:value-type="float">
            <text:p>1.6990701606</text:p>
          </table:table-cell>
          <table:table-cell office:value-type="float" office:value="1.92307692307692" calcext:value-type="float">
            <text:p>1.9230769231</text:p>
          </table:table-cell>
          <table:table-cell office:value-type="float" office:value="1.90659976842918" calcext:value-type="float">
            <text:p>1.9065997684</text:p>
          </table:table-cell>
          <table:table-cell office:value-type="float" office:value="1.83447813704138" calcext:value-type="float">
            <text:p>1.834478137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office:value-type="float" office:value="2.19823823506071" calcext:value-type="float">
            <text:p>2.1982382351</text:p>
          </table:table-cell>
          <table:table-cell office:value-type="float" office:value="1.96990848456647" calcext:value-type="float">
            <text:p>1.9699084846</text:p>
          </table:table-cell>
          <table:table-cell office:value-type="float" office:value="2.71920088790233" calcext:value-type="float">
            <text:p>2.7192008879</text:p>
          </table:table-cell>
          <table:table-cell office:value-type="float" office:value="2.33838786911413" calcext:value-type="float">
            <text:p>2.3383878691</text:p>
          </table:table-cell>
          <table:table-cell office:value-type="float" office:value="1.84064339606998" calcext:value-type="float">
            <text:p>1.8406433961</text:p>
          </table:table-cell>
          <table:table-cell office:value-type="float" office:value="2.28576471626511" calcext:value-type="float">
            <text:p>2.2857647163</text:p>
          </table:table-cell>
          <table:table-cell office:value-type="float" office:value="1.93575655114117" calcext:value-type="float">
            <text:p>1.9357565511</text:p>
          </table:table-cell>
          <table:table-cell office:value-type="float" office:value="2.10214886328247" calcext:value-type="float">
            <text:p>2.1021488633</text:p>
          </table:table-cell>
          <table:table-cell office:value-type="float" office:value="2.01466615206484" calcext:value-type="float">
            <text:p>2.0146661521</text:p>
          </table:table-cell>
          <table:table-cell office:value-type="float" office:value="1.98525716200369" calcext:value-type="float">
            <text:p>1.985257162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office:value-type="float" office:value="2.34108404094913" calcext:value-type="float">
            <text:p>2.3410840409</text:p>
          </table:table-cell>
          <table:table-cell office:value-type="float" office:value="2.07073057235924" calcext:value-type="float">
            <text:p>2.0707305724</text:p>
          </table:table-cell>
          <table:table-cell office:value-type="float" office:value="2.94117647058824" calcext:value-type="float">
            <text:p>2.9411764706</text:p>
          </table:table-cell>
          <table:table-cell office:value-type="float" office:value="2.49800478850758" calcext:value-type="float">
            <text:p>2.4980047885</text:p>
          </table:table-cell>
          <table:table-cell office:value-type="float" office:value="2.05621424425835" calcext:value-type="float">
            <text:p>2.0562142443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14708368554522" calcext:value-type="float">
            <text:p>2.1470836855</text:p>
          </table:table-cell>
          <table:table-cell office:value-type="float" office:value="2.28122080348801" calcext:value-type="float">
            <text:p>2.2812208035</text:p>
          </table:table-cell>
          <table:table-cell office:value-type="float" office:value="2.15360864531069" calcext:value-type="float">
            <text:p>2.1536086453</text:p>
          </table:table-cell>
          <table:table-cell office:value-type="float" office:value="2.12765957446808" calcext:value-type="float">
            <text:p>2.1276595745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office:value-type="float" office:value="2.54741687167685" calcext:value-type="float">
            <text:p>2.5474168717</text:p>
          </table:table-cell>
          <table:table-cell office:value-type="float" office:value="2.21808593144098" calcext:value-type="float">
            <text:p>2.2180859314</text:p>
          </table:table-cell>
          <table:table-cell office:value-type="float" office:value="3.17107975265578" calcext:value-type="float">
            <text:p>3.1710797527</text:p>
          </table:table-cell>
          <table:table-cell office:value-type="float" office:value="2.72146847565842" calcext:value-type="float">
            <text:p>2.7214684757</text:p>
          </table:table-cell>
          <table:table-cell office:value-type="float" office:value="2.2883674653843" calcext:value-type="float">
            <text:p>2.2883674654</text:p>
          </table:table-cell>
          <table:table-cell office:value-type="float" office:value="2.75350807519195" calcext:value-type="float">
            <text:p>2.7535080752</text:p>
          </table:table-cell>
          <table:table-cell office:value-type="float" office:value="2.36686390532544" calcext:value-type="float">
            <text:p>2.3668639053</text:p>
          </table:table-cell>
          <table:table-cell office:value-type="float" office:value="2.46029274369355" calcext:value-type="float">
            <text:p>2.4602927437</text:p>
          </table:table-cell>
          <table:table-cell office:value-type="float" office:value="2.28483211115399" calcext:value-type="float">
            <text:p>2.2848321112</text:p>
          </table:table-cell>
          <table:table-cell office:value-type="float" office:value="2.26168537443458" calcext:value-type="float">
            <text:p>2.2616853744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office:value-type="float" office:value="2.74581382429966" calcext:value-type="float">
            <text:p>2.7458138243</text:p>
          </table:table-cell>
          <table:table-cell office:value-type="float" office:value="2.35768574530789" calcext:value-type="float">
            <text:p>2.3576857453</text:p>
          </table:table-cell>
          <table:table-cell office:value-type="float" office:value="3.38512763596004" calcext:value-type="float">
            <text:p>3.385127636</text:p>
          </table:table-cell>
          <table:table-cell office:value-type="float" office:value="2.95291300877893" calcext:value-type="float">
            <text:p>2.9529130088</text:p>
          </table:table-cell>
          <table:table-cell office:value-type="float" office:value="2.47906475416632" calcext:value-type="float">
            <text:p>2.4790647542</text:p>
          </table:table-cell>
          <table:table-cell office:value-type="float" office:value="2.95649104227341" calcext:value-type="float">
            <text:p>2.9564910423</text:p>
          </table:table-cell>
          <table:table-cell office:value-type="float" office:value="2.53592561284869" calcext:value-type="float">
            <text:p>2.5359256128</text:p>
          </table:table-cell>
          <table:table-cell office:value-type="float" office:value="2.54593584553099" calcext:value-type="float">
            <text:p>2.5459358455</text:p>
          </table:table-cell>
          <table:table-cell office:value-type="float" office:value="2.37746043998456" calcext:value-type="float">
            <text:p>2.37746044</text:p>
          </table:table-cell>
          <table:table-cell office:value-type="float" office:value="2.42084101189479" calcext:value-type="float">
            <text:p>2.4208410119</text:p>
          </table:table-cell>
          <table:table-cell table:style-name="ce2" table:formula="of:=AVERAGE([Coverage.C52:.L52])" office:value-type="float" office:value="2.67572589210453" calcext:value-type="float">
            <text:p>2.6757258921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office:value-type="float" office:value="2.99976192365685" calcext:value-type="float">
            <text:p>2.9997619237</text:p>
          </table:table-cell>
          <table:table-cell office:value-type="float" office:value="2.53606328524895" calcext:value-type="float">
            <text:p>2.5360632852</text:p>
          </table:table-cell>
          <table:table-cell office:value-type="float" office:value="3.59917551926431" calcext:value-type="float">
            <text:p>3.5991755193</text:p>
          </table:table-cell>
          <table:table-cell office:value-type="float" office:value="3.1683958499601" calcext:value-type="float">
            <text:p>3.16839585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3.09769658459094" calcext:value-type="float">
            <text:p>3.0976965846</text:p>
          </table:table-cell>
          <table:table-cell office:value-type="float" office:value="2.73034657650042" calcext:value-type="float">
            <text:p>2.7303465765</text:p>
          </table:table-cell>
          <table:table-cell office:value-type="float" office:value="2.6705076300218" calcext:value-type="float">
            <text:p>2.67050763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2.579996649355" calcext:value-type="float">
            <text:p>2.5799966494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office:value-type="float" office:value="3.18228712006984" calcext:value-type="float">
            <text:p>3.1822871201</text:p>
          </table:table-cell>
          <table:table-cell office:value-type="float" office:value="2.69117418954553" calcext:value-type="float">
            <text:p>2.6911741895</text:p>
          </table:table-cell>
          <table:table-cell office:value-type="float" office:value="3.76565720627874" calcext:value-type="float">
            <text:p>3.7656572063</text:p>
          </table:table-cell>
          <table:table-cell office:value-type="float" office:value="3.39185953711093" calcext:value-type="float">
            <text:p>3.3918595371</text:p>
          </table:table-cell>
          <table:table-cell office:value-type="float" office:value="2.90191526407429" calcext:value-type="float">
            <text:p>2.9019152641</text:p>
          </table:table-cell>
          <table:table-cell office:value-type="float" office:value="3.31833024446209" calcext:value-type="float">
            <text:p>3.3183302445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81843662410464" calcext:value-type="float">
            <text:p>2.8184366241</text:p>
          </table:table-cell>
          <table:table-cell office:value-type="float" office:value="2.71709764569664" calcext:value-type="float">
            <text:p>2.7170976457</text:p>
          </table:table-cell>
          <table:table-cell office:value-type="float" office:value="2.76428212430893" calcext:value-type="float">
            <text:p>2.7642821243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office:value-type="float" office:value="3.32513292595826" calcext:value-type="float">
            <text:p>3.325132926</text:p>
          </table:table-cell>
          <table:table-cell office:value-type="float" office:value="2.8462850938421" calcext:value-type="float">
            <text:p>2.8462850938</text:p>
          </table:table-cell>
          <table:table-cell office:value-type="float" office:value="4.00348818772792" calcext:value-type="float">
            <text:p>4.0034881877</text:p>
          </table:table-cell>
          <table:table-cell office:value-type="float" office:value="3.59138068635275" calcext:value-type="float">
            <text:p>3.5913806864</text:p>
          </table:table-cell>
          <table:table-cell office:value-type="float" office:value="3.12577729873145" calcext:value-type="float">
            <text:p>3.1257772987</text:p>
          </table:table-cell>
          <table:table-cell office:value-type="float" office:value="3.43305974759509" calcext:value-type="float">
            <text:p>3.4330597476</text:p>
          </table:table-cell>
          <table:table-cell office:value-type="float" office:value="3.08537616229924" calcext:value-type="float">
            <text:p>3.0853761623</text:p>
          </table:table-cell>
          <table:table-cell office:value-type="float" office:value="2.98193709124883" calcext:value-type="float">
            <text:p>2.9819370912</text:p>
          </table:table-cell>
          <table:table-cell office:value-type="float" office:value="2.87919722115013" calcext:value-type="float">
            <text:p>2.8791972212</text:p>
          </table:table-cell>
          <table:table-cell office:value-type="float" office:value="2.89830792427542" calcext:value-type="float">
            <text:p>2.8983079243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office:value-type="float" office:value="3.45210697563685" calcext:value-type="float">
            <text:p>3.4521069756</text:p>
          </table:table-cell>
          <table:table-cell office:value-type="float" office:value="3.03241817899798" calcext:value-type="float">
            <text:p>3.032418179</text:p>
          </table:table-cell>
          <table:table-cell office:value-type="float" office:value="4.15411447597907" calcext:value-type="float">
            <text:p>4.154114476</text:p>
          </table:table-cell>
          <table:table-cell office:value-type="float" office:value="3.7829209896249" calcext:value-type="float">
            <text:p>3.7829209896</text:p>
          </table:table-cell>
          <table:table-cell office:value-type="float" office:value="3.29989221457591" calcext:value-type="float">
            <text:p>3.2998922146</text:p>
          </table:table-cell>
          <table:table-cell office:value-type="float" office:value="3.6272173682817" calcext:value-type="float">
            <text:p>3.6272173683</text:p>
          </table:table-cell>
          <table:table-cell office:value-type="float" office:value="3.27979712595097" calcext:value-type="float">
            <text:p>3.279797126</text:p>
          </table:table-cell>
          <table:table-cell office:value-type="float" office:value="3.1843662410464" calcext:value-type="float">
            <text:p>3.184366241</text:p>
          </table:table-cell>
          <table:table-cell office:value-type="float" office:value="3.06445387881127" calcext:value-type="float">
            <text:p>3.0644538788</text:p>
          </table:table-cell>
          <table:table-cell office:value-type="float" office:value="3.07421678673145" calcext:value-type="float">
            <text:p>3.0742167867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office:value-type="float" office:value="3.68224744067931" calcext:value-type="float">
            <text:p>3.6822474407</text:p>
          </table:table-cell>
          <table:table-cell office:value-type="float" office:value="3.17977353807973" calcext:value-type="float">
            <text:p>3.1797735381</text:p>
          </table:table-cell>
          <table:table-cell office:value-type="float" office:value="4.32852386237514" calcext:value-type="float">
            <text:p>4.3285238624</text:p>
          </table:table-cell>
          <table:table-cell office:value-type="float" office:value="4.01436552274541" calcext:value-type="float">
            <text:p>4.0143655227</text:p>
          </table:table-cell>
          <table:table-cell office:value-type="float" office:value="3.51546306276428" calcext:value-type="float">
            <text:p>3.5154630628</text:p>
          </table:table-cell>
          <table:table-cell office:value-type="float" office:value="3.83902568175801" calcext:value-type="float">
            <text:p>3.8390256818</text:p>
          </table:table-cell>
          <table:table-cell office:value-type="float" office:value="3.49112426035503" calcext:value-type="float">
            <text:p>3.4911242604</text:p>
          </table:table-cell>
          <table:table-cell office:value-type="float" office:value="3.32450949859857" calcext:value-type="float">
            <text:p>3.3245094986</text:p>
          </table:table-cell>
          <table:table-cell office:value-type="float" office:value="3.18795831725203" calcext:value-type="float">
            <text:p>3.1879583173</text:p>
          </table:table-cell>
          <table:table-cell office:value-type="float" office:value="3.21661919919585" calcext:value-type="float">
            <text:p>3.2166191992</text:p>
          </table:table-cell>
          <table:table-cell table:style-name="ce2" table:formula="of:=AVERAGE([Coverage.C57:.L57])" office:value-type="float" office:value="3.57796103838033" calcext:value-type="float">
            <text:p>3.577961038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office:value-type="float" office:value="3.88064439330212" calcext:value-type="float">
            <text:p>3.8806443933</text:p>
          </table:table-cell>
          <table:table-cell office:value-type="float" office:value="3.28835117108733" calcext:value-type="float">
            <text:p>3.2883511711</text:p>
          </table:table-cell>
          <table:table-cell office:value-type="float" office:value="4.51878864753449" calcext:value-type="float">
            <text:p>4.5187886475</text:p>
          </table:table-cell>
          <table:table-cell office:value-type="float" office:value="4.17398244213887" calcext:value-type="float">
            <text:p>4.1739824421</text:p>
          </table:table-cell>
          <table:table-cell office:value-type="float" office:value="3.78078102976536" calcext:value-type="float">
            <text:p>3.7807810298</text:p>
          </table:table-cell>
          <table:table-cell office:value-type="float" office:value="3.99788191686524" calcext:value-type="float">
            <text:p>3.9978819169</text:p>
          </table:table-cell>
          <table:table-cell office:value-type="float" office:value="3.72781065088757" calcext:value-type="float">
            <text:p>3.7278106509</text:p>
          </table:table-cell>
          <table:table-cell office:value-type="float" office:value="3.51136717533479" calcext:value-type="float">
            <text:p>3.5113671753</text:p>
          </table:table-cell>
          <table:table-cell office:value-type="float" office:value="3.31918178309533" calcext:value-type="float">
            <text:p>3.3191817831</text:p>
          </table:table-cell>
          <table:table-cell office:value-type="float" office:value="3.40928128664768" calcext:value-type="float">
            <text:p>3.4092812866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office:value-type="float" office:value="4.08697722402984" calcext:value-type="float">
            <text:p>4.086977224</text:p>
          </table:table-cell>
          <table:table-cell office:value-type="float" office:value="3.4434620753839" calcext:value-type="float">
            <text:p>3.4434620754</text:p>
          </table:table-cell>
          <table:table-cell office:value-type="float" office:value="4.76454732836531" calcext:value-type="float">
            <text:p>4.7645473284</text:p>
          </table:table-cell>
          <table:table-cell office:value-type="float" office:value="4.36552274541101" calcext:value-type="float">
            <text:p>4.3655227454</text:p>
          </table:table-cell>
          <table:table-cell office:value-type="float" office:value="3.97147831854738" calcext:value-type="float">
            <text:p>3.9714783185</text:p>
          </table:table-cell>
          <table:table-cell office:value-type="float" office:value="4.20086488394669" calcext:value-type="float">
            <text:p>4.2008648839</text:p>
          </table:table-cell>
          <table:table-cell office:value-type="float" office:value="3.92223161453931" calcext:value-type="float">
            <text:p>3.9222316145</text:p>
          </table:table-cell>
          <table:table-cell office:value-type="float" office:value="3.74493927125506" calcext:value-type="float">
            <text:p>3.7449392713</text:p>
          </table:table-cell>
          <table:table-cell office:value-type="float" office:value="3.47356233114628" calcext:value-type="float">
            <text:p>3.4735623311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office:value-type="float" office:value="4.30918181096738" calcext:value-type="float">
            <text:p>4.309181811</text:p>
          </table:table-cell>
          <table:table-cell office:value-type="float" office:value="3.61408407011013" calcext:value-type="float">
            <text:p>3.6140840701</text:p>
          </table:table-cell>
          <table:table-cell office:value-type="float" office:value="4.99445061043285" calcext:value-type="float">
            <text:p>4.9944506104</text:p>
          </table:table-cell>
          <table:table-cell office:value-type="float" office:value="4.53312051077414" calcext:value-type="float">
            <text:p>4.5331205108</text:p>
          </table:table-cell>
          <table:table-cell office:value-type="float" office:value="4.16217560732941" calcext:value-type="float">
            <text:p>4.1621756073</text:p>
          </table:table-cell>
          <table:table-cell office:value-type="float" office:value="4.45679992939723" calcext:value-type="float">
            <text:p>4.4567999294</text:p>
          </table:table-cell>
          <table:table-cell office:value-type="float" office:value="4.15891800507185" calcext:value-type="float">
            <text:p>4.1589180051</text:p>
          </table:table-cell>
          <table:table-cell office:value-type="float" office:value="3.8928682653379" calcext:value-type="float">
            <text:p>3.8928682653</text:p>
          </table:table-cell>
          <table:table-cell office:value-type="float" office:value="3.58162871478194" calcext:value-type="float">
            <text:p>3.5816287148</text:p>
          </table:table-cell>
          <table:table-cell office:value-type="float" office:value="3.87837158653041" calcext:value-type="float">
            <text:p>3.8783715865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office:value-type="float" office:value="4.52345051980002" calcext:value-type="float">
            <text:p>4.5234505198</text:p>
          </table:table-cell>
          <table:table-cell office:value-type="float" office:value="3.77695051962153" calcext:value-type="float">
            <text:p>3.7769505196</text:p>
          </table:table-cell>
          <table:table-cell office:value-type="float" office:value="5.20849849373712" calcext:value-type="float">
            <text:p>5.2084984937</text:p>
          </table:table-cell>
          <table:table-cell office:value-type="float" office:value="4.77254588986433" calcext:value-type="float">
            <text:p>4.7725458899</text:p>
          </table:table-cell>
          <table:table-cell office:value-type="float" office:value="4.40262001492414" calcext:value-type="float">
            <text:p>4.4026200149</text:p>
          </table:table-cell>
          <table:table-cell office:value-type="float" office:value="4.71273497484776" calcext:value-type="float">
            <text:p>4.7127349748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06415446901277" calcext:value-type="float">
            <text:p>4.064154469</text:p>
          </table:table-cell>
          <table:table-cell office:value-type="float" office:value="3.78232342724817" calcext:value-type="float">
            <text:p>3.7823234272</text:p>
          </table:table-cell>
          <table:table-cell office:value-type="float" office:value="4.12129334896968" calcext:value-type="float">
            <text:p>4.121293349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office:value-type="float" office:value="4.68216808189826" calcext:value-type="float">
            <text:p>4.6821680819</text:p>
          </table:table-cell>
          <table:table-cell office:value-type="float" office:value="3.92430587870327" calcext:value-type="float">
            <text:p>3.9243058787</text:p>
          </table:table-cell>
          <table:table-cell office:value-type="float" office:value="5.46218487394958" calcext:value-type="float">
            <text:p>5.4621848739</text:p>
          </table:table-cell>
          <table:table-cell office:value-type="float" office:value="4.98802873104549" calcext:value-type="float">
            <text:p>4.988028731</text:p>
          </table:table-cell>
          <table:table-cell office:value-type="float" office:value="4.6264820495813" calcext:value-type="float">
            <text:p>4.6264820496</text:p>
          </table:table-cell>
          <table:table-cell office:value-type="float" office:value="4.97749536669314" calcext:value-type="float">
            <text:p>4.9774953667</text:p>
          </table:table-cell>
          <table:table-cell office:value-type="float" office:value="4.63229078613694" calcext:value-type="float">
            <text:p>4.6322907861</text:p>
          </table:table-cell>
          <table:table-cell office:value-type="float" office:value="4.24322640921831" calcext:value-type="float">
            <text:p>4.2432264092</text:p>
          </table:table-cell>
          <table:table-cell office:value-type="float" office:value="3.99073716711694" calcext:value-type="float">
            <text:p>3.9907371671</text:p>
          </table:table-cell>
          <table:table-cell office:value-type="float" office:value="4.41447478639638" calcext:value-type="float">
            <text:p>4.4144747864</text:p>
          </table:table-cell>
          <table:table-cell table:style-name="ce2" table:formula="of:=AVERAGE([Coverage.C62:.L62])" office:value-type="float" office:value="4.59413941307396" calcext:value-type="float">
            <text:p>4.5941394131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office:value-type="float" office:value="4.88056503452107" calcext:value-type="float">
            <text:p>4.8805650345</text:p>
          </table:table-cell>
          <table:table-cell office:value-type="float" office:value="4.07166123778502" calcext:value-type="float">
            <text:p>4.0716612378</text:p>
          </table:table-cell>
          <table:table-cell office:value-type="float" office:value="5.62866656096401" calcext:value-type="float">
            <text:p>5.628666561</text:p>
          </table:table-cell>
          <table:table-cell office:value-type="float" office:value="5.17956903431764" calcext:value-type="float">
            <text:p>5.1795690343</text:p>
          </table:table-cell>
          <table:table-cell office:value-type="float" office:value="4.81717933836332" calcext:value-type="float">
            <text:p>4.8171793384</text:p>
          </table:table-cell>
          <table:table-cell office:value-type="float" office:value="5.19812902656429" calcext:value-type="float">
            <text:p>5.1981290266</text:p>
          </table:table-cell>
          <table:table-cell office:value-type="float" office:value="4.82671174978867" calcext:value-type="float">
            <text:p>4.8267117498</text:p>
          </table:table-cell>
          <table:table-cell office:value-type="float" office:value="4.45344129554656" calcext:value-type="float">
            <text:p>4.4534412955</text:p>
          </table:table-cell>
          <table:table-cell office:value-type="float" office:value="4.17599382477808" calcext:value-type="float">
            <text:p>4.1759938248</text:p>
          </table:table-cell>
          <table:table-cell office:value-type="float" office:value="4.76629251130843" calcext:value-type="float">
            <text:p>4.7662925113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office:value-type="float" office:value="5.158320768193" calcext:value-type="float">
            <text:p>5.1583207682</text:p>
          </table:table-cell>
          <table:table-cell office:value-type="float" office:value="4.24228323251125" calcext:value-type="float">
            <text:p>4.2422832325</text:p>
          </table:table-cell>
          <table:table-cell office:value-type="float" office:value="5.88235294117647" calcext:value-type="float">
            <text:p>5.8823529412</text:p>
          </table:table-cell>
          <table:table-cell office:value-type="float" office:value="5.3950518754988" calcext:value-type="float">
            <text:p>5.3950518755</text:p>
          </table:table-cell>
          <table:table-cell office:value-type="float" office:value="5.07420611889561" calcext:value-type="float">
            <text:p>5.0742061189</text:p>
          </table:table-cell>
          <table:table-cell office:value-type="float" office:value="5.47171476480452" calcext:value-type="float">
            <text:p>5.4717147648</text:p>
          </table:table-cell>
          <table:table-cell office:value-type="float" office:value="5.02958579881657" calcext:value-type="float">
            <text:p>5.0295857988</text:p>
          </table:table-cell>
          <table:table-cell office:value-type="float" office:value="4.65587044534413" calcext:value-type="float">
            <text:p>4.6558704453</text:p>
          </table:table-cell>
          <table:table-cell office:value-type="float" office:value="4.41528367425704" calcext:value-type="float">
            <text:p>4.4152836743</text:p>
          </table:table-cell>
          <table:table-cell office:value-type="float" office:value="5.0092142737477" calcext:value-type="float">
            <text:p>5.009214273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office:value-type="float" office:value="5.40433298944528" calcext:value-type="float">
            <text:p>5.4043329894</text:p>
          </table:table-cell>
          <table:table-cell office:value-type="float" office:value="4.4206607724523" calcext:value-type="float">
            <text:p>4.4206607725</text:p>
          </table:table-cell>
          <table:table-cell office:value-type="float" office:value="6.11225622324402" calcext:value-type="float">
            <text:p>6.1122562232</text:p>
          </table:table-cell>
          <table:table-cell office:value-type="float" office:value="5.66640063846768" calcext:value-type="float">
            <text:p>5.6664006385</text:p>
          </table:table-cell>
          <table:table-cell office:value-type="float" office:value="5.33952408589669" calcext:value-type="float">
            <text:p>5.3395240859</text:p>
          </table:table-cell>
          <table:table-cell office:value-type="float" office:value="5.68352307828082" calcext:value-type="float">
            <text:p>5.6835230783</text:p>
          </table:table-cell>
          <table:table-cell office:value-type="float" office:value="5.25781910397295" calcext:value-type="float">
            <text:p>5.257819104</text:p>
          </table:table-cell>
          <table:table-cell office:value-type="float" office:value="4.87387106820305" calcext:value-type="float">
            <text:p>4.8738710682</text:p>
          </table:table-cell>
          <table:table-cell office:value-type="float" office:value="4.60825935932073" calcext:value-type="float">
            <text:p>4.6082593593</text:p>
          </table:table-cell>
          <table:table-cell office:value-type="float" office:value="5.2940190986765" calcext:value-type="float">
            <text:p>5.2940190987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office:value-type="float" office:value="5.65034521069756" calcext:value-type="float">
            <text:p>5.6503452107</text:p>
          </table:table-cell>
          <table:table-cell office:value-type="float" office:value="4.63006049325268" calcext:value-type="float">
            <text:p>4.6300604933</text:p>
          </table:table-cell>
          <table:table-cell office:value-type="float" office:value="6.3500872046932" calcext:value-type="float">
            <text:p>6.3500872047</text:p>
          </table:table-cell>
          <table:table-cell office:value-type="float" office:value="5.91380686352753" calcext:value-type="float">
            <text:p>5.9138068635</text:p>
          </table:table-cell>
          <table:table-cell office:value-type="float" office:value="5.5882596799602" calcext:value-type="float">
            <text:p>5.58825968</text:p>
          </table:table-cell>
          <table:table-cell office:value-type="float" office:value="5.9659341629159" calcext:value-type="float">
            <text:p>5.9659341629</text:p>
          </table:table-cell>
          <table:table-cell office:value-type="float" office:value="5.48605240912933" calcext:value-type="float">
            <text:p>5.4860524091</text:p>
          </table:table-cell>
          <table:table-cell office:value-type="float" office:value="5.13858611024603" calcext:value-type="float">
            <text:p>5.1385861102</text:p>
          </table:table-cell>
          <table:table-cell office:value-type="float" office:value="4.85526823620224" calcext:value-type="float">
            <text:p>4.8552682362</text:p>
          </table:table-cell>
          <table:table-cell office:value-type="float" office:value="5.62908359859273" calcext:value-type="float">
            <text:p>5.6290835986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office:value-type="float" office:value="5.85667804142528" calcext:value-type="float">
            <text:p>5.8566780414</text:p>
          </table:table-cell>
          <table:table-cell office:value-type="float" office:value="4.84721575926788" calcext:value-type="float">
            <text:p>4.8472157593</text:p>
          </table:table-cell>
          <table:table-cell office:value-type="float" office:value="6.58791818614238" calcext:value-type="float">
            <text:p>6.5879181861</text:p>
          </table:table-cell>
          <table:table-cell office:value-type="float" office:value="6.1292897047087" calcext:value-type="float">
            <text:p>6.1292897047</text:p>
          </table:table-cell>
          <table:table-cell office:value-type="float" office:value="5.81212171461736" calcext:value-type="float">
            <text:p>5.8121217146</text:p>
          </table:table-cell>
          <table:table-cell office:value-type="float" office:value="6.16891712999735" calcext:value-type="float">
            <text:p>6.16891713</text:p>
          </table:table-cell>
          <table:table-cell office:value-type="float" office:value="5.79036348267118" calcext:value-type="float">
            <text:p>5.7903634827</text:p>
          </table:table-cell>
          <table:table-cell office:value-type="float" office:value="5.3410152600436" calcext:value-type="float">
            <text:p>5.34101526</text:p>
          </table:table-cell>
          <table:table-cell office:value-type="float" office:value="5.07912003087611" calcext:value-type="float">
            <text:p>5.0791200309</text:p>
          </table:table-cell>
          <table:table-cell office:value-type="float" office:value="5.95577148601106" calcext:value-type="float">
            <text:p>5.955771486</text:p>
          </table:table-cell>
          <table:table-cell table:style-name="ce2" table:formula="of:=AVERAGE([Coverage.C67:.L67])" office:value-type="float" office:value="5.75684107957609" calcext:value-type="float">
            <text:p>5.7568410796</text:p>
          </table:table-cell>
        </table:table-row>
      </table:table>
      <table:table table:name="Entropy" table:style-name="ta1">
        <table:table-column table:style-name="co1" table:number-columns-repeated="2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 according to CrossRec, but 1 according to LibRec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CrossRec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71778728204722" calcext:value-type="float">
            <text:p>0.0471778728</text:p>
          </table:table-cell>
          <table:table-cell office:value-type="float" office:value="0.0366246319740525" calcext:value-type="float">
            <text:p>0.036624632</text:p>
          </table:table-cell>
          <table:table-cell office:value-type="float" office:value="0.0398344946703924" calcext:value-type="float">
            <text:p>0.0398344947</text:p>
          </table:table-cell>
          <table:table-cell office:value-type="float" office:value="0.0370003626382476" calcext:value-type="float">
            <text:p>0.0370003626</text:p>
          </table:table-cell>
          <table:table-cell office:value-type="float" office:value="0.037338614352899" calcext:value-type="float">
            <text:p>0.0373386144</text:p>
          </table:table-cell>
          <table:table-cell office:value-type="float" office:value="0.0383420979041547" calcext:value-type="float">
            <text:p>0.0383420979</text:p>
          </table:table-cell>
          <table:table-cell office:value-type="float" office:value="0.0379321496433245" calcext:value-type="float">
            <text:p>0.0379321496</text:p>
          </table:table-cell>
          <table:table-cell office:value-type="float" office:value="0.0511449699610656" calcext:value-type="float">
            <text:p>0.05114497</text:p>
          </table:table-cell>
          <table:table-cell office:value-type="float" office:value="0.0535022384925414" calcext:value-type="float">
            <text:p>0.0535022385</text:p>
          </table:table-cell>
          <table:table-cell office:value-type="float" office:value="0.0447831834536186" calcext:value-type="float">
            <text:p>0.044783183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106062515406495" calcext:value-type="float">
            <text:p>0.1060625154</text:p>
          </table:table-cell>
          <table:table-cell office:value-type="float" office:value="0.0787313384876113" calcext:value-type="float">
            <text:p>0.0787313385</text:p>
          </table:table-cell>
          <table:table-cell office:value-type="float" office:value="0.0862268409777406" calcext:value-type="float">
            <text:p>0.086226841</text:p>
          </table:table-cell>
          <table:table-cell office:value-type="float" office:value="0.0804610522054595" calcext:value-type="float">
            <text:p>0.0804610522</text:p>
          </table:table-cell>
          <table:table-cell office:value-type="float" office:value="0.0787428077218087" calcext:value-type="float">
            <text:p>0.0787428077</text:p>
          </table:table-cell>
          <table:table-cell office:value-type="float" office:value="0.0781279515728549" calcext:value-type="float">
            <text:p>0.0781279516</text:p>
          </table:table-cell>
          <table:table-cell office:value-type="float" office:value="0.078992546729065" calcext:value-type="float">
            <text:p>0.0789925467</text:p>
          </table:table-cell>
          <table:table-cell office:value-type="float" office:value="0.112590873969215" calcext:value-type="float">
            <text:p>0.112590874</text:p>
          </table:table-cell>
          <table:table-cell office:value-type="float" office:value="0.117879794851936" calcext:value-type="float">
            <text:p>0.1178797949</text:p>
          </table:table-cell>
          <table:table-cell office:value-type="float" office:value="0.102772751822073" calcext:value-type="float">
            <text:p>0.1027727518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160465296406897" calcext:value-type="float">
            <text:p>0.1604652964</text:p>
          </table:table-cell>
          <table:table-cell office:value-type="float" office:value="0.120766966198285" calcext:value-type="float">
            <text:p>0.1207669662</text:p>
          </table:table-cell>
          <table:table-cell office:value-type="float" office:value="0.132346381219189" calcext:value-type="float">
            <text:p>0.1323463812</text:p>
          </table:table-cell>
          <table:table-cell office:value-type="float" office:value="0.124096785071547" calcext:value-type="float">
            <text:p>0.1240967851</text:p>
          </table:table-cell>
          <table:table-cell office:value-type="float" office:value="0.121041012797478" calcext:value-type="float">
            <text:p>0.1210410128</text:p>
          </table:table-cell>
          <table:table-cell office:value-type="float" office:value="0.120284102767379" calcext:value-type="float">
            <text:p>0.1202841028</text:p>
          </table:table-cell>
          <table:table-cell office:value-type="float" office:value="0.119312976680748" calcext:value-type="float">
            <text:p>0.1193129767</text:p>
          </table:table-cell>
          <table:table-cell office:value-type="float" office:value="0.174796290861242" calcext:value-type="float">
            <text:p>0.1747962909</text:p>
          </table:table-cell>
          <table:table-cell office:value-type="float" office:value="0.181435242910405" calcext:value-type="float">
            <text:p>0.1814352429</text:p>
          </table:table-cell>
          <table:table-cell office:value-type="float" office:value="0.159978847192326" calcext:value-type="float">
            <text:p>0.1599788472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2132743819464" calcext:value-type="float">
            <text:p>0.2132743819</text:p>
          </table:table-cell>
          <table:table-cell office:value-type="float" office:value="0.163463231267347" calcext:value-type="float">
            <text:p>0.1634632313</text:p>
          </table:table-cell>
          <table:table-cell office:value-type="float" office:value="0.177091983936029" calcext:value-type="float">
            <text:p>0.1770919839</text:p>
          </table:table-cell>
          <table:table-cell office:value-type="float" office:value="0.167233758864785" calcext:value-type="float">
            <text:p>0.1672337589</text:p>
          </table:table-cell>
          <table:table-cell office:value-type="float" office:value="0.163327934979539" calcext:value-type="float">
            <text:p>0.163327935</text:p>
          </table:table-cell>
          <table:table-cell office:value-type="float" office:value="0.161819474089434" calcext:value-type="float">
            <text:p>0.1618194741</text:p>
          </table:table-cell>
          <table:table-cell office:value-type="float" office:value="0.160948706359584" calcext:value-type="float">
            <text:p>0.1609487064</text:p>
          </table:table-cell>
          <table:table-cell office:value-type="float" office:value="0.234228021826218" calcext:value-type="float">
            <text:p>0.2342280218</text:p>
          </table:table-cell>
          <table:table-cell office:value-type="float" office:value="0.244673148827906" calcext:value-type="float">
            <text:p>0.2446731488</text:p>
          </table:table-cell>
          <table:table-cell office:value-type="float" office:value="0.216264962873471" calcext:value-type="float">
            <text:p>0.2162649629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268827753194361" calcext:value-type="float">
            <text:p>0.2688277532</text:p>
          </table:table-cell>
          <table:table-cell office:value-type="float" office:value="0.205935183384964" calcext:value-type="float">
            <text:p>0.2059351834</text:p>
          </table:table-cell>
          <table:table-cell office:value-type="float" office:value="0.222748470189452" calcext:value-type="float">
            <text:p>0.2227484702</text:p>
          </table:table-cell>
          <table:table-cell office:value-type="float" office:value="0.209949298303769" calcext:value-type="float">
            <text:p>0.2099492983</text:p>
          </table:table-cell>
          <table:table-cell office:value-type="float" office:value="0.202932986020462" calcext:value-type="float">
            <text:p>0.202932986</text:p>
          </table:table-cell>
          <table:table-cell office:value-type="float" office:value="0.203488395598386" calcext:value-type="float">
            <text:p>0.2034883956</text:p>
          </table:table-cell>
          <table:table-cell office:value-type="float" office:value="0.20192632322222" calcext:value-type="float">
            <text:p>0.2019263232</text:p>
          </table:table-cell>
          <table:table-cell office:value-type="float" office:value="0.292709221174633" calcext:value-type="float">
            <text:p>0.2927092212</text:p>
          </table:table-cell>
          <table:table-cell office:value-type="float" office:value="0.310033954249642" calcext:value-type="float">
            <text:p>0.3100339542</text:p>
          </table:table-cell>
          <table:table-cell office:value-type="float" office:value="0.272977669592263" calcext:value-type="float">
            <text:p>0.2729776696</text:p>
          </table:table-cell>
          <table:table-cell table:formula="of:=AVERAGE([Entropy.C10:.L10])" office:value-type="float" office:value="0.239152925493015" calcext:value-type="float">
            <text:p>0.2391529255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322880489216564" calcext:value-type="float">
            <text:p>0.3228804892</text:p>
          </table:table-cell>
          <table:table-cell office:value-type="float" office:value="0.248048694711084" calcext:value-type="float">
            <text:p>0.2480486947</text:p>
          </table:table-cell>
          <table:table-cell office:value-type="float" office:value="0.268557970434211" calcext:value-type="float">
            <text:p>0.2685579704</text:p>
          </table:table-cell>
          <table:table-cell office:value-type="float" office:value="0.251887213528371" calcext:value-type="float">
            <text:p>0.2518872135</text:p>
          </table:table-cell>
          <table:table-cell office:value-type="float" office:value="0.244023506875275" calcext:value-type="float">
            <text:p>0.2440235069</text:p>
          </table:table-cell>
          <table:table-cell office:value-type="float" office:value="0.24438011223265" calcext:value-type="float">
            <text:p>0.2443801122</text:p>
          </table:table-cell>
          <table:table-cell office:value-type="float" office:value="0.242868976675599" calcext:value-type="float">
            <text:p>0.2428689767</text:p>
          </table:table-cell>
          <table:table-cell office:value-type="float" office:value="0.350775251712276" calcext:value-type="float">
            <text:p>0.3507752517</text:p>
          </table:table-cell>
          <table:table-cell office:value-type="float" office:value="0.376457080007" calcext:value-type="float">
            <text:p>0.37645708</text:p>
          </table:table-cell>
          <table:table-cell office:value-type="float" office:value="0.328252752229613" calcext:value-type="float">
            <text:p>0.3282527522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375819250794796" calcext:value-type="float">
            <text:p>0.3758192508</text:p>
          </table:table-cell>
          <table:table-cell office:value-type="float" office:value="0.290290132089304" calcext:value-type="float">
            <text:p>0.2902901321</text:p>
          </table:table-cell>
          <table:table-cell office:value-type="float" office:value="0.313362059338655" calcext:value-type="float">
            <text:p>0.3133620593</text:p>
          </table:table-cell>
          <table:table-cell office:value-type="float" office:value="0.295925721307442" calcext:value-type="float">
            <text:p>0.2959257213</text:p>
          </table:table-cell>
          <table:table-cell office:value-type="float" office:value="0.286110454982034" calcext:value-type="float">
            <text:p>0.286110455</text:p>
          </table:table-cell>
          <table:table-cell office:value-type="float" office:value="0.2850837594847" calcext:value-type="float">
            <text:p>0.2850837595</text:p>
          </table:table-cell>
          <table:table-cell office:value-type="float" office:value="0.284377759854219" calcext:value-type="float">
            <text:p>0.2843777599</text:p>
          </table:table-cell>
          <table:table-cell office:value-type="float" office:value="0.409028081750068" calcext:value-type="float">
            <text:p>0.4090280818</text:p>
          </table:table-cell>
          <table:table-cell office:value-type="float" office:value="0.44124425811444" calcext:value-type="float">
            <text:p>0.4412442581</text:p>
          </table:table-cell>
          <table:table-cell office:value-type="float" office:value="0.38383553402719" calcext:value-type="float">
            <text:p>0.383835534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42953147999813" calcext:value-type="float">
            <text:p>0.42953148</text:p>
          </table:table-cell>
          <table:table-cell office:value-type="float" office:value="0.332811458037586" calcext:value-type="float">
            <text:p>0.332811458</text:p>
          </table:table-cell>
          <table:table-cell office:value-type="float" office:value="0.357702539748257" calcext:value-type="float">
            <text:p>0.3577025397</text:p>
          </table:table-cell>
          <table:table-cell office:value-type="float" office:value="0.339173054656287" calcext:value-type="float">
            <text:p>0.3391730547</text:p>
          </table:table-cell>
          <table:table-cell office:value-type="float" office:value="0.32570141971813" calcext:value-type="float">
            <text:p>0.3257014197</text:p>
          </table:table-cell>
          <table:table-cell office:value-type="float" office:value="0.326814687402398" calcext:value-type="float">
            <text:p>0.3268146874</text:p>
          </table:table-cell>
          <table:table-cell office:value-type="float" office:value="0.325209018820399" calcext:value-type="float">
            <text:p>0.3252090188</text:p>
          </table:table-cell>
          <table:table-cell office:value-type="float" office:value="0.469574429552852" calcext:value-type="float">
            <text:p>0.4695744296</text:p>
          </table:table-cell>
          <table:table-cell office:value-type="float" office:value="0.5042135879199" calcext:value-type="float">
            <text:p>0.5042135879</text:p>
          </table:table-cell>
          <table:table-cell office:value-type="float" office:value="0.44099927164133" calcext:value-type="float">
            <text:p>0.4409992716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481895738468229" calcext:value-type="float">
            <text:p>0.4818957385</text:p>
          </table:table-cell>
          <table:table-cell office:value-type="float" office:value="0.374310212375074" calcext:value-type="float">
            <text:p>0.3743102124</text:p>
          </table:table-cell>
          <table:table-cell office:value-type="float" office:value="0.401821774106208" calcext:value-type="float">
            <text:p>0.4018217741</text:p>
          </table:table-cell>
          <table:table-cell office:value-type="float" office:value="0.381632066192793" calcext:value-type="float">
            <text:p>0.3816320662</text:p>
          </table:table-cell>
          <table:table-cell office:value-type="float" office:value="0.366429603563896" calcext:value-type="float">
            <text:p>0.3664296036</text:p>
          </table:table-cell>
          <table:table-cell office:value-type="float" office:value="0.366716587322412" calcext:value-type="float">
            <text:p>0.3667165873</text:p>
          </table:table-cell>
          <table:table-cell office:value-type="float" office:value="0.365866914179583" calcext:value-type="float">
            <text:p>0.3658669142</text:p>
          </table:table-cell>
          <table:table-cell office:value-type="float" office:value="0.529591922472301" calcext:value-type="float">
            <text:p>0.5295919225</text:p>
          </table:table-cell>
          <table:table-cell office:value-type="float" office:value="0.565842260770384" calcext:value-type="float">
            <text:p>0.5658422608</text:p>
          </table:table-cell>
          <table:table-cell office:value-type="float" office:value="0.497306563780665" calcext:value-type="float">
            <text:p>0.4973065638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535505060427829" calcext:value-type="float">
            <text:p>0.5355050604</text:p>
          </table:table-cell>
          <table:table-cell office:value-type="float" office:value="0.416118632884296" calcext:value-type="float">
            <text:p>0.4161186329</text:p>
          </table:table-cell>
          <table:table-cell office:value-type="float" office:value="0.445520874609536" calcext:value-type="float">
            <text:p>0.4455208746</text:p>
          </table:table-cell>
          <table:table-cell office:value-type="float" office:value="0.423627738502277" calcext:value-type="float">
            <text:p>0.4236277385</text:p>
          </table:table-cell>
          <table:table-cell office:value-type="float" office:value="0.406383855359116" calcext:value-type="float">
            <text:p>0.4063838554</text:p>
          </table:table-cell>
          <table:table-cell office:value-type="float" office:value="0.408730027031068" calcext:value-type="float">
            <text:p>0.408730027</text:p>
          </table:table-cell>
          <table:table-cell office:value-type="float" office:value="0.405692409577453" calcext:value-type="float">
            <text:p>0.4056924096</text:p>
          </table:table-cell>
          <table:table-cell office:value-type="float" office:value="0.589407611565551" calcext:value-type="float">
            <text:p>0.5894076116</text:p>
          </table:table-cell>
          <table:table-cell office:value-type="float" office:value="0.627167613900753" calcext:value-type="float">
            <text:p>0.6271676139</text:p>
          </table:table-cell>
          <table:table-cell office:value-type="float" office:value="0.552353599712311" calcext:value-type="float">
            <text:p>0.5523535997</text:p>
          </table:table-cell>
          <table:table-cell table:formula="of:=AVERAGE([Entropy.C15:.L15])" office:value-type="float" office:value="0.481050742357019" calcext:value-type="float">
            <text:p>0.4810507424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591413296778902" calcext:value-type="float">
            <text:p>0.5914132968</text:p>
          </table:table-cell>
          <table:table-cell office:value-type="float" office:value="0.456527102956149" calcext:value-type="float">
            <text:p>0.456527103</text:p>
          </table:table-cell>
          <table:table-cell office:value-type="float" office:value="0.490265656676442" calcext:value-type="float">
            <text:p>0.4902656567</text:p>
          </table:table-cell>
          <table:table-cell office:value-type="float" office:value="0.465042451656952" calcext:value-type="float">
            <text:p>0.4650424517</text:p>
          </table:table-cell>
          <table:table-cell office:value-type="float" office:value="0.44638289327111" calcext:value-type="float">
            <text:p>0.4463828933</text:p>
          </table:table-cell>
          <table:table-cell office:value-type="float" office:value="0.449881497745621" calcext:value-type="float">
            <text:p>0.4498814977</text:p>
          </table:table-cell>
          <table:table-cell office:value-type="float" office:value="0.445923544695397" calcext:value-type="float">
            <text:p>0.4459235447</text:p>
          </table:table-cell>
          <table:table-cell office:value-type="float" office:value="0.649694592829073" calcext:value-type="float">
            <text:p>0.6496945928</text:p>
          </table:table-cell>
          <table:table-cell office:value-type="float" office:value="0.69042458582248" calcext:value-type="float">
            <text:p>0.6904245858</text:p>
          </table:table-cell>
          <table:table-cell office:value-type="float" office:value="0.607869127966556" calcext:value-type="float">
            <text:p>0.60786912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645517047536962" calcext:value-type="float">
            <text:p>0.6455170475</text:p>
          </table:table-cell>
          <table:table-cell office:value-type="float" office:value="0.498245321368888" calcext:value-type="float">
            <text:p>0.4982453214</text:p>
          </table:table-cell>
          <table:table-cell office:value-type="float" office:value="0.536123318137348" calcext:value-type="float">
            <text:p>0.5361233181</text:p>
          </table:table-cell>
          <table:table-cell office:value-type="float" office:value="0.506060456060607" calcext:value-type="float">
            <text:p>0.5060604561</text:p>
          </table:table-cell>
          <table:table-cell office:value-type="float" office:value="0.487887899932476" calcext:value-type="float">
            <text:p>0.4878878999</text:p>
          </table:table-cell>
          <table:table-cell office:value-type="float" office:value="0.491523153721384" calcext:value-type="float">
            <text:p>0.4915231537</text:p>
          </table:table-cell>
          <table:table-cell office:value-type="float" office:value="0.487264695414593" calcext:value-type="float">
            <text:p>0.4872646954</text:p>
          </table:table-cell>
          <table:table-cell office:value-type="float" office:value="0.711841186599434" calcext:value-type="float">
            <text:p>0.7118411866</text:p>
          </table:table-cell>
          <table:table-cell office:value-type="float" office:value="0.753979021577522" calcext:value-type="float">
            <text:p>0.7539790216</text:p>
          </table:table-cell>
          <table:table-cell office:value-type="float" office:value="0.663954509754348" calcext:value-type="float">
            <text:p>0.6639545098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700283767046822" calcext:value-type="float">
            <text:p>0.700283767</text:p>
          </table:table-cell>
          <table:table-cell office:value-type="float" office:value="0.540132635921659" calcext:value-type="float">
            <text:p>0.5401326359</text:p>
          </table:table-cell>
          <table:table-cell office:value-type="float" office:value="0.581003048730148" calcext:value-type="float">
            <text:p>0.5810030487</text:p>
          </table:table-cell>
          <table:table-cell office:value-type="float" office:value="0.547422370823971" calcext:value-type="float">
            <text:p>0.5474223708</text:p>
          </table:table-cell>
          <table:table-cell office:value-type="float" office:value="0.528498363356648" calcext:value-type="float">
            <text:p>0.5284983634</text:p>
          </table:table-cell>
          <table:table-cell office:value-type="float" office:value="0.532624241216171" calcext:value-type="float">
            <text:p>0.5326242412</text:p>
          </table:table-cell>
          <table:table-cell office:value-type="float" office:value="0.528291514589562" calcext:value-type="float">
            <text:p>0.5282915146</text:p>
          </table:table-cell>
          <table:table-cell office:value-type="float" office:value="0.770188596750771" calcext:value-type="float">
            <text:p>0.7701885968</text:p>
          </table:table-cell>
          <table:table-cell office:value-type="float" office:value="0.816254467547618" calcext:value-type="float">
            <text:p>0.8162544675</text:p>
          </table:table-cell>
          <table:table-cell office:value-type="float" office:value="0.719535554881595" calcext:value-type="float">
            <text:p>0.7195355549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755413762941102" calcext:value-type="float">
            <text:p>0.7554137629</text:p>
          </table:table-cell>
          <table:table-cell office:value-type="float" office:value="0.581383873917611" calcext:value-type="float">
            <text:p>0.5813838739</text:p>
          </table:table-cell>
          <table:table-cell office:value-type="float" office:value="0.626640820522218" calcext:value-type="float">
            <text:p>0.6266408205</text:p>
          </table:table-cell>
          <table:table-cell office:value-type="float" office:value="0.589358565882052" calcext:value-type="float">
            <text:p>0.5893585659</text:p>
          </table:table-cell>
          <table:table-cell office:value-type="float" office:value="0.56967361920495" calcext:value-type="float">
            <text:p>0.5696736192</text:p>
          </table:table-cell>
          <table:table-cell office:value-type="float" office:value="0.572437885814549" calcext:value-type="float">
            <text:p>0.5724378858</text:p>
          </table:table-cell>
          <table:table-cell office:value-type="float" office:value="0.569552366813821" calcext:value-type="float">
            <text:p>0.5695523668</text:p>
          </table:table-cell>
          <table:table-cell office:value-type="float" office:value="0.829611853236579" calcext:value-type="float">
            <text:p>0.8296118532</text:p>
          </table:table-cell>
          <table:table-cell office:value-type="float" office:value="0.878043100579723" calcext:value-type="float">
            <text:p>0.8780431006</text:p>
          </table:table-cell>
          <table:table-cell office:value-type="float" office:value="0.774267101894845" calcext:value-type="float">
            <text:p>0.774267101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80997137093734" calcext:value-type="float">
            <text:p>0.8099713709</text:p>
          </table:table-cell>
          <table:table-cell office:value-type="float" office:value="0.622065604761297" calcext:value-type="float">
            <text:p>0.6220656048</text:p>
          </table:table-cell>
          <table:table-cell office:value-type="float" office:value="0.670372719940863" calcext:value-type="float">
            <text:p>0.6703727199</text:p>
          </table:table-cell>
          <table:table-cell office:value-type="float" office:value="0.631714196571731" calcext:value-type="float">
            <text:p>0.6317141966</text:p>
          </table:table-cell>
          <table:table-cell office:value-type="float" office:value="0.611830322993142" calcext:value-type="float">
            <text:p>0.611830323</text:p>
          </table:table-cell>
          <table:table-cell office:value-type="float" office:value="0.613580795535696" calcext:value-type="float">
            <text:p>0.6135807955</text:p>
          </table:table-cell>
          <table:table-cell office:value-type="float" office:value="0.610442076355912" calcext:value-type="float">
            <text:p>0.6104420764</text:p>
          </table:table-cell>
          <table:table-cell office:value-type="float" office:value="0.889448668524715" calcext:value-type="float">
            <text:p>0.8894486685</text:p>
          </table:table-cell>
          <table:table-cell office:value-type="float" office:value="0.942637420468663" calcext:value-type="float">
            <text:p>0.9426374205</text:p>
          </table:table-cell>
          <table:table-cell office:value-type="float" office:value="0.829669021575406" calcext:value-type="float">
            <text:p>0.8296690216</text:p>
          </table:table-cell>
          <table:table-cell table:formula="of:=AVERAGE([Entropy.C20:.L20])" office:value-type="float" office:value="0.723173219766476" calcext:value-type="float">
            <text:p>0.7231732198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866058433314752" calcext:value-type="float">
            <text:p>0.8660584333</text:p>
          </table:table-cell>
          <table:table-cell office:value-type="float" office:value="0.663542448201216" calcext:value-type="float">
            <text:p>0.6635424482</text:p>
          </table:table-cell>
          <table:table-cell office:value-type="float" office:value="0.715599150782303" calcext:value-type="float">
            <text:p>0.7155991508</text:p>
          </table:table-cell>
          <table:table-cell office:value-type="float" office:value="0.672760198101588" calcext:value-type="float">
            <text:p>0.6727601981</text:p>
          </table:table-cell>
          <table:table-cell office:value-type="float" office:value="0.652290539364303" calcext:value-type="float">
            <text:p>0.6522905394</text:p>
          </table:table-cell>
          <table:table-cell office:value-type="float" office:value="0.654133034379001" calcext:value-type="float">
            <text:p>0.6541330344</text:p>
          </table:table-cell>
          <table:table-cell office:value-type="float" office:value="0.65203318320527" calcext:value-type="float">
            <text:p>0.6520331832</text:p>
          </table:table-cell>
          <table:table-cell office:value-type="float" office:value="0.948752076710944" calcext:value-type="float">
            <text:p>0.9487520767</text:p>
          </table:table-cell>
          <table:table-cell office:value-type="float" office:value="1.00598852085192" calcext:value-type="float">
            <text:p>1.0059885209</text:p>
          </table:table-cell>
          <table:table-cell office:value-type="float" office:value="0.885093921706201" calcext:value-type="float">
            <text:p>0.8850939217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922609322666585" calcext:value-type="float">
            <text:p>0.9226093227</text:p>
          </table:table-cell>
          <table:table-cell office:value-type="float" office:value="0.705455136391535" calcext:value-type="float">
            <text:p>0.7054551364</text:p>
          </table:table-cell>
          <table:table-cell office:value-type="float" office:value="0.760640987127951" calcext:value-type="float">
            <text:p>0.7606409871</text:p>
          </table:table-cell>
          <table:table-cell office:value-type="float" office:value="0.714423746801238" calcext:value-type="float">
            <text:p>0.7144237468</text:p>
          </table:table-cell>
          <table:table-cell office:value-type="float" office:value="0.693350596649907" calcext:value-type="float">
            <text:p>0.6933505966</text:p>
          </table:table-cell>
          <table:table-cell office:value-type="float" office:value="0.696124257394725" calcext:value-type="float">
            <text:p>0.6961242574</text:p>
          </table:table-cell>
          <table:table-cell office:value-type="float" office:value="0.69359435334643" calcext:value-type="float">
            <text:p>0.6935943533</text:p>
          </table:table-cell>
          <table:table-cell office:value-type="float" office:value="1.00970051394025" calcext:value-type="float">
            <text:p>1.0097005139</text:p>
          </table:table-cell>
          <table:table-cell office:value-type="float" office:value="1.07127696276827" calcext:value-type="float">
            <text:p>1.0712769628</text:p>
          </table:table-cell>
          <table:table-cell office:value-type="float" office:value="0.941122955799882" calcext:value-type="float">
            <text:p>0.9411229558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979292752565931" calcext:value-type="float">
            <text:p>0.9792927526</text:p>
          </table:table-cell>
          <table:table-cell office:value-type="float" office:value="0.74771381544539" calcext:value-type="float">
            <text:p>0.7477138154</text:p>
          </table:table-cell>
          <table:table-cell office:value-type="float" office:value="0.805569649832612" calcext:value-type="float">
            <text:p>0.8055696498</text:p>
          </table:table-cell>
          <table:table-cell office:value-type="float" office:value="0.756393407583185" calcext:value-type="float">
            <text:p>0.7563934076</text:p>
          </table:table-cell>
          <table:table-cell office:value-type="float" office:value="0.734539207821958" calcext:value-type="float">
            <text:p>0.7345392078</text:p>
          </table:table-cell>
          <table:table-cell office:value-type="float" office:value="0.737983705488987" calcext:value-type="float">
            <text:p>0.7379837055</text:p>
          </table:table-cell>
          <table:table-cell office:value-type="float" office:value="0.735617885835777" calcext:value-type="float">
            <text:p>0.7356178858</text:p>
          </table:table-cell>
          <table:table-cell office:value-type="float" office:value="1.07144512113858" calcext:value-type="float">
            <text:p>1.0714451211</text:p>
          </table:table-cell>
          <table:table-cell office:value-type="float" office:value="1.13450385363714" calcext:value-type="float">
            <text:p>1.1345038536</text:p>
          </table:table-cell>
          <table:table-cell office:value-type="float" office:value="0.996708042244873" calcext:value-type="float">
            <text:p>0.9967080422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1.03753102676725" calcext:value-type="float">
            <text:p>1.0375310268</text:p>
          </table:table-cell>
          <table:table-cell office:value-type="float" office:value="0.789785988312305" calcext:value-type="float">
            <text:p>0.7897859883</text:p>
          </table:table-cell>
          <table:table-cell office:value-type="float" office:value="0.851570958124224" calcext:value-type="float">
            <text:p>0.8515709581</text:p>
          </table:table-cell>
          <table:table-cell office:value-type="float" office:value="0.799226904389646" calcext:value-type="float">
            <text:p>0.7992269044</text:p>
          </table:table-cell>
          <table:table-cell office:value-type="float" office:value="0.777421498191419" calcext:value-type="float">
            <text:p>0.7774214982</text:p>
          </table:table-cell>
          <table:table-cell office:value-type="float" office:value="0.778897147887465" calcext:value-type="float">
            <text:p>0.7788971479</text:p>
          </table:table-cell>
          <table:table-cell office:value-type="float" office:value="0.775971244674331" calcext:value-type="float">
            <text:p>0.7759712447</text:p>
          </table:table-cell>
          <table:table-cell office:value-type="float" office:value="1.13265081684518" calcext:value-type="float">
            <text:p>1.1326508168</text:p>
          </table:table-cell>
          <table:table-cell office:value-type="float" office:value="1.19942830609059" calcext:value-type="float">
            <text:p>1.1994283061</text:p>
          </table:table-cell>
          <table:table-cell office:value-type="float" office:value="1.0535312155248" calcext:value-type="float">
            <text:p>1.0535312155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1.09495354821878" calcext:value-type="float">
            <text:p>1.0949535482</text:p>
          </table:table-cell>
          <table:table-cell office:value-type="float" office:value="0.833183958662425" calcext:value-type="float">
            <text:p>0.8331839587</text:p>
          </table:table-cell>
          <table:table-cell office:value-type="float" office:value="0.896654212151946" calcext:value-type="float">
            <text:p>0.8966542122</text:p>
          </table:table-cell>
          <table:table-cell office:value-type="float" office:value="0.841340107658863" calcext:value-type="float">
            <text:p>0.8413401077</text:p>
          </table:table-cell>
          <table:table-cell office:value-type="float" office:value="0.818990388325074" calcext:value-type="float">
            <text:p>0.8189903883</text:p>
          </table:table-cell>
          <table:table-cell office:value-type="float" office:value="0.819500890407754" calcext:value-type="float">
            <text:p>0.8195008904</text:p>
          </table:table-cell>
          <table:table-cell office:value-type="float" office:value="0.817314952908121" calcext:value-type="float">
            <text:p>0.8173149529</text:p>
          </table:table-cell>
          <table:table-cell office:value-type="float" office:value="1.19441996569653" calcext:value-type="float">
            <text:p>1.1944199657</text:p>
          </table:table-cell>
          <table:table-cell office:value-type="float" office:value="1.26302361323735" calcext:value-type="float">
            <text:p>1.2630236132</text:p>
          </table:table-cell>
          <table:table-cell office:value-type="float" office:value="1.11024862739463" calcext:value-type="float">
            <text:p>1.1102486274</text:p>
          </table:table-cell>
          <table:table-cell table:style-name="ce2" table:formula="of:=AVERAGE([Entropy.C25:.L25])" office:value-type="float" office:value="0.968963026466148" calcext:value-type="float">
            <text:p>0.9689630265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1.15189652224667" calcext:value-type="float">
            <text:p>1.1518965222</text:p>
          </table:table-cell>
          <table:table-cell office:value-type="float" office:value="0.877938266713722" calcext:value-type="float">
            <text:p>0.8779382667</text:p>
          </table:table-cell>
          <table:table-cell office:value-type="float" office:value="0.942039321924908" calcext:value-type="float">
            <text:p>0.9420393219</text:p>
          </table:table-cell>
          <table:table-cell office:value-type="float" office:value="0.88389470166674" calcext:value-type="float">
            <text:p>0.8838947017</text:p>
          </table:table-cell>
          <table:table-cell office:value-type="float" office:value="0.861376871478486" calcext:value-type="float">
            <text:p>0.8613768715</text:p>
          </table:table-cell>
          <table:table-cell office:value-type="float" office:value="0.860059799706309" calcext:value-type="float">
            <text:p>0.8600597997</text:p>
          </table:table-cell>
          <table:table-cell office:value-type="float" office:value="0.858646456729158" calcext:value-type="float">
            <text:p>0.8586464567</text:p>
          </table:table-cell>
          <table:table-cell office:value-type="float" office:value="1.25685080761695" calcext:value-type="float">
            <text:p>1.2568508076</text:p>
          </table:table-cell>
          <table:table-cell office:value-type="float" office:value="1.32978018959653" calcext:value-type="float">
            <text:p>1.3297801896</text:p>
          </table:table-cell>
          <table:table-cell office:value-type="float" office:value="1.16537081049026" calcext:value-type="float">
            <text:p>1.1653708105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1.20783766376629" calcext:value-type="float">
            <text:p>1.2078376638</text:p>
          </table:table-cell>
          <table:table-cell office:value-type="float" office:value="0.920628121947911" calcext:value-type="float">
            <text:p>0.9206281219</text:p>
          </table:table-cell>
          <table:table-cell office:value-type="float" office:value="0.98789641306226" calcext:value-type="float">
            <text:p>0.9878964131</text:p>
          </table:table-cell>
          <table:table-cell office:value-type="float" office:value="0.926124712566994" calcext:value-type="float">
            <text:p>0.9261247126</text:p>
          </table:table-cell>
          <table:table-cell office:value-type="float" office:value="0.905275621226426" calcext:value-type="float">
            <text:p>0.9052756212</text:p>
          </table:table-cell>
          <table:table-cell office:value-type="float" office:value="0.90225668369317" calcext:value-type="float">
            <text:p>0.9022566837</text:p>
          </table:table-cell>
          <table:table-cell office:value-type="float" office:value="0.898441783725222" calcext:value-type="float">
            <text:p>0.8984417837</text:p>
          </table:table-cell>
          <table:table-cell office:value-type="float" office:value="1.31841713498565" calcext:value-type="float">
            <text:p>1.318417135</text:p>
          </table:table-cell>
          <table:table-cell office:value-type="float" office:value="1.39234220607149" calcext:value-type="float">
            <text:p>1.3923422061</text:p>
          </table:table-cell>
          <table:table-cell office:value-type="float" office:value="1.22225036812636" calcext:value-type="float">
            <text:p>1.2222503681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1.26665321976102" calcext:value-type="float">
            <text:p>1.2666532198</text:p>
          </table:table-cell>
          <table:table-cell office:value-type="float" office:value="0.963899333948262" calcext:value-type="float">
            <text:p>0.9638993339</text:p>
          </table:table-cell>
          <table:table-cell office:value-type="float" office:value="1.03415211016637" calcext:value-type="float">
            <text:p>1.0341521102</text:p>
          </table:table-cell>
          <table:table-cell office:value-type="float" office:value="0.967870221233918" calcext:value-type="float">
            <text:p>0.9678702212</text:p>
          </table:table-cell>
          <table:table-cell office:value-type="float" office:value="0.947341729628742" calcext:value-type="float">
            <text:p>0.9473417296</text:p>
          </table:table-cell>
          <table:table-cell office:value-type="float" office:value="0.94364988773626" calcext:value-type="float">
            <text:p>0.9436498877</text:p>
          </table:table-cell>
          <table:table-cell office:value-type="float" office:value="0.93840943271375" calcext:value-type="float">
            <text:p>0.9384094327</text:p>
          </table:table-cell>
          <table:table-cell office:value-type="float" office:value="1.38310159067585" calcext:value-type="float">
            <text:p>1.3831015907</text:p>
          </table:table-cell>
          <table:table-cell office:value-type="float" office:value="1.4554109478386" calcext:value-type="float">
            <text:p>1.4554109478</text:p>
          </table:table-cell>
          <table:table-cell office:value-type="float" office:value="1.27928595623566" calcext:value-type="float">
            <text:p>1.2792859562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1.32566948202998" calcext:value-type="float">
            <text:p>1.325669482</text:p>
          </table:table-cell>
          <table:table-cell office:value-type="float" office:value="1.00580768524063" calcext:value-type="float">
            <text:p>1.0058076852</text:p>
          </table:table-cell>
          <table:table-cell office:value-type="float" office:value="1.08050198282907" calcext:value-type="float">
            <text:p>1.0805019828</text:p>
          </table:table-cell>
          <table:table-cell office:value-type="float" office:value="1.00967132341853" calcext:value-type="float">
            <text:p>1.0096713234</text:p>
          </table:table-cell>
          <table:table-cell office:value-type="float" office:value="0.989304534335752" calcext:value-type="float">
            <text:p>0.9893045343</text:p>
          </table:table-cell>
          <table:table-cell office:value-type="float" office:value="0.984618691581884" calcext:value-type="float">
            <text:p>0.9846186916</text:p>
          </table:table-cell>
          <table:table-cell office:value-type="float" office:value="0.978499623765599" calcext:value-type="float">
            <text:p>0.9784996238</text:p>
          </table:table-cell>
          <table:table-cell office:value-type="float" office:value="1.44516091754552" calcext:value-type="float">
            <text:p>1.4451609175</text:p>
          </table:table-cell>
          <table:table-cell office:value-type="float" office:value="1.52153414430774" calcext:value-type="float">
            <text:p>1.5215341443</text:p>
          </table:table-cell>
          <table:table-cell office:value-type="float" office:value="1.33511816573865" calcext:value-type="float">
            <text:p>1.3351181657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1.38307763947608" calcext:value-type="float">
            <text:p>1.3830776395</text:p>
          </table:table-cell>
          <table:table-cell office:value-type="float" office:value="1.04891127978643" calcext:value-type="float">
            <text:p>1.0489112798</text:p>
          </table:table-cell>
          <table:table-cell office:value-type="float" office:value="1.12523982769452" calcext:value-type="float">
            <text:p>1.1252398277</text:p>
          </table:table-cell>
          <table:table-cell office:value-type="float" office:value="1.05111405220363" calcext:value-type="float">
            <text:p>1.0511140522</text:p>
          </table:table-cell>
          <table:table-cell office:value-type="float" office:value="1.03084171157629" calcext:value-type="float">
            <text:p>1.0308417116</text:p>
          </table:table-cell>
          <table:table-cell office:value-type="float" office:value="1.02679010040187" calcext:value-type="float">
            <text:p>1.0267901004</text:p>
          </table:table-cell>
          <table:table-cell office:value-type="float" office:value="1.02091678002968" calcext:value-type="float">
            <text:p>1.02091678</text:p>
          </table:table-cell>
          <table:table-cell office:value-type="float" office:value="1.50524463321827" calcext:value-type="float">
            <text:p>1.5052446332</text:p>
          </table:table-cell>
          <table:table-cell office:value-type="float" office:value="1.58799418122391" calcext:value-type="float">
            <text:p>1.5879941812</text:p>
          </table:table-cell>
          <table:table-cell office:value-type="float" office:value="1.39265747299963" calcext:value-type="float">
            <text:p>1.392657473</text:p>
          </table:table-cell>
          <table:table-cell table:formula="of:=AVERAGE([Entropy.C30:.L30])" office:value-type="float" office:value="1.21727876786103" calcext:value-type="float">
            <text:p>1.2172787679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1.43989469885279" calcext:value-type="float">
            <text:p>1.4398946989</text:p>
          </table:table-cell>
          <table:table-cell office:value-type="float" office:value="1.0921741226725" calcext:value-type="float">
            <text:p>1.0921741227</text:p>
          </table:table-cell>
          <table:table-cell office:value-type="float" office:value="1.17185399183623" calcext:value-type="float">
            <text:p>1.1718539918</text:p>
          </table:table-cell>
          <table:table-cell office:value-type="float" office:value="1.09426137495292" calcext:value-type="float">
            <text:p>1.094261375</text:p>
          </table:table-cell>
          <table:table-cell office:value-type="float" office:value="1.07299468469999" calcext:value-type="float">
            <text:p>1.0729946847</text:p>
          </table:table-cell>
          <table:table-cell office:value-type="float" office:value="1.06871025445248" calcext:value-type="float">
            <text:p>1.0687102545</text:p>
          </table:table-cell>
          <table:table-cell office:value-type="float" office:value="1.06191282659265" calcext:value-type="float">
            <text:p>1.0619128266</text:p>
          </table:table-cell>
          <table:table-cell office:value-type="float" office:value="1.5690423772912" calcext:value-type="float">
            <text:p>1.5690423773</text:p>
          </table:table-cell>
          <table:table-cell office:value-type="float" office:value="1.65370233995144" calcext:value-type="float">
            <text:p>1.65370234</text:p>
          </table:table-cell>
          <table:table-cell office:value-type="float" office:value="1.44981603093926" calcext:value-type="float">
            <text:p>1.4498160309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1.49693148261412" calcext:value-type="float">
            <text:p>1.4969314826</text:p>
          </table:table-cell>
          <table:table-cell office:value-type="float" office:value="1.13603061054853" calcext:value-type="float">
            <text:p>1.1360306105</text:p>
          </table:table-cell>
          <table:table-cell office:value-type="float" office:value="1.21815570404768" calcext:value-type="float">
            <text:p>1.218155704</text:p>
          </table:table-cell>
          <table:table-cell office:value-type="float" office:value="1.13620132352446" calcext:value-type="float">
            <text:p>1.1362013235</text:p>
          </table:table-cell>
          <table:table-cell office:value-type="float" office:value="1.11502398077396" calcext:value-type="float">
            <text:p>1.1150239808</text:p>
          </table:table-cell>
          <table:table-cell office:value-type="float" office:value="1.11108569779286" calcext:value-type="float">
            <text:p>1.1110856978</text:p>
          </table:table-cell>
          <table:table-cell office:value-type="float" office:value="1.10411486099888" calcext:value-type="float">
            <text:p>1.104114861</text:p>
          </table:table-cell>
          <table:table-cell office:value-type="float" office:value="1.63256069285052" calcext:value-type="float">
            <text:p>1.6325606929</text:p>
          </table:table-cell>
          <table:table-cell office:value-type="float" office:value="1.71843992490074" calcext:value-type="float">
            <text:p>1.7184399249</text:p>
          </table:table-cell>
          <table:table-cell office:value-type="float" office:value="1.50573347265586" calcext:value-type="float">
            <text:p>1.5057334727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1.55537871371978" calcext:value-type="float">
            <text:p>1.5553787137</text:p>
          </table:table-cell>
          <table:table-cell office:value-type="float" office:value="1.18085010922202" calcext:value-type="float">
            <text:p>1.1808501092</text:p>
          </table:table-cell>
          <table:table-cell office:value-type="float" office:value="1.26527165490701" calcext:value-type="float">
            <text:p>1.2652716549</text:p>
          </table:table-cell>
          <table:table-cell office:value-type="float" office:value="1.17769513582417" calcext:value-type="float">
            <text:p>1.1776951358</text:p>
          </table:table-cell>
          <table:table-cell office:value-type="float" office:value="1.15747179914215" calcext:value-type="float">
            <text:p>1.1574717991</text:p>
          </table:table-cell>
          <table:table-cell office:value-type="float" office:value="1.15383318539234" calcext:value-type="float">
            <text:p>1.1538331854</text:p>
          </table:table-cell>
          <table:table-cell office:value-type="float" office:value="1.1459850909463" calcext:value-type="float">
            <text:p>1.1459850909</text:p>
          </table:table-cell>
          <table:table-cell office:value-type="float" office:value="1.69407440634509" calcext:value-type="float">
            <text:p>1.6940744063</text:p>
          </table:table-cell>
          <table:table-cell office:value-type="float" office:value="1.78370202316311" calcext:value-type="float">
            <text:p>1.7837020232</text:p>
          </table:table-cell>
          <table:table-cell office:value-type="float" office:value="1.56274898992974" calcext:value-type="float">
            <text:p>1.5627489899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1.61393252418819" calcext:value-type="float">
            <text:p>1.6139325242</text:p>
          </table:table-cell>
          <table:table-cell office:value-type="float" office:value="1.22440854191911" calcext:value-type="float">
            <text:p>1.2244085419</text:p>
          </table:table-cell>
          <table:table-cell office:value-type="float" office:value="1.31172353313182" calcext:value-type="float">
            <text:p>1.3117235331</text:p>
          </table:table-cell>
          <table:table-cell office:value-type="float" office:value="1.21853250634466" calcext:value-type="float">
            <text:p>1.2185325063</text:p>
          </table:table-cell>
          <table:table-cell office:value-type="float" office:value="1.20026780715771" calcext:value-type="float">
            <text:p>1.2002678072</text:p>
          </table:table-cell>
          <table:table-cell office:value-type="float" office:value="1.19585350781429" calcext:value-type="float">
            <text:p>1.1958535078</text:p>
          </table:table-cell>
          <table:table-cell office:value-type="float" office:value="1.18869836007553" calcext:value-type="float">
            <text:p>1.1886983601</text:p>
          </table:table-cell>
          <table:table-cell office:value-type="float" office:value="1.7557977750129" calcext:value-type="float">
            <text:p>1.755797775</text:p>
          </table:table-cell>
          <table:table-cell office:value-type="float" office:value="1.85153627310448" calcext:value-type="float">
            <text:p>1.8515362731</text:p>
          </table:table-cell>
          <table:table-cell office:value-type="float" office:value="1.61912387325352" calcext:value-type="float">
            <text:p>1.6191238733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1.67161225838672" calcext:value-type="float">
            <text:p>1.6716122584</text:p>
          </table:table-cell>
          <table:table-cell office:value-type="float" office:value="1.26828789541933" calcext:value-type="float">
            <text:p>1.2682878954</text:p>
          </table:table-cell>
          <table:table-cell office:value-type="float" office:value="1.35890696049516" calcext:value-type="float">
            <text:p>1.3589069605</text:p>
          </table:table-cell>
          <table:table-cell office:value-type="float" office:value="1.26074394916013" calcext:value-type="float">
            <text:p>1.2607439492</text:p>
          </table:table-cell>
          <table:table-cell office:value-type="float" office:value="1.24322399211903" calcext:value-type="float">
            <text:p>1.2432239921</text:p>
          </table:table-cell>
          <table:table-cell office:value-type="float" office:value="1.23751662435325" calcext:value-type="float">
            <text:p>1.2375166244</text:p>
          </table:table-cell>
          <table:table-cell office:value-type="float" office:value="1.23029483415572" calcext:value-type="float">
            <text:p>1.2302948342</text:p>
          </table:table-cell>
          <table:table-cell office:value-type="float" office:value="1.81864082761655" calcext:value-type="float">
            <text:p>1.8186408276</text:p>
          </table:table-cell>
          <table:table-cell office:value-type="float" office:value="1.91791065602427" calcext:value-type="float">
            <text:p>1.917910656</text:p>
          </table:table-cell>
          <table:table-cell office:value-type="float" office:value="1.67526040425555" calcext:value-type="float">
            <text:p>1.6752604043</text:p>
          </table:table-cell>
          <table:table-cell table:style-name="ce2" table:formula="of:=AVERAGE([Entropy.C35:.L35])" office:value-type="float" office:value="1.46823984019857" calcext:value-type="float">
            <text:p>1.4682398402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Fold 10</text:p>
          </table:table-cell>
          <table:table-cell table:style-name="Default" office:value-type="string" calcext:value-type="string">
            <text:p>Fold 9</text:p>
          </table:table-cell>
          <table:table-cell table:style-name="Default" office:value-type="string" calcext:value-type="string">
            <text:p>Fold 8</text:p>
          </table:table-cell>
          <table:table-cell table:style-name="Default" office:value-type="string" calcext:value-type="string">
            <text:p>Fold 7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5097795147685" calcext:value-type="float">
            <text:p>0.1550977951</text:p>
          </table:table-cell>
          <table:table-cell office:value-type="float" office:value="0.154284475858329" calcext:value-type="float">
            <text:p>0.1542844759</text:p>
          </table:table-cell>
          <table:table-cell office:value-type="float" office:value="0.149799236427799" calcext:value-type="float">
            <text:p>0.1497992364</text:p>
          </table:table-cell>
          <table:table-cell office:value-type="float" office:value="0.158247512242978" calcext:value-type="float">
            <text:p>0.1582475122</text:p>
          </table:table-cell>
          <table:table-cell office:value-type="float" office:value="0.158164575398486" calcext:value-type="float">
            <text:p>0.1581645754</text:p>
          </table:table-cell>
          <table:table-cell office:value-type="float" office:value="0.172507246133139" calcext:value-type="float">
            <text:p>0.1725072461</text:p>
          </table:table-cell>
          <table:table-cell office:value-type="float" office:value="0.161915336992029" calcext:value-type="float">
            <text:p>0.161915337</text:p>
          </table:table-cell>
          <table:table-cell office:value-type="float" office:value="0.144703758732572" calcext:value-type="float">
            <text:p>0.1447037587</text:p>
          </table:table-cell>
          <table:table-cell office:value-type="float" office:value="0.152005408654606" calcext:value-type="float">
            <text:p>0.1520054087</text:p>
          </table:table-cell>
          <table:table-cell table:style-name="ce1" office:value-type="float" office:value="0.163849031478873" calcext:value-type="float">
            <text:p>0.1638490315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office:value-type="float" office:value="0.345354241525407" calcext:value-type="float">
            <text:p>0.3453542415</text:p>
          </table:table-cell>
          <table:table-cell office:value-type="float" office:value="0.331608112864441" calcext:value-type="float">
            <text:p>0.3316081129</text:p>
          </table:table-cell>
          <table:table-cell office:value-type="float" office:value="0.34946460617201" calcext:value-type="float">
            <text:p>0.3494646062</text:p>
          </table:table-cell>
          <table:table-cell office:value-type="float" office:value="0.349715853309161" calcext:value-type="float">
            <text:p>0.3497158533</text:p>
          </table:table-cell>
          <table:table-cell office:value-type="float" office:value="0.321242378612229" calcext:value-type="float">
            <text:p>0.3212423786</text:p>
          </table:table-cell>
          <table:table-cell office:value-type="float" office:value="0.341963531114605" calcext:value-type="float">
            <text:p>0.3419635311</text:p>
          </table:table-cell>
          <table:table-cell office:value-type="float" office:value="0.330099392498012" calcext:value-type="float">
            <text:p>0.3300993925</text:p>
          </table:table-cell>
          <table:table-cell office:value-type="float" office:value="0.341442084810929" calcext:value-type="float">
            <text:p>0.3414420848</text:p>
          </table:table-cell>
          <table:table-cell office:value-type="float" office:value="0.328848761689191" calcext:value-type="float">
            <text:p>0.3288487617</text:p>
          </table:table-cell>
          <table:table-cell table:style-name="ce1" office:value-type="float" office:value="0.340176056692241" calcext:value-type="float">
            <text:p>0.3401760567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office:value-type="float" office:value="0.528927102320733" calcext:value-type="float">
            <text:p>0.5289271023</text:p>
          </table:table-cell>
          <table:table-cell office:value-type="float" office:value="0.502529162024387" calcext:value-type="float">
            <text:p>0.502529162</text:p>
          </table:table-cell>
          <table:table-cell office:value-type="float" office:value="0.53506642975854" calcext:value-type="float">
            <text:p>0.5350664298</text:p>
          </table:table-cell>
          <table:table-cell office:value-type="float" office:value="0.52088768369156" calcext:value-type="float">
            <text:p>0.5208876837</text:p>
          </table:table-cell>
          <table:table-cell office:value-type="float" office:value="0.480799760382596" calcext:value-type="float">
            <text:p>0.4807997604</text:p>
          </table:table-cell>
          <table:table-cell office:value-type="float" office:value="0.518810470914794" calcext:value-type="float">
            <text:p>0.5188104709</text:p>
          </table:table-cell>
          <table:table-cell office:value-type="float" office:value="0.487887416147084" calcext:value-type="float">
            <text:p>0.4878874161</text:p>
          </table:table-cell>
          <table:table-cell office:value-type="float" office:value="0.532104746449831" calcext:value-type="float">
            <text:p>0.5321047464</text:p>
          </table:table-cell>
          <table:table-cell office:value-type="float" office:value="0.512058559389488" calcext:value-type="float">
            <text:p>0.5120585594</text:p>
          </table:table-cell>
          <table:table-cell table:style-name="ce1" office:value-type="float" office:value="0.517524764335003" calcext:value-type="float">
            <text:p>0.5175247643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office:value-type="float" office:value="0.71948748576096" calcext:value-type="float">
            <text:p>0.7194874858</text:p>
          </table:table-cell>
          <table:table-cell office:value-type="float" office:value="0.672875919903852" calcext:value-type="float">
            <text:p>0.6728759199</text:p>
          </table:table-cell>
          <table:table-cell office:value-type="float" office:value="0.70900798891287" calcext:value-type="float">
            <text:p>0.7090079889</text:p>
          </table:table-cell>
          <table:table-cell office:value-type="float" office:value="0.696933358743447" calcext:value-type="float">
            <text:p>0.6969333587</text:p>
          </table:table-cell>
          <table:table-cell office:value-type="float" office:value="0.655124342438538" calcext:value-type="float">
            <text:p>0.6551243424</text:p>
          </table:table-cell>
          <table:table-cell office:value-type="float" office:value="0.69027808092159" calcext:value-type="float">
            <text:p>0.6902780809</text:p>
          </table:table-cell>
          <table:table-cell office:value-type="float" office:value="0.647943694123737" calcext:value-type="float">
            <text:p>0.6479436941</text:p>
          </table:table-cell>
          <table:table-cell office:value-type="float" office:value="0.729228459164491" calcext:value-type="float">
            <text:p>0.7292284592</text:p>
          </table:table-cell>
          <table:table-cell office:value-type="float" office:value="0.6940934513313" calcext:value-type="float">
            <text:p>0.6940934513</text:p>
          </table:table-cell>
          <table:table-cell table:style-name="ce1" office:value-type="float" office:value="0.687029173916554" calcext:value-type="float">
            <text:p>0.6870291739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office:value-type="float" office:value="0.907234413859505" calcext:value-type="float">
            <text:p>0.9072344139</text:p>
          </table:table-cell>
          <table:table-cell office:value-type="float" office:value="0.851469964759735" calcext:value-type="float">
            <text:p>0.8514699648</text:p>
          </table:table-cell>
          <table:table-cell office:value-type="float" office:value="0.8917717882663" calcext:value-type="float">
            <text:p>0.8917717883</text:p>
          </table:table-cell>
          <table:table-cell office:value-type="float" office:value="0.886454597842574" calcext:value-type="float">
            <text:p>0.8864545978</text:p>
          </table:table-cell>
          <table:table-cell office:value-type="float" office:value="0.822710220465107" calcext:value-type="float">
            <text:p>0.8227102205</text:p>
          </table:table-cell>
          <table:table-cell office:value-type="float" office:value="0.859905753006657" calcext:value-type="float">
            <text:p>0.859905753</text:p>
          </table:table-cell>
          <table:table-cell office:value-type="float" office:value="0.817408749348144" calcext:value-type="float">
            <text:p>0.8174087493</text:p>
          </table:table-cell>
          <table:table-cell office:value-type="float" office:value="0.917533444659641" calcext:value-type="float">
            <text:p>0.9175334447</text:p>
          </table:table-cell>
          <table:table-cell office:value-type="float" office:value="0.881953125409998" calcext:value-type="float">
            <text:p>0.8819531254</text:p>
          </table:table-cell>
          <table:table-cell table:style-name="ce1" office:value-type="float" office:value="0.861288749601966" calcext:value-type="float">
            <text:p>0.8612887496</text:p>
          </table:table-cell>
          <table:table-cell table:formula="of:=AVERAGE([Entropy.C42:.L42])" office:value-type="float" office:value="0.869773080721963" calcext:value-type="float">
            <text:p>0.8697730807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office:value-type="float" office:value="1.09059179559044" calcext:value-type="float">
            <text:p>1.0905917956</text:p>
          </table:table-cell>
          <table:table-cell office:value-type="float" office:value="1.02350492267149" calcext:value-type="float">
            <text:p>1.0235049227</text:p>
          </table:table-cell>
          <table:table-cell office:value-type="float" office:value="1.08682538600546" calcext:value-type="float">
            <text:p>1.086825386</text:p>
          </table:table-cell>
          <table:table-cell office:value-type="float" office:value="1.06715950882653" calcext:value-type="float">
            <text:p>1.0671595088</text:p>
          </table:table-cell>
          <table:table-cell office:value-type="float" office:value="0.993153701559893" calcext:value-type="float">
            <text:p>0.9931537016</text:p>
          </table:table-cell>
          <table:table-cell office:value-type="float" office:value="1.03623129134052" calcext:value-type="float">
            <text:p>1.0362312913</text:p>
          </table:table-cell>
          <table:table-cell office:value-type="float" office:value="0.982434837215413" calcext:value-type="float">
            <text:p>0.9824348372</text:p>
          </table:table-cell>
          <table:table-cell office:value-type="float" office:value="1.10057435242118" calcext:value-type="float">
            <text:p>1.1005743524</text:p>
          </table:table-cell>
          <table:table-cell office:value-type="float" office:value="1.07359616468701" calcext:value-type="float">
            <text:p>1.0735961647</text:p>
          </table:table-cell>
          <table:table-cell table:style-name="ce1" office:value-type="float" office:value="1.0493269874504" calcext:value-type="float">
            <text:p>1.0493269875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office:value-type="float" office:value="1.27909332457642" calcext:value-type="float">
            <text:p>1.2790933246</text:p>
          </table:table-cell>
          <table:table-cell office:value-type="float" office:value="1.2008823693644" calcext:value-type="float">
            <text:p>1.2008823694</text:p>
          </table:table-cell>
          <table:table-cell office:value-type="float" office:value="1.27737713036622" calcext:value-type="float">
            <text:p>1.2773771304</text:p>
          </table:table-cell>
          <table:table-cell office:value-type="float" office:value="1.25424218257475" calcext:value-type="float">
            <text:p>1.2542421826</text:p>
          </table:table-cell>
          <table:table-cell office:value-type="float" office:value="1.16005171234839" calcext:value-type="float">
            <text:p>1.1600517123</text:p>
          </table:table-cell>
          <table:table-cell office:value-type="float" office:value="1.20596662527303" calcext:value-type="float">
            <text:p>1.2059666253</text:p>
          </table:table-cell>
          <table:table-cell office:value-type="float" office:value="1.14622404283782" calcext:value-type="float">
            <text:p>1.1462240428</text:p>
          </table:table-cell>
          <table:table-cell office:value-type="float" office:value="1.2888201500356" calcext:value-type="float">
            <text:p>1.28882015</text:p>
          </table:table-cell>
          <table:table-cell office:value-type="float" office:value="1.25530514250142" calcext:value-type="float">
            <text:p>1.2553051425</text:p>
          </table:table-cell>
          <table:table-cell table:style-name="ce1" office:value-type="float" office:value="1.22468099980101" calcext:value-type="float">
            <text:p>1.2246809998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office:value-type="float" office:value="1.45835580500502" calcext:value-type="float">
            <text:p>1.458355805</text:p>
          </table:table-cell>
          <table:table-cell office:value-type="float" office:value="1.37435493378832" calcext:value-type="float">
            <text:p>1.3743549338</text:p>
          </table:table-cell>
          <table:table-cell office:value-type="float" office:value="1.4645770765573" calcext:value-type="float">
            <text:p>1.4645770766</text:p>
          </table:table-cell>
          <table:table-cell office:value-type="float" office:value="1.43917017758318" calcext:value-type="float">
            <text:p>1.4391701776</text:p>
          </table:table-cell>
          <table:table-cell office:value-type="float" office:value="1.32266919418285" calcext:value-type="float">
            <text:p>1.3226691942</text:p>
          </table:table-cell>
          <table:table-cell office:value-type="float" office:value="1.36214835721201" calcext:value-type="float">
            <text:p>1.3621483572</text:p>
          </table:table-cell>
          <table:table-cell office:value-type="float" office:value="1.30319043714778" calcext:value-type="float">
            <text:p>1.3031904371</text:p>
          </table:table-cell>
          <table:table-cell office:value-type="float" office:value="1.46998427887086" calcext:value-type="float">
            <text:p>1.4699842789</text:p>
          </table:table-cell>
          <table:table-cell office:value-type="float" office:value="1.43125691992259" calcext:value-type="float">
            <text:p>1.4312569199</text:p>
          </table:table-cell>
          <table:table-cell table:style-name="ce1" office:value-type="float" office:value="1.40564282106027" calcext:value-type="float">
            <text:p>1.4056428211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office:value-type="float" office:value="1.64228769100256" calcext:value-type="float">
            <text:p>1.642287691</text:p>
          </table:table-cell>
          <table:table-cell office:value-type="float" office:value="1.54440242444533" calcext:value-type="float">
            <text:p>1.5444024244</text:p>
          </table:table-cell>
          <table:table-cell office:value-type="float" office:value="1.64599709356599" calcext:value-type="float">
            <text:p>1.6459970936</text:p>
          </table:table-cell>
          <table:table-cell office:value-type="float" office:value="1.61374857087661" calcext:value-type="float">
            <text:p>1.6137485709</text:p>
          </table:table-cell>
          <table:table-cell office:value-type="float" office:value="1.4801973569967" calcext:value-type="float">
            <text:p>1.480197357</text:p>
          </table:table-cell>
          <table:table-cell office:value-type="float" office:value="1.52379748583315" calcext:value-type="float">
            <text:p>1.5237974858</text:p>
          </table:table-cell>
          <table:table-cell office:value-type="float" office:value="1.47006978887988" calcext:value-type="float">
            <text:p>1.4700697889</text:p>
          </table:table-cell>
          <table:table-cell office:value-type="float" office:value="1.655614645796" calcext:value-type="float">
            <text:p>1.6556146458</text:p>
          </table:table-cell>
          <table:table-cell office:value-type="float" office:value="1.6198455192977" calcext:value-type="float">
            <text:p>1.6198455193</text:p>
          </table:table-cell>
          <table:table-cell table:style-name="ce1" office:value-type="float" office:value="1.58591697520886" calcext:value-type="float">
            <text:p>1.585916975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office:value-type="float" office:value="1.81882500712839" calcext:value-type="float">
            <text:p>1.8188250071</text:p>
          </table:table-cell>
          <table:table-cell office:value-type="float" office:value="1.7113895964008" calcext:value-type="float">
            <text:p>1.7113895964</text:p>
          </table:table-cell>
          <table:table-cell office:value-type="float" office:value="1.83973664776001" calcext:value-type="float">
            <text:p>1.8397366478</text:p>
          </table:table-cell>
          <table:table-cell office:value-type="float" office:value="1.79209114420184" calcext:value-type="float">
            <text:p>1.7920911442</text:p>
          </table:table-cell>
          <table:table-cell office:value-type="float" office:value="1.6454556278186" calcext:value-type="float">
            <text:p>1.6454556278</text:p>
          </table:table-cell>
          <table:table-cell office:value-type="float" office:value="1.69297010475362" calcext:value-type="float">
            <text:p>1.6929701048</text:p>
          </table:table-cell>
          <table:table-cell office:value-type="float" office:value="1.63459239264442" calcext:value-type="float">
            <text:p>1.6345923926</text:p>
          </table:table-cell>
          <table:table-cell office:value-type="float" office:value="1.83148440139318" calcext:value-type="float">
            <text:p>1.8314844014</text:p>
          </table:table-cell>
          <table:table-cell office:value-type="float" office:value="1.7975412917781" calcext:value-type="float">
            <text:p>1.7975412918</text:p>
          </table:table-cell>
          <table:table-cell table:style-name="ce1" office:value-type="float" office:value="1.76108973516552" calcext:value-type="float">
            <text:p>1.7610897352</text:p>
          </table:table-cell>
          <table:table-cell table:style-name="ce2" table:formula="of:=AVERAGE([Entropy.C47:.L47])" office:value-type="float" office:value="1.75251759490445" calcext:value-type="float">
            <text:p>1.7525175949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office:value-type="float" office:value="2.00370702054963" calcext:value-type="float">
            <text:p>2.0037070205</text:p>
          </table:table-cell>
          <table:table-cell office:value-type="float" office:value="1.88549857384242" calcext:value-type="float">
            <text:p>1.8854985738</text:p>
          </table:table-cell>
          <table:table-cell office:value-type="float" office:value="2.02862698313906" calcext:value-type="float">
            <text:p>2.0286269831</text:p>
          </table:table-cell>
          <table:table-cell office:value-type="float" office:value="1.97830730934664" calcext:value-type="float">
            <text:p>1.9783073093</text:p>
          </table:table-cell>
          <table:table-cell office:value-type="float" office:value="1.81655496321952" calcext:value-type="float">
            <text:p>1.8165549632</text:p>
          </table:table-cell>
          <table:table-cell office:value-type="float" office:value="1.86863506977725" calcext:value-type="float">
            <text:p>1.8686350698</text:p>
          </table:table-cell>
          <table:table-cell office:value-type="float" office:value="1.79703846599443" calcext:value-type="float">
            <text:p>1.797038466</text:p>
          </table:table-cell>
          <table:table-cell office:value-type="float" office:value="2.01214208609362" calcext:value-type="float">
            <text:p>2.0121420861</text:p>
          </table:table-cell>
          <table:table-cell office:value-type="float" office:value="1.98270595023441" calcext:value-type="float">
            <text:p>1.9827059502</text:p>
          </table:table-cell>
          <table:table-cell table:style-name="ce1" office:value-type="float" office:value="1.93801221626822" calcext:value-type="float">
            <text:p>1.9380122163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office:value-type="float" office:value="2.18273633996256" calcext:value-type="float">
            <text:p>2.18273634</text:p>
          </table:table-cell>
          <table:table-cell office:value-type="float" office:value="2.0646105519996" calcext:value-type="float">
            <text:p>2.064610552</text:p>
          </table:table-cell>
          <table:table-cell office:value-type="float" office:value="2.22105307070642" calcext:value-type="float">
            <text:p>2.2210530707</text:p>
          </table:table-cell>
          <table:table-cell office:value-type="float" office:value="2.15570255089452" calcext:value-type="float">
            <text:p>2.1557025509</text:p>
          </table:table-cell>
          <table:table-cell office:value-type="float" office:value="1.9803152978546" calcext:value-type="float">
            <text:p>1.9803152979</text:p>
          </table:table-cell>
          <table:table-cell office:value-type="float" office:value="2.0436329983033" calcext:value-type="float">
            <text:p>2.0436329983</text:p>
          </table:table-cell>
          <table:table-cell office:value-type="float" office:value="1.97846930223167" calcext:value-type="float">
            <text:p>1.9784693022</text:p>
          </table:table-cell>
          <table:table-cell office:value-type="float" office:value="2.19261259362437" calcext:value-type="float">
            <text:p>2.1926125936</text:p>
          </table:table-cell>
          <table:table-cell office:value-type="float" office:value="2.15511627481949" calcext:value-type="float">
            <text:p>2.1551162748</text:p>
          </table:table-cell>
          <table:table-cell table:style-name="ce1" office:value-type="float" office:value="2.11333667324392" calcext:value-type="float">
            <text:p>2.1133366732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office:value-type="float" office:value="2.36165315960217" calcext:value-type="float">
            <text:p>2.3616531596</text:p>
          </table:table-cell>
          <table:table-cell office:value-type="float" office:value="2.22643705141215" calcext:value-type="float">
            <text:p>2.2264370514</text:p>
          </table:table-cell>
          <table:table-cell office:value-type="float" office:value="2.41166401771594" calcext:value-type="float">
            <text:p>2.4116640177</text:p>
          </table:table-cell>
          <table:table-cell office:value-type="float" office:value="2.34412138237393" calcext:value-type="float">
            <text:p>2.3441213824</text:p>
          </table:table-cell>
          <table:table-cell office:value-type="float" office:value="2.16308731045318" calcext:value-type="float">
            <text:p>2.1630873105</text:p>
          </table:table-cell>
          <table:table-cell office:value-type="float" office:value="2.22266067885762" calcext:value-type="float">
            <text:p>2.2226606789</text:p>
          </table:table-cell>
          <table:table-cell office:value-type="float" office:value="2.16402390113348" calcext:value-type="float">
            <text:p>2.1640239011</text:p>
          </table:table-cell>
          <table:table-cell office:value-type="float" office:value="2.37102333504633" calcext:value-type="float">
            <text:p>2.371023335</text:p>
          </table:table-cell>
          <table:table-cell office:value-type="float" office:value="2.33321774377712" calcext:value-type="float">
            <text:p>2.3332177438</text:p>
          </table:table-cell>
          <table:table-cell table:style-name="ce1" office:value-type="float" office:value="2.28889571637622" calcext:value-type="float">
            <text:p>2.2888957164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office:value-type="float" office:value="2.54544516750411" calcext:value-type="float">
            <text:p>2.5454451675</text:p>
          </table:table-cell>
          <table:table-cell office:value-type="float" office:value="2.40012072585095" calcext:value-type="float">
            <text:p>2.4001207259</text:p>
          </table:table-cell>
          <table:table-cell office:value-type="float" office:value="2.60186400668789" calcext:value-type="float">
            <text:p>2.6018640067</text:p>
          </table:table-cell>
          <table:table-cell office:value-type="float" office:value="2.53496984962151" calcext:value-type="float">
            <text:p>2.5349698496</text:p>
          </table:table-cell>
          <table:table-cell office:value-type="float" office:value="2.34945986300718" calcext:value-type="float">
            <text:p>2.349459863</text:p>
          </table:table-cell>
          <table:table-cell office:value-type="float" office:value="2.40484767624069" calcext:value-type="float">
            <text:p>2.4048476762</text:p>
          </table:table-cell>
          <table:table-cell office:value-type="float" office:value="2.35019407729025" calcext:value-type="float">
            <text:p>2.3501940773</text:p>
          </table:table-cell>
          <table:table-cell office:value-type="float" office:value="2.55459762260971" calcext:value-type="float">
            <text:p>2.5545976226</text:p>
          </table:table-cell>
          <table:table-cell office:value-type="float" office:value="2.50751890095958" calcext:value-type="float">
            <text:p>2.507518901</text:p>
          </table:table-cell>
          <table:table-cell table:style-name="ce1" office:value-type="float" office:value="2.4713574683285" calcext:value-type="float">
            <text:p>2.4713574683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office:value-type="float" office:value="2.73745033046634" calcext:value-type="float">
            <text:p>2.7374503305</text:p>
          </table:table-cell>
          <table:table-cell office:value-type="float" office:value="2.57922634134593" calcext:value-type="float">
            <text:p>2.5792263413</text:p>
          </table:table-cell>
          <table:table-cell office:value-type="float" office:value="2.79345123287525" calcext:value-type="float">
            <text:p>2.7934512329</text:p>
          </table:table-cell>
          <table:table-cell office:value-type="float" office:value="2.72840137524039" calcext:value-type="float">
            <text:p>2.7284013752</text:p>
          </table:table-cell>
          <table:table-cell office:value-type="float" office:value="2.53194746462189" calcext:value-type="float">
            <text:p>2.5319474646</text:p>
          </table:table-cell>
          <table:table-cell office:value-type="float" office:value="2.58591631702331" calcext:value-type="float">
            <text:p>2.585916317</text:p>
          </table:table-cell>
          <table:table-cell office:value-type="float" office:value="2.52789398857288" calcext:value-type="float">
            <text:p>2.5278939886</text:p>
          </table:table-cell>
          <table:table-cell office:value-type="float" office:value="2.72784036660163" calcext:value-type="float">
            <text:p>2.7278403666</text:p>
          </table:table-cell>
          <table:table-cell office:value-type="float" office:value="2.6788409097717" calcext:value-type="float">
            <text:p>2.6788409098</text:p>
          </table:table-cell>
          <table:table-cell table:style-name="ce1" office:value-type="float" office:value="2.64833112479917" calcext:value-type="float">
            <text:p>2.6483311248</text:p>
          </table:table-cell>
          <table:table-cell table:formula="of:=AVERAGE([Entropy.C52:.L52])" office:value-type="float" office:value="2.65392994513185" calcext:value-type="float">
            <text:p>2.6539299451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office:value-type="float" office:value="2.92979832257944" calcext:value-type="float">
            <text:p>2.9297983226</text:p>
          </table:table-cell>
          <table:table-cell office:value-type="float" office:value="2.76325830066817" calcext:value-type="float">
            <text:p>2.7632583007</text:p>
          </table:table-cell>
          <table:table-cell office:value-type="float" office:value="2.98460696986884" calcext:value-type="float">
            <text:p>2.9846069699</text:p>
          </table:table-cell>
          <table:table-cell office:value-type="float" office:value="2.91964698705807" calcext:value-type="float">
            <text:p>2.9196469871</text:p>
          </table:table-cell>
          <table:table-cell office:value-type="float" office:value="2.70966722570508" calcext:value-type="float">
            <text:p>2.7096672257</text:p>
          </table:table-cell>
          <table:table-cell office:value-type="float" office:value="2.7602899602344" calcext:value-type="float">
            <text:p>2.7602899602</text:p>
          </table:table-cell>
          <table:table-cell office:value-type="float" office:value="2.70763121299047" calcext:value-type="float">
            <text:p>2.707631213</text:p>
          </table:table-cell>
          <table:table-cell office:value-type="float" office:value="2.90296425582651" calcext:value-type="float">
            <text:p>2.9029642558</text:p>
          </table:table-cell>
          <table:table-cell office:value-type="float" office:value="2.85519180101151" calcext:value-type="float">
            <text:p>2.855191801</text:p>
          </table:table-cell>
          <table:table-cell table:style-name="ce1" office:value-type="float" office:value="2.82663994002917" calcext:value-type="float">
            <text:p>2.82663994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office:value-type="float" office:value="3.11888635921352" calcext:value-type="float">
            <text:p>3.1188863592</text:p>
          </table:table-cell>
          <table:table-cell office:value-type="float" office:value="2.94595147707604" calcext:value-type="float">
            <text:p>2.9459514771</text:p>
          </table:table-cell>
          <table:table-cell office:value-type="float" office:value="3.17193436604926" calcext:value-type="float">
            <text:p>3.171934366</text:p>
          </table:table-cell>
          <table:table-cell office:value-type="float" office:value="3.11025739565578" calcext:value-type="float">
            <text:p>3.1102573957</text:p>
          </table:table-cell>
          <table:table-cell office:value-type="float" office:value="2.89155378892823" calcext:value-type="float">
            <text:p>2.8915537889</text:p>
          </table:table-cell>
          <table:table-cell office:value-type="float" office:value="2.93612277748293" calcext:value-type="float">
            <text:p>2.9361227775</text:p>
          </table:table-cell>
          <table:table-cell office:value-type="float" office:value="2.89180974819614" calcext:value-type="float">
            <text:p>2.8918097482</text:p>
          </table:table-cell>
          <table:table-cell office:value-type="float" office:value="3.08540462966877" calcext:value-type="float">
            <text:p>3.0854046297</text:p>
          </table:table-cell>
          <table:table-cell office:value-type="float" office:value="3.04191699724452" calcext:value-type="float">
            <text:p>3.0419169972</text:p>
          </table:table-cell>
          <table:table-cell table:style-name="ce1" office:value-type="float" office:value="3.00603095565884" calcext:value-type="float">
            <text:p>3.0060309557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office:value-type="float" office:value="3.29852423797848" calcext:value-type="float">
            <text:p>3.298524238</text:p>
          </table:table-cell>
          <table:table-cell office:value-type="float" office:value="3.12742782339534" calcext:value-type="float">
            <text:p>3.1274278234</text:p>
          </table:table-cell>
          <table:table-cell office:value-type="float" office:value="3.36674347206305" calcext:value-type="float">
            <text:p>3.3667434721</text:p>
          </table:table-cell>
          <table:table-cell office:value-type="float" office:value="3.30024560427346" calcext:value-type="float">
            <text:p>3.3002456043</text:p>
          </table:table-cell>
          <table:table-cell office:value-type="float" office:value="3.07599864753821" calcext:value-type="float">
            <text:p>3.0759986475</text:p>
          </table:table-cell>
          <table:table-cell office:value-type="float" office:value="3.11228691030905" calcext:value-type="float">
            <text:p>3.1122869103</text:p>
          </table:table-cell>
          <table:table-cell office:value-type="float" office:value="3.07680807084601" calcext:value-type="float">
            <text:p>3.0768080708</text:p>
          </table:table-cell>
          <table:table-cell office:value-type="float" office:value="3.26602965808366" calcext:value-type="float">
            <text:p>3.2660296581</text:p>
          </table:table-cell>
          <table:table-cell office:value-type="float" office:value="3.22250545065201" calcext:value-type="float">
            <text:p>3.2225054507</text:p>
          </table:table-cell>
          <table:table-cell table:style-name="ce1" office:value-type="float" office:value="3.17566112306922" calcext:value-type="float">
            <text:p>3.175661123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office:value-type="float" office:value="3.47790907201802" calcext:value-type="float">
            <text:p>3.477909072</text:p>
          </table:table-cell>
          <table:table-cell office:value-type="float" office:value="3.30992724217955" calcext:value-type="float">
            <text:p>3.3099272422</text:p>
          </table:table-cell>
          <table:table-cell office:value-type="float" office:value="3.55179579126681" calcext:value-type="float">
            <text:p>3.5517957913</text:p>
          </table:table-cell>
          <table:table-cell office:value-type="float" office:value="3.48635700898327" calcext:value-type="float">
            <text:p>3.486357009</text:p>
          </table:table-cell>
          <table:table-cell office:value-type="float" office:value="3.25728622528523" calcext:value-type="float">
            <text:p>3.2572862253</text:p>
          </table:table-cell>
          <table:table-cell office:value-type="float" office:value="3.28953918996229" calcext:value-type="float">
            <text:p>3.28953919</text:p>
          </table:table-cell>
          <table:table-cell office:value-type="float" office:value="3.26379783754688" calcext:value-type="float">
            <text:p>3.2637978375</text:p>
          </table:table-cell>
          <table:table-cell office:value-type="float" office:value="3.4468373615099" calcext:value-type="float">
            <text:p>3.4468373615</text:p>
          </table:table-cell>
          <table:table-cell office:value-type="float" office:value="3.39892588274806" calcext:value-type="float">
            <text:p>3.3989258827</text:p>
          </table:table-cell>
          <table:table-cell table:style-name="ce1" office:value-type="float" office:value="3.35011087257064" calcext:value-type="float">
            <text:p>3.350110872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office:value-type="float" office:value="3.67134417459039" calcext:value-type="float">
            <text:p>3.6713441746</text:p>
          </table:table-cell>
          <table:table-cell office:value-type="float" office:value="3.48838309519427" calcext:value-type="float">
            <text:p>3.4883830952</text:p>
          </table:table-cell>
          <table:table-cell office:value-type="float" office:value="3.73358776358694" calcext:value-type="float">
            <text:p>3.7335877636</text:p>
          </table:table-cell>
          <table:table-cell office:value-type="float" office:value="3.67762099744103" calcext:value-type="float">
            <text:p>3.6776209974</text:p>
          </table:table-cell>
          <table:table-cell office:value-type="float" office:value="3.44360580082629" calcext:value-type="float">
            <text:p>3.4436058008</text:p>
          </table:table-cell>
          <table:table-cell office:value-type="float" office:value="3.46858641671144" calcext:value-type="float">
            <text:p>3.4685864167</text:p>
          </table:table-cell>
          <table:table-cell office:value-type="float" office:value="3.45001439432966" calcext:value-type="float">
            <text:p>3.4500143943</text:p>
          </table:table-cell>
          <table:table-cell office:value-type="float" office:value="3.62638019466701" calcext:value-type="float">
            <text:p>3.6263801947</text:p>
          </table:table-cell>
          <table:table-cell office:value-type="float" office:value="3.58150624456115" calcext:value-type="float">
            <text:p>3.5815062446</text:p>
          </table:table-cell>
          <table:table-cell table:style-name="ce1" office:value-type="float" office:value="3.52079054039582" calcext:value-type="float">
            <text:p>3.5207905404</text:p>
          </table:table-cell>
          <table:table-cell table:style-name="ce2" table:formula="of:=AVERAGE([Entropy.C57:.L57])" office:value-type="float" office:value="3.5661819622304" calcext:value-type="float">
            <text:p>3.5661819622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office:value-type="float" office:value="3.86432888378493" calcext:value-type="float">
            <text:p>3.8643288838</text:p>
          </table:table-cell>
          <table:table-cell office:value-type="float" office:value="3.6605030026429" calcext:value-type="float">
            <text:p>3.6605030026</text:p>
          </table:table-cell>
          <table:table-cell office:value-type="float" office:value="3.926644069843" calcext:value-type="float">
            <text:p>3.9266440698</text:p>
          </table:table-cell>
          <table:table-cell office:value-type="float" office:value="3.86222619900567" calcext:value-type="float">
            <text:p>3.862226199</text:p>
          </table:table-cell>
          <table:table-cell office:value-type="float" office:value="3.63086344984321" calcext:value-type="float">
            <text:p>3.6308634498</text:p>
          </table:table-cell>
          <table:table-cell office:value-type="float" office:value="3.64056290808432" calcext:value-type="float">
            <text:p>3.6405629081</text:p>
          </table:table-cell>
          <table:table-cell office:value-type="float" office:value="3.63490717972049" calcext:value-type="float">
            <text:p>3.6349071797</text:p>
          </table:table-cell>
          <table:table-cell office:value-type="float" office:value="3.81055434930765" calcext:value-type="float">
            <text:p>3.8105543493</text:p>
          </table:table-cell>
          <table:table-cell office:value-type="float" office:value="3.75597756657421" calcext:value-type="float">
            <text:p>3.7559775666</text:p>
          </table:table-cell>
          <table:table-cell table:style-name="ce1" office:value-type="float" office:value="3.69765883184224" calcext:value-type="float">
            <text:p>3.6976588318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office:value-type="float" office:value="4.054951210117" calcext:value-type="float">
            <text:p>4.0549512101</text:p>
          </table:table-cell>
          <table:table-cell office:value-type="float" office:value="3.84423426156121" calcext:value-type="float">
            <text:p>3.8442342616</text:p>
          </table:table-cell>
          <table:table-cell office:value-type="float" office:value="4.12296850151844" calcext:value-type="float">
            <text:p>4.1229685015</text:p>
          </table:table-cell>
          <table:table-cell office:value-type="float" office:value="4.04917218603653" calcext:value-type="float">
            <text:p>4.049172186</text:p>
          </table:table-cell>
          <table:table-cell office:value-type="float" office:value="3.81673752276642" calcext:value-type="float">
            <text:p>3.8167375228</text:p>
          </table:table-cell>
          <table:table-cell office:value-type="float" office:value="3.82226551470985" calcext:value-type="float">
            <text:p>3.8222655147</text:p>
          </table:table-cell>
          <table:table-cell office:value-type="float" office:value="3.82192670527389" calcext:value-type="float">
            <text:p>3.8219267053</text:p>
          </table:table-cell>
          <table:table-cell office:value-type="float" office:value="3.99837861477004" calcext:value-type="float">
            <text:p>3.9983786148</text:p>
          </table:table-cell>
          <table:table-cell office:value-type="float" office:value="3.93889060057655" calcext:value-type="float">
            <text:p>3.9388906006</text:p>
          </table:table-cell>
          <table:table-cell table:style-name="ce1" office:value-type="float" office:value="3.87599972266156" calcext:value-type="float">
            <text:p>3.8759997227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office:value-type="float" office:value="4.24592925054098" calcext:value-type="float">
            <text:p>4.2459292505</text:p>
          </table:table-cell>
          <table:table-cell office:value-type="float" office:value="4.01957111922122" calcext:value-type="float">
            <text:p>4.0195711192</text:p>
          </table:table-cell>
          <table:table-cell office:value-type="float" office:value="4.3170897828718" calcext:value-type="float">
            <text:p>4.3170897829</text:p>
          </table:table-cell>
          <table:table-cell office:value-type="float" office:value="4.23143982621871" calcext:value-type="float">
            <text:p>4.2314398262</text:p>
          </table:table-cell>
          <table:table-cell office:value-type="float" office:value="3.9994958117217" calcext:value-type="float">
            <text:p>3.9994958117</text:p>
          </table:table-cell>
          <table:table-cell office:value-type="float" office:value="4.00839755421487" calcext:value-type="float">
            <text:p>4.0083975542</text:p>
          </table:table-cell>
          <table:table-cell office:value-type="float" office:value="4.00505167144248" calcext:value-type="float">
            <text:p>4.0050516714</text:p>
          </table:table-cell>
          <table:table-cell office:value-type="float" office:value="4.18133639265778" calcext:value-type="float">
            <text:p>4.1813363927</text:p>
          </table:table-cell>
          <table:table-cell office:value-type="float" office:value="4.11584213645098" calcext:value-type="float">
            <text:p>4.1158421365</text:p>
          </table:table-cell>
          <table:table-cell table:style-name="ce1" office:value-type="float" office:value="4.05764912206961" calcext:value-type="float">
            <text:p>4.0576491221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office:value-type="float" office:value="4.44337057789663" calcext:value-type="float">
            <text:p>4.4433705779</text:p>
          </table:table-cell>
          <table:table-cell office:value-type="float" office:value="4.19427184222821" calcext:value-type="float">
            <text:p>4.1942718422</text:p>
          </table:table-cell>
          <table:table-cell office:value-type="float" office:value="4.50596749265553" calcext:value-type="float">
            <text:p>4.5059674927</text:p>
          </table:table-cell>
          <table:table-cell office:value-type="float" office:value="4.41903732194906" calcext:value-type="float">
            <text:p>4.4190373219</text:p>
          </table:table-cell>
          <table:table-cell office:value-type="float" office:value="4.18080663731415" calcext:value-type="float">
            <text:p>4.1808066373</text:p>
          </table:table-cell>
          <table:table-cell office:value-type="float" office:value="4.19362029672264" calcext:value-type="float">
            <text:p>4.1936202967</text:p>
          </table:table-cell>
          <table:table-cell office:value-type="float" office:value="4.19301530463437" calcext:value-type="float">
            <text:p>4.1930153046</text:p>
          </table:table-cell>
          <table:table-cell office:value-type="float" office:value="4.36514136509269" calcext:value-type="float">
            <text:p>4.3651413651</text:p>
          </table:table-cell>
          <table:table-cell office:value-type="float" office:value="4.30475749071984" calcext:value-type="float">
            <text:p>4.3047574907</text:p>
          </table:table-cell>
          <table:table-cell table:style-name="ce1" office:value-type="float" office:value="4.24784869012357" calcext:value-type="float">
            <text:p>4.2478486901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office:value-type="float" office:value="4.63272498115139" calcext:value-type="float">
            <text:p>4.6327249812</text:p>
          </table:table-cell>
          <table:table-cell office:value-type="float" office:value="4.36999242483745" calcext:value-type="float">
            <text:p>4.3699924248</text:p>
          </table:table-cell>
          <table:table-cell office:value-type="float" office:value="4.69799469463622" calcext:value-type="float">
            <text:p>4.6979946946</text:p>
          </table:table-cell>
          <table:table-cell office:value-type="float" office:value="4.60854555078404" calcext:value-type="float">
            <text:p>4.6085455508</text:p>
          </table:table-cell>
          <table:table-cell office:value-type="float" office:value="4.35876258878365" calcext:value-type="float">
            <text:p>4.3587625888</text:p>
          </table:table-cell>
          <table:table-cell office:value-type="float" office:value="4.38173864748564" calcext:value-type="float">
            <text:p>4.3817386475</text:p>
          </table:table-cell>
          <table:table-cell office:value-type="float" office:value="4.38040094368583" calcext:value-type="float">
            <text:p>4.3804009437</text:p>
          </table:table-cell>
          <table:table-cell office:value-type="float" office:value="4.55150176855181" calcext:value-type="float">
            <text:p>4.5515017686</text:p>
          </table:table-cell>
          <table:table-cell office:value-type="float" office:value="4.49184521317046" calcext:value-type="float">
            <text:p>4.4918452132</text:p>
          </table:table-cell>
          <table:table-cell table:style-name="ce1" office:value-type="float" office:value="4.42951704763224" calcext:value-type="float">
            <text:p>4.4295170476</text:p>
          </table:table-cell>
          <table:table-cell table:formula="of:=AVERAGE([Entropy.C62:.L62])" office:value-type="float" office:value="4.49030238607187" calcext:value-type="float">
            <text:p>4.4903023861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office:value-type="float" office:value="4.82461122870522" calcext:value-type="float">
            <text:p>4.8246112287</text:p>
          </table:table-cell>
          <table:table-cell office:value-type="float" office:value="4.54666011421986" calcext:value-type="float">
            <text:p>4.5466601142</text:p>
          </table:table-cell>
          <table:table-cell office:value-type="float" office:value="4.88611607527269" calcext:value-type="float">
            <text:p>4.8861160753</text:p>
          </table:table-cell>
          <table:table-cell office:value-type="float" office:value="4.79810384014498" calcext:value-type="float">
            <text:p>4.7981038401</text:p>
          </table:table-cell>
          <table:table-cell office:value-type="float" office:value="4.53979509305489" calcext:value-type="float">
            <text:p>4.5397950931</text:p>
          </table:table-cell>
          <table:table-cell office:value-type="float" office:value="4.56725830640624" calcext:value-type="float">
            <text:p>4.5672583064</text:p>
          </table:table-cell>
          <table:table-cell office:value-type="float" office:value="4.56690643210636" calcext:value-type="float">
            <text:p>4.5669064321</text:p>
          </table:table-cell>
          <table:table-cell office:value-type="float" office:value="4.74055669779959" calcext:value-type="float">
            <text:p>4.7405566978</text:p>
          </table:table-cell>
          <table:table-cell office:value-type="float" office:value="4.67808624719372" calcext:value-type="float">
            <text:p>4.6780862472</text:p>
          </table:table-cell>
          <table:table-cell table:style-name="ce1" office:value-type="float" office:value="4.62821288461505" calcext:value-type="float">
            <text:p>4.6282128846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office:value-type="float" office:value="5.02494523756254" calcext:value-type="float">
            <text:p>5.0249452376</text:p>
          </table:table-cell>
          <table:table-cell office:value-type="float" office:value="4.72903548561661" calcext:value-type="float">
            <text:p>4.7290354856</text:p>
          </table:table-cell>
          <table:table-cell office:value-type="float" office:value="5.08269129092197" calcext:value-type="float">
            <text:p>5.0826912909</text:p>
          </table:table-cell>
          <table:table-cell office:value-type="float" office:value="4.98738275161467" calcext:value-type="float">
            <text:p>4.9873827516</text:p>
          </table:table-cell>
          <table:table-cell office:value-type="float" office:value="4.73009476900891" calcext:value-type="float">
            <text:p>4.730094769</text:p>
          </table:table-cell>
          <table:table-cell office:value-type="float" office:value="4.75476160715762" calcext:value-type="float">
            <text:p>4.7547616072</text:p>
          </table:table-cell>
          <table:table-cell office:value-type="float" office:value="4.75644002499593" calcext:value-type="float">
            <text:p>4.756440025</text:p>
          </table:table-cell>
          <table:table-cell office:value-type="float" office:value="4.92322399791233" calcext:value-type="float">
            <text:p>4.9232239979</text:p>
          </table:table-cell>
          <table:table-cell office:value-type="float" office:value="4.87647522720037" calcext:value-type="float">
            <text:p>4.8764752272</text:p>
          </table:table-cell>
          <table:table-cell table:style-name="ce1" office:value-type="float" office:value="4.81433875142731" calcext:value-type="float">
            <text:p>4.8143387514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office:value-type="float" office:value="5.21663115454659" calcext:value-type="float">
            <text:p>5.2166311545</text:p>
          </table:table-cell>
          <table:table-cell office:value-type="float" office:value="4.91344834112705" calcext:value-type="float">
            <text:p>4.9134483411</text:p>
          </table:table-cell>
          <table:table-cell office:value-type="float" office:value="5.27513765946094" calcext:value-type="float">
            <text:p>5.2751376595</text:p>
          </table:table-cell>
          <table:table-cell office:value-type="float" office:value="5.18784808685716" calcext:value-type="float">
            <text:p>5.1878480869</text:p>
          </table:table-cell>
          <table:table-cell office:value-type="float" office:value="4.92492350354923" calcext:value-type="float">
            <text:p>4.9249235035</text:p>
          </table:table-cell>
          <table:table-cell office:value-type="float" office:value="4.93585635815948" calcext:value-type="float">
            <text:p>4.9358563582</text:p>
          </table:table-cell>
          <table:table-cell office:value-type="float" office:value="4.94005487391145" calcext:value-type="float">
            <text:p>4.9400548739</text:p>
          </table:table-cell>
          <table:table-cell office:value-type="float" office:value="5.11841607902649" calcext:value-type="float">
            <text:p>5.118416079</text:p>
          </table:table-cell>
          <table:table-cell office:value-type="float" office:value="5.06660717901028" calcext:value-type="float">
            <text:p>5.066607179</text:p>
          </table:table-cell>
          <table:table-cell table:style-name="ce1" office:value-type="float" office:value="5.01183920502169" calcext:value-type="float">
            <text:p>5.011839205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office:value-type="float" office:value="5.41739597885988" calcext:value-type="float">
            <text:p>5.4173959789</text:p>
          </table:table-cell>
          <table:table-cell office:value-type="float" office:value="5.09963233528043" calcext:value-type="float">
            <text:p>5.0996323353</text:p>
          </table:table-cell>
          <table:table-cell office:value-type="float" office:value="5.46601732395736" calcext:value-type="float">
            <text:p>5.466017324</text:p>
          </table:table-cell>
          <table:table-cell office:value-type="float" office:value="5.38533423976583" calcext:value-type="float">
            <text:p>5.3853342398</text:p>
          </table:table-cell>
          <table:table-cell office:value-type="float" office:value="5.11074998561325" calcext:value-type="float">
            <text:p>5.1107499856</text:p>
          </table:table-cell>
          <table:table-cell office:value-type="float" office:value="5.12671413909515" calcext:value-type="float">
            <text:p>5.1267141391</text:p>
          </table:table-cell>
          <table:table-cell office:value-type="float" office:value="5.12743590310152" calcext:value-type="float">
            <text:p>5.1274359031</text:p>
          </table:table-cell>
          <table:table-cell office:value-type="float" office:value="5.31791953849131" calcext:value-type="float">
            <text:p>5.3179195385</text:p>
          </table:table-cell>
          <table:table-cell office:value-type="float" office:value="5.26139177302458" calcext:value-type="float">
            <text:p>5.261391773</text:p>
          </table:table-cell>
          <table:table-cell table:style-name="ce1" office:value-type="float" office:value="5.21452133087327" calcext:value-type="float">
            <text:p>5.2145213309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office:value-type="float" office:value="5.61404295419031" calcext:value-type="float">
            <text:p>5.6140429542</text:p>
          </table:table-cell>
          <table:table-cell office:value-type="float" office:value="5.28572229726296" calcext:value-type="float">
            <text:p>5.2857222973</text:p>
          </table:table-cell>
          <table:table-cell office:value-type="float" office:value="5.65725455070516" calcext:value-type="float">
            <text:p>5.6572545507</text:p>
          </table:table-cell>
          <table:table-cell office:value-type="float" office:value="5.57565061583542" calcext:value-type="float">
            <text:p>5.5756506158</text:p>
          </table:table-cell>
          <table:table-cell office:value-type="float" office:value="5.29919669691173" calcext:value-type="float">
            <text:p>5.2991966969</text:p>
          </table:table-cell>
          <table:table-cell office:value-type="float" office:value="5.3137570634254" calcext:value-type="float">
            <text:p>5.3137570634</text:p>
          </table:table-cell>
          <table:table-cell office:value-type="float" office:value="5.32106068428014" calcext:value-type="float">
            <text:p>5.3210606843</text:p>
          </table:table-cell>
          <table:table-cell office:value-type="float" office:value="5.51346721772412" calcext:value-type="float">
            <text:p>5.5134672177</text:p>
          </table:table-cell>
          <table:table-cell office:value-type="float" office:value="5.44824664641982" calcext:value-type="float">
            <text:p>5.4482466464</text:p>
          </table:table-cell>
          <table:table-cell table:style-name="ce1" office:value-type="float" office:value="5.41651083255402" calcext:value-type="float">
            <text:p>5.4165108326</text:p>
          </table:table-cell>
          <table:table-cell table:style-name="ce2" table:formula="of:=AVERAGE([Entropy.C67:.L67])" office:value-type="float" office:value="5.44449095593091" calcext:value-type="float">
            <text:p>5.4444909559</text:p>
          </table:table-cell>
        </table:table-row>
      </table:table>
      <table:table table:name="EPC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=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/>
          <table:table-cell office:value-type="string" calcext:value-type="string">
            <text:p>CrossRec</text:p>
          </table:table-cell>
          <table:table-cell table:style-name="ce1" office:value-type="float" office:value="0.43423018388532" calcext:value-type="float">
            <text:p>0.4342301839</text:p>
          </table:table-cell>
          <table:table-cell table:style-name="ce1" office:value-type="float" office:value="0.283572094857622" calcext:value-type="float">
            <text:p>0.2835720949</text:p>
          </table:table-cell>
          <table:table-cell table:style-name="ce1" office:value-type="float" office:value="0.369400521144819" calcext:value-type="float">
            <text:p>0.3694005211</text:p>
          </table:table-cell>
          <table:table-cell table:style-name="ce1" office:value-type="float" office:value="0.378050570046959" calcext:value-type="float">
            <text:p>0.37805057</text:p>
          </table:table-cell>
          <table:table-cell table:style-name="ce1" office:value-type="float" office:value="0.287945213625946" calcext:value-type="float">
            <text:p>0.2879452136</text:p>
          </table:table-cell>
          <table:table-cell table:style-name="ce1" office:value-type="float" office:value="0.316166454376146" calcext:value-type="float">
            <text:p>0.3161664544</text:p>
          </table:table-cell>
          <table:table-cell table:style-name="ce1" office:value-type="float" office:value="0.335306533243617" calcext:value-type="float">
            <text:p>0.3353065332</text:p>
          </table:table-cell>
          <table:table-cell table:style-name="ce1" office:value-type="float" office:value="0.354494441052339" calcext:value-type="float">
            <text:p>0.3544944411</text:p>
          </table:table-cell>
          <table:table-cell table:style-name="ce1" office:value-type="float" office:value="0.32291906421534" calcext:value-type="float">
            <text:p>0.3229190642</text:p>
          </table:table-cell>
          <table:table-cell table:style-name="ce1" office:value-type="float" office:value="0.291405398874147" calcext:value-type="float">
            <text:p>0.2914053989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269640827524126" calcext:value-type="float">
            <text:p>0.2696408275</text:p>
          </table:table-cell>
          <table:table-cell table:style-name="ce1" office:value-type="float" office:value="0.116145442818331" calcext:value-type="float">
            <text:p>0.1161454428</text:p>
          </table:table-cell>
          <table:table-cell table:style-name="ce1" office:value-type="float" office:value="0.233157130498127" calcext:value-type="float">
            <text:p>0.2331571305</text:p>
          </table:table-cell>
          <table:table-cell table:style-name="ce1" office:value-type="float" office:value="0.196438130150784" calcext:value-type="float">
            <text:p>0.1964381302</text:p>
          </table:table-cell>
          <table:table-cell table:style-name="ce1" office:value-type="float" office:value="0.128869071303327" calcext:value-type="float">
            <text:p>0.1288690713</text:p>
          </table:table-cell>
          <table:table-cell table:style-name="ce1" office:value-type="float" office:value="0.156963608534099" calcext:value-type="float">
            <text:p>0.1569636085</text:p>
          </table:table-cell>
          <table:table-cell table:style-name="ce1" office:value-type="float" office:value="0.127796785057686" calcext:value-type="float">
            <text:p>0.1277967851</text:p>
          </table:table-cell>
          <table:table-cell table:style-name="ce1" office:value-type="float" office:value="0.219758968055529" calcext:value-type="float">
            <text:p>0.2197589681</text:p>
          </table:table-cell>
          <table:table-cell table:style-name="ce1" office:value-type="float" office:value="0.195755065223953" calcext:value-type="float">
            <text:p>0.1957550652</text:p>
          </table:table-cell>
          <table:table-cell table:style-name="ce1" office:value-type="float" office:value="0.187593099021357" calcext:value-type="float">
            <text:p>0.1875930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ssRec</text:p>
          </table:table-cell>
          <table:table-cell table:style-name="ce1" office:value-type="float" office:value="0.494408373489322" calcext:value-type="float">
            <text:p>0.4944083735</text:p>
          </table:table-cell>
          <table:table-cell table:style-name="ce1" office:value-type="float" office:value="0.346207249942074" calcext:value-type="float">
            <text:p>0.3462072499</text:p>
          </table:table-cell>
          <table:table-cell table:style-name="ce1" office:value-type="float" office:value="0.435035243153732" calcext:value-type="float">
            <text:p>0.4350352432</text:p>
          </table:table-cell>
          <table:table-cell table:style-name="ce1" office:value-type="float" office:value="0.448347310408529" calcext:value-type="float">
            <text:p>0.4483473104</text:p>
          </table:table-cell>
          <table:table-cell table:style-name="ce1" office:value-type="float" office:value="0.347400446134706" calcext:value-type="float">
            <text:p>0.3474004461</text:p>
          </table:table-cell>
          <table:table-cell table:style-name="ce1" office:value-type="float" office:value="0.370136987449413" calcext:value-type="float">
            <text:p>0.3701369874</text:p>
          </table:table-cell>
          <table:table-cell table:style-name="ce1" office:value-type="float" office:value="0.395433132465616" calcext:value-type="float">
            <text:p>0.3954331325</text:p>
          </table:table-cell>
          <table:table-cell table:style-name="ce1" office:value-type="float" office:value="0.415529358487025" calcext:value-type="float">
            <text:p>0.4155293585</text:p>
          </table:table-cell>
          <table:table-cell table:style-name="ce1" office:value-type="float" office:value="0.374066772106876" calcext:value-type="float">
            <text:p>0.3740667721</text:p>
          </table:table-cell>
          <table:table-cell table:style-name="ce1" office:value-type="float" office:value="0.349111568004862" calcext:value-type="float">
            <text:p>0.349111568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365324875422192" calcext:value-type="float">
            <text:p>0.3653248754</text:p>
          </table:table-cell>
          <table:table-cell table:style-name="ce1" office:value-type="float" office:value="0.186901129840659" calcext:value-type="float">
            <text:p>0.1869011298</text:p>
          </table:table-cell>
          <table:table-cell table:style-name="ce1" office:value-type="float" office:value="0.306422668558393" calcext:value-type="float">
            <text:p>0.3064226686</text:p>
          </table:table-cell>
          <table:table-cell table:style-name="ce1" office:value-type="float" office:value="0.273799776441604" calcext:value-type="float">
            <text:p>0.2737997764</text:p>
          </table:table-cell>
          <table:table-cell table:style-name="ce1" office:value-type="float" office:value="0.177757302280375" calcext:value-type="float">
            <text:p>0.1777573023</text:p>
          </table:table-cell>
          <table:table-cell table:style-name="ce1" office:value-type="float" office:value="0.222532414481624" calcext:value-type="float">
            <text:p>0.2225324145</text:p>
          </table:table-cell>
          <table:table-cell table:style-name="ce1" office:value-type="float" office:value="0.188449262858861" calcext:value-type="float">
            <text:p>0.1884492629</text:p>
          </table:table-cell>
          <table:table-cell table:style-name="ce1" office:value-type="float" office:value="0.308174243973722" calcext:value-type="float">
            <text:p>0.308174244</text:p>
          </table:table-cell>
          <table:table-cell table:style-name="ce1" office:value-type="float" office:value="0.255408173267077" calcext:value-type="float">
            <text:p>0.2554081733</text:p>
          </table:table-cell>
          <table:table-cell table:style-name="ce1" office:value-type="float" office:value="0.264741453181233" calcext:value-type="float">
            <text:p>0.26474145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ssRec</text:p>
          </table:table-cell>
          <table:table-cell table:style-name="ce1" office:value-type="float" office:value="0.521499924650564" calcext:value-type="float">
            <text:p>0.5214999247</text:p>
          </table:table-cell>
          <table:table-cell table:style-name="ce1" office:value-type="float" office:value="0.379120299088594" calcext:value-type="float">
            <text:p>0.3791202991</text:p>
          </table:table-cell>
          <table:table-cell table:style-name="ce1" office:value-type="float" office:value="0.470355566580817" calcext:value-type="float">
            <text:p>0.4703555666</text:p>
          </table:table-cell>
          <table:table-cell table:style-name="ce1" office:value-type="float" office:value="0.480297329350954" calcext:value-type="float">
            <text:p>0.4802973294</text:p>
          </table:table-cell>
          <table:table-cell table:style-name="ce1" office:value-type="float" office:value="0.386626661349238" calcext:value-type="float">
            <text:p>0.3866266613</text:p>
          </table:table-cell>
          <table:table-cell table:style-name="ce1" office:value-type="float" office:value="0.401172870915121" calcext:value-type="float">
            <text:p>0.4011728709</text:p>
          </table:table-cell>
          <table:table-cell table:style-name="ce1" office:value-type="float" office:value="0.42014644076378" calcext:value-type="float">
            <text:p>0.4201464408</text:p>
          </table:table-cell>
          <table:table-cell table:style-name="ce1" office:value-type="float" office:value="0.450873155548314" calcext:value-type="float">
            <text:p>0.4508731555</text:p>
          </table:table-cell>
          <table:table-cell table:style-name="ce1" office:value-type="float" office:value="0.403299544699917" calcext:value-type="float">
            <text:p>0.4032995447</text:p>
          </table:table-cell>
          <table:table-cell table:style-name="ce1" office:value-type="float" office:value="0.376499861695711" calcext:value-type="float">
            <text:p>0.3764998617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410775054910076" calcext:value-type="float">
            <text:p>0.4107750549</text:p>
          </table:table-cell>
          <table:table-cell table:style-name="ce1" office:value-type="float" office:value="0.233459085691715" calcext:value-type="float">
            <text:p>0.2334590857</text:p>
          </table:table-cell>
          <table:table-cell table:style-name="ce1" office:value-type="float" office:value="0.35391703735415" calcext:value-type="float">
            <text:p>0.3539170374</text:p>
          </table:table-cell>
          <table:table-cell table:style-name="ce1" office:value-type="float" office:value="0.325859771860086" calcext:value-type="float">
            <text:p>0.3258597719</text:p>
          </table:table-cell>
          <table:table-cell table:style-name="ce1" office:value-type="float" office:value="0.24131180743945" calcext:value-type="float">
            <text:p>0.2413118074</text:p>
          </table:table-cell>
          <table:table-cell table:style-name="ce1" office:value-type="float" office:value="0.263837819702961" calcext:value-type="float">
            <text:p>0.2638378197</text:p>
          </table:table-cell>
          <table:table-cell table:style-name="ce1" office:value-type="float" office:value="0.247410238540072" calcext:value-type="float">
            <text:p>0.2474102385</text:p>
          </table:table-cell>
          <table:table-cell table:style-name="ce1" office:value-type="float" office:value="0.352304104287179" calcext:value-type="float">
            <text:p>0.3523041043</text:p>
          </table:table-cell>
          <table:table-cell table:style-name="ce1" office:value-type="float" office:value="0.293697472725099" calcext:value-type="float">
            <text:p>0.2936974727</text:p>
          </table:table-cell>
          <table:table-cell table:style-name="ce1" office:value-type="float" office:value="0.296648617058146" calcext:value-type="float">
            <text:p>0.29664861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ssRec</text:p>
          </table:table-cell>
          <table:table-cell table:style-name="ce1" office:value-type="float" office:value="0.540619178600528" calcext:value-type="float">
            <text:p>0.5406191786</text:p>
          </table:table-cell>
          <table:table-cell table:style-name="ce1" office:value-type="float" office:value="0.403256569676586" calcext:value-type="float">
            <text:p>0.4032565697</text:p>
          </table:table-cell>
          <table:table-cell table:style-name="ce1" office:value-type="float" office:value="0.492399876670225" calcext:value-type="float">
            <text:p>0.4923998767</text:p>
          </table:table-cell>
          <table:table-cell table:style-name="ce1" office:value-type="float" office:value="0.502810558833198" calcext:value-type="float">
            <text:p>0.5028105588</text:p>
          </table:table-cell>
          <table:table-cell table:style-name="ce1" office:value-type="float" office:value="0.405828265540791" calcext:value-type="float">
            <text:p>0.4058282655</text:p>
          </table:table-cell>
          <table:table-cell table:style-name="ce1" office:value-type="float" office:value="0.423859293957395" calcext:value-type="float">
            <text:p>0.423859294</text:p>
          </table:table-cell>
          <table:table-cell table:style-name="ce1" office:value-type="float" office:value="0.441140875787074" calcext:value-type="float">
            <text:p>0.4411408758</text:p>
          </table:table-cell>
          <table:table-cell table:style-name="ce1" office:value-type="float" office:value="0.46922945843327" calcext:value-type="float">
            <text:p>0.4692294584</text:p>
          </table:table-cell>
          <table:table-cell table:style-name="ce1" office:value-type="float" office:value="0.420649808714642" calcext:value-type="float">
            <text:p>0.4206498087</text:p>
          </table:table-cell>
          <table:table-cell table:style-name="ce1" office:value-type="float" office:value="0.391065750353748" calcext:value-type="float">
            <text:p>0.3910657504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438489561542768" calcext:value-type="float">
            <text:p>0.4384895615</text:p>
          </table:table-cell>
          <table:table-cell table:style-name="ce1" office:value-type="float" office:value="0.260329795033781" calcext:value-type="float">
            <text:p>0.260329795</text:p>
          </table:table-cell>
          <table:table-cell table:style-name="ce1" office:value-type="float" office:value="0.387245880964526" calcext:value-type="float">
            <text:p>0.387245881</text:p>
          </table:table-cell>
          <table:table-cell table:style-name="ce1" office:value-type="float" office:value="0.373607857508699" calcext:value-type="float">
            <text:p>0.3736078575</text:p>
          </table:table-cell>
          <table:table-cell table:style-name="ce1" office:value-type="float" office:value="0.289638341127121" calcext:value-type="float">
            <text:p>0.2896383411</text:p>
          </table:table-cell>
          <table:table-cell table:style-name="ce1" office:value-type="float" office:value="0.308786316059411" calcext:value-type="float">
            <text:p>0.3087863161</text:p>
          </table:table-cell>
          <table:table-cell table:style-name="ce1" office:value-type="float" office:value="0.292716662843007" calcext:value-type="float">
            <text:p>0.2927166628</text:p>
          </table:table-cell>
          <table:table-cell table:style-name="ce1" office:value-type="float" office:value="0.380180058906683" calcext:value-type="float">
            <text:p>0.3801800589</text:p>
          </table:table-cell>
          <table:table-cell table:style-name="ce1" office:value-type="float" office:value="0.322684939372602" calcext:value-type="float">
            <text:p>0.3226849394</text:p>
          </table:table-cell>
          <table:table-cell table:style-name="ce1" office:value-type="float" office:value="0.320462518092887" calcext:value-type="float">
            <text:p>0.32046251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=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ssRec</text:p>
          </table:table-cell>
          <table:table-cell table:style-name="ce1" office:value-type="float" office:value="0.55698780442373" calcext:value-type="float">
            <text:p>0.5569878044</text:p>
          </table:table-cell>
          <table:table-cell table:style-name="ce1" office:value-type="float" office:value="0.421371441354774" calcext:value-type="float">
            <text:p>0.4213714414</text:p>
          </table:table-cell>
          <table:table-cell table:style-name="ce1" office:value-type="float" office:value="0.508361156159646" calcext:value-type="float">
            <text:p>0.5083611562</text:p>
          </table:table-cell>
          <table:table-cell table:style-name="ce1" office:value-type="float" office:value="0.517499655886036" calcext:value-type="float">
            <text:p>0.5174996559</text:p>
          </table:table-cell>
          <table:table-cell table:style-name="ce1" office:value-type="float" office:value="0.430573857295706" calcext:value-type="float">
            <text:p>0.4305738573</text:p>
          </table:table-cell>
          <table:table-cell table:style-name="ce1" office:value-type="float" office:value="0.44034358759725" calcext:value-type="float">
            <text:p>0.4403435876</text:p>
          </table:table-cell>
          <table:table-cell table:style-name="ce1" office:value-type="float" office:value="0.457058370919263" calcext:value-type="float">
            <text:p>0.4570583709</text:p>
          </table:table-cell>
          <table:table-cell table:style-name="ce1" office:value-type="float" office:value="0.481855058982009" calcext:value-type="float">
            <text:p>0.481855059</text:p>
          </table:table-cell>
          <table:table-cell table:style-name="ce1" office:value-type="float" office:value="0.432165966271704" calcext:value-type="float">
            <text:p>0.4321659663</text:p>
          </table:table-cell>
          <table:table-cell table:style-name="ce1" office:value-type="float" office:value="0.401037929099822" calcext:value-type="float">
            <text:p>0.4010379291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0.458976660613926" calcext:value-type="float">
            <text:p>0.4589766606</text:p>
          </table:table-cell>
          <table:table-cell table:style-name="ce1" office:value-type="float" office:value="0.289832112116378" calcext:value-type="float">
            <text:p>0.2898321121</text:p>
          </table:table-cell>
          <table:table-cell table:style-name="ce1" office:value-type="float" office:value="0.413094668258555" calcext:value-type="float">
            <text:p>0.4130946683</text:p>
          </table:table-cell>
          <table:table-cell table:style-name="ce1" office:value-type="float" office:value="0.401460760293097" calcext:value-type="float">
            <text:p>0.4014607603</text:p>
          </table:table-cell>
          <table:table-cell table:style-name="ce1" office:value-type="float" office:value="0.32766927630638" calcext:value-type="float">
            <text:p>0.3276692763</text:p>
          </table:table-cell>
          <table:table-cell table:style-name="ce1" office:value-type="float" office:value="0.344979494208121" calcext:value-type="float">
            <text:p>0.3449794942</text:p>
          </table:table-cell>
          <table:table-cell table:style-name="ce1" office:value-type="float" office:value="0.332059014008626" calcext:value-type="float">
            <text:p>0.332059014</text:p>
          </table:table-cell>
          <table:table-cell table:style-name="ce1" office:value-type="float" office:value="0.398467431374796" calcext:value-type="float">
            <text:p>0.3984674314</text:p>
          </table:table-cell>
          <table:table-cell table:style-name="ce1" office:value-type="float" office:value="0.341336308559596" calcext:value-type="float">
            <text:p>0.3413363086</text:p>
          </table:table-cell>
          <table:table-cell table:style-name="ce1" office:value-type="float" office:value="0.349749020203601" calcext:value-type="float">
            <text:p>0.3497490202</text:p>
          </table:table-cell>
        </table:table-row>
        <table:table-row table:style-name="ro1" table:number-rows-repeated="40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N=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ossRe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 table:number-columns-repeated="2"/>
          <table:table-cell table:style-name="ce1" office:value-type="float" office:value="0.597633075994135" calcext:value-type="float">
            <text:p>0.597633076</text:p>
          </table:table-cell>
          <table:table-cell table:style-name="ce1" office:value-type="float" office:value="0.468454549936465" calcext:value-type="float">
            <text:p>0.4684545499</text:p>
          </table:table-cell>
          <table:table-cell table:style-name="ce1" office:value-type="float" office:value="0.555834907926045" calcext:value-type="float">
            <text:p>0.5558349079</text:p>
          </table:table-cell>
          <table:table-cell table:style-name="ce1" office:value-type="float" office:value="0.566520843274793" calcext:value-type="float">
            <text:p>0.5665208433</text:p>
          </table:table-cell>
          <table:table-cell table:style-name="ce1" office:value-type="float" office:value="0.479300814969952" calcext:value-type="float">
            <text:p>0.479300815</text:p>
          </table:table-cell>
          <table:table-cell table:style-name="ce1" office:value-type="float" office:value="0.479970156089662" calcext:value-type="float">
            <text:p>0.4799701561</text:p>
          </table:table-cell>
          <table:table-cell table:style-name="ce1" office:value-type="float" office:value="0.50242169973472" calcext:value-type="float">
            <text:p>0.5024216997</text:p>
          </table:table-cell>
          <table:table-cell table:style-name="ce1" office:value-type="float" office:value="0.513543466315706" calcext:value-type="float">
            <text:p>0.5135434663</text:p>
          </table:table-cell>
          <table:table-cell table:style-name="ce1" office:value-type="float" office:value="0.458533212340402" calcext:value-type="float">
            <text:p>0.4585332123</text:p>
          </table:table-cell>
          <table:table-cell table:style-name="ce1" office:value-type="float" office:value="0.423844055827946" calcext:value-type="float">
            <text:p>0.423844055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</table:table-row>
        <table:table-row table:style-name="ro1">
          <table:table-cell table:number-columns-repeated="2"/>
          <table:table-cell table:style-name="ce1" office:value-type="float" office:value="0.479066826491856" calcext:value-type="float">
            <text:p>0.4790668265</text:p>
          </table:table-cell>
          <table:table-cell table:style-name="ce1" office:value-type="float" office:value="0.308294624171335" calcext:value-type="float">
            <text:p>0.3082946242</text:p>
          </table:table-cell>
          <table:table-cell table:style-name="ce1" office:value-type="float" office:value="0.434209192120649" calcext:value-type="float">
            <text:p>0.4342091921</text:p>
          </table:table-cell>
          <table:table-cell table:style-name="ce1" office:value-type="float" office:value="0.427958167929116" calcext:value-type="float">
            <text:p>0.4279581679</text:p>
          </table:table-cell>
          <table:table-cell table:style-name="ce1" office:value-type="float" office:value="0.351605826423866" calcext:value-type="float">
            <text:p>0.3516058264</text:p>
          </table:table-cell>
          <table:table-cell table:style-name="ce1" office:value-type="float" office:value="0.365335758896797" calcext:value-type="float">
            <text:p>0.3653357589</text:p>
          </table:table-cell>
          <table:table-cell table:style-name="ce1" office:value-type="float" office:value="0.356222223190268" calcext:value-type="float">
            <text:p>0.3562222232</text:p>
          </table:table-cell>
          <table:table-cell table:style-name="ce1" office:value-type="float" office:value="0.414379682516002" calcext:value-type="float">
            <text:p>0.4143796825</text:p>
          </table:table-cell>
          <table:table-cell table:style-name="ce1" office:value-type="float" office:value="0.357722477191582" calcext:value-type="float">
            <text:p>0.3577224772</text:p>
          </table:table-cell>
          <table:table-cell table:style-name="ce1" office:value-type="float" office:value="0.362678988599797" calcext:value-type="float">
            <text:p>0.3626789886</text:p>
          </table:table-cell>
        </table:table-row>
      </table:table>
      <table:table table:name="EBN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ross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3.279048283187" calcext:value-type="float">
            <text:p>13.2790482832</text:p>
          </table:table-cell>
          <table:table-cell table:style-name="ce1" office:value-type="float" office:value="13.7861066659712" calcext:value-type="float">
            <text:p>13.786106666</text:p>
          </table:table-cell>
          <table:table-cell table:style-name="ce1" office:value-type="float" office:value="12.5386865614179" calcext:value-type="float">
            <text:p>12.5386865614</text:p>
          </table:table-cell>
          <table:table-cell table:style-name="ce1" office:value-type="float" office:value="13.6413731174829" calcext:value-type="float">
            <text:p>13.6413731175</text:p>
          </table:table-cell>
          <table:table-cell table:style-name="ce1" office:value-type="float" office:value="13.7001344555714" calcext:value-type="float">
            <text:p>13.7001344556</text:p>
          </table:table-cell>
          <table:table-cell table:style-name="ce1" office:value-type="float" office:value="13.7778439913344" calcext:value-type="float">
            <text:p>13.7778439913</text:p>
          </table:table-cell>
          <table:table-cell table:style-name="ce1" office:value-type="float" office:value="14.1303552984595" calcext:value-type="float">
            <text:p>14.1303552985</text:p>
          </table:table-cell>
          <table:table-cell table:style-name="ce1" office:value-type="float" office:value="13.5538134345635" calcext:value-type="float">
            <text:p>13.5538134346</text:p>
          </table:table-cell>
          <table:table-cell table:style-name="ce1" office:value-type="float" office:value="14.2880345519293" calcext:value-type="float">
            <text:p>14.2880345519</text:p>
          </table:table-cell>
          <table:table-cell table:style-name="ce1" office:value-type="float" office:value="13.6954089661421" calcext:value-type="float">
            <text:p>13.6954089661</text:p>
          </table:table-cell>
          <table:table-cell table:formula="of:=AVERAGE([EBN.C6:.L6])" office:value-type="float" office:value="13.6390805326059" calcext:value-type="float">
            <text:p>13.639080532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9"/>
          <table:table-cell table:style-name="ce1" office:value-type="float" office:value="9.06283463435448" calcext:value-type="float">
            <text:p>9.0628346344</text:p>
          </table:table-cell>
          <table:table-cell table:formula="of:=AVERAGE([EBN.C11:.L11])" office:value-type="float" office:value="9.06283463435448" calcext:value-type="float">
            <text:p>9.0628346344</text:p>
          </table:table-cell>
        </table:table-row>
      </table:table>
      <table:table table:name="Sheet5" table:style-name="ta1">
        <table:table-column table:style-name="co1" table:number-columns-repeated="15" table:default-cell-style-name="Default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3"/>
          <table:table-cell table:style-name="ce3" office:value-type="float" office:value="0.56" calcext:value-type="float">
            <text:p>0.56</text:p>
          </table:table-cell>
          <table:table-cell table:number-columns-repeated="2" table:style-name="ce3" office:value-type="float" office:value="0.53" calcext:value-type="float">
            <text:p>0.53</text:p>
          </table:table-cell>
          <table:table-cell table:style-name="ce3" office:value-type="float" office:value="0.48" calcext:value-type="float">
            <text:p>0.48</text:p>
          </table:table-cell>
          <table:table-cell table:style-name="ce5" office:value-type="float" office:value="0.51" calcext:value-type="float">
            <text:p>0.51</text:p>
          </table:table-cell>
          <table:table-cell/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1" calcext:value-type="float">
            <text:p>0.941</text:p>
          </table:table-cell>
          <table:table-cell table:style-name="ce5" office:value-type="float" office:value="0.95" calcext:value-type="float">
            <text:p>0.9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0.49" calcext:value-type="float">
            <text:p>0.49</text:p>
          </table:table-cell>
          <table:table-cell table:style-name="ce5" office:value-type="float" office:value="0.48" calcext:value-type="float">
            <text:p>0.48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933" calcext:value-type="float">
            <text:p>0.933</text:p>
          </table:table-cell>
          <table:table-cell table:style-name="ce3" office:value-type="float" office:value="0.941" calcext:value-type="float">
            <text:p>0.941</text:p>
          </table:table-cell>
          <table:table-cell table:style-name="ce3" office:value-type="float" office:value="0.96" calcext:value-type="float">
            <text:p>0.96</text:p>
          </table:table-cell>
          <table:table-cell table:style-name="ce5" office:value-type="float" office:value="0.98" calcext:value-type="float">
            <text:p>0.98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5" calcext:value-type="float">
            <text:p>0.55</text:p>
          </table:table-cell>
          <table:table-cell table:style-name="ce5" office:value-type="float" office:value="0.5" calcext:value-type="float">
            <text:p>0.5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89" calcext:value-type="float">
            <text:p>0.89</text:p>
          </table:table-cell>
          <table:table-cell table:style-name="ce5" office:value-type="float" office:value="0.925" calcext:value-type="float">
            <text:p>0.925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3" office:value-type="float" office:value="0.78" calcext:value-type="float">
            <text:p>0.78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75" calcext:value-type="float">
            <text:p>0.75</text:p>
          </table:table-cell>
          <table:table-cell table:style-name="ce5" office:value-type="float" office:value="0.78" calcext:value-type="float">
            <text:p>0.78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08" calcext:value-type="float">
            <text:p>0.808</text:p>
          </table:table-cell>
          <table:table-cell table:style-name="ce3" office:value-type="float" office:value="0.858" calcext:value-type="float">
            <text:p>0.858</text:p>
          </table:table-cell>
          <table:table-cell table:style-name="ce3" office:value-type="float" office:value="0.88" calcext:value-type="float">
            <text:p>0.88</text:p>
          </table:table-cell>
          <table:table-cell table:style-name="ce5" office:value-type="float" office:value="0.9" calcext:value-type="float">
            <text:p>0.9</text:p>
          </table:table-cell>
          <table:table-cell table:style-name="ce7"/>
        </table:table-row>
        <table:table-row table:style-name="ro1">
          <table:table-cell table:number-columns-repeated="3"/>
          <table:table-cell table:number-columns-repeated="2" table:style-name="ce3" office:value-type="float" office:value="0.68" calcext:value-type="float">
            <text:p>0.6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7" calcext:value-type="float">
            <text:p>0.7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908" calcext:value-type="float">
            <text:p>0.908</text:p>
          </table:table-cell>
          <table:table-cell table:style-name="ce3" office:value-type="float" office:value="0.925" calcext:value-type="float">
            <text:p>0.925</text:p>
          </table:table-cell>
          <table:table-cell table:style-name="ce5" office:value-type="float" office:value="0.933" calcext:value-type="float">
            <text:p>0.933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76" calcext:value-type="float">
            <text:p>0.76</text:p>
          </table:table-cell>
          <table:table-cell table:style-name="ce5" office:value-type="float" office:value="0.77" calcext:value-type="float">
            <text:p>0.77</text:p>
          </table:table-cell>
          <table:table-cell/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833" calcext:value-type="float">
            <text:p>0.833</text:p>
          </table:table-cell>
          <table:table-cell table:style-name="ce5" office:value-type="float" office:value="0.875" calcext:value-type="float">
            <text:p>0.87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65" calcext:value-type="float">
            <text:p>0.65</text:p>
          </table:table-cell>
          <table:table-cell table:number-columns-repeated="2" table:style-name="ce3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5" office:value-type="float" office:value="0.68" calcext:value-type="float">
            <text:p>0.68</text:p>
          </table:table-cell>
          <table:table-cell/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766" calcext:value-type="float">
            <text:p>0.766</text:p>
          </table:table-cell>
          <table:table-cell table:style-name="ce3" office:value-type="float" office:value="0.858" calcext:value-type="float">
            <text:p>0.858</text:p>
          </table:table-cell>
          <table:table-cell table:style-name="ce3" office:value-type="float" office:value="0.875" calcext:value-type="float">
            <text:p>0.875</text:p>
          </table:table-cell>
          <table:table-cell table:style-name="ce5" office:value-type="float" office:value="0.925" calcext:value-type="float">
            <text:p>0.92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6" calcext:value-type="float">
            <text:p>0.56</text:p>
          </table:table-cell>
          <table:table-cell table:number-columns-repeated="2" table:style-name="ce3" office:value-type="float" office:value="0.58" calcext:value-type="float">
            <text:p>0.58</text:p>
          </table:table-cell>
          <table:table-cell table:style-name="ce3" office:value-type="float" office:value="0.57" calcext:value-type="float">
            <text:p>0.57</text:p>
          </table:table-cell>
          <table:table-cell table:style-name="ce5" office:value-type="float" office:value="0.56" calcext:value-type="float">
            <text:p>0.56</text:p>
          </table:table-cell>
          <table:table-cell/>
          <table:table-cell table:style-name="ce3" office:value-type="float" office:value="0.658" calcext:value-type="float">
            <text:p>0.658</text:p>
          </table:table-cell>
          <table:table-cell table:style-name="ce3" office:value-type="float" office:value="0.791" calcext:value-type="float">
            <text:p>0.79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83" calcext:value-type="float">
            <text:p>0.883</text:p>
          </table:table-cell>
          <table:table-cell table:style-name="ce5" office:value-type="float" office:value="0.89" calcext:value-type="float">
            <text:p>0.89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8" calcext:value-type="float">
            <text:p>0.68</text:p>
          </table:table-cell>
          <table:table-cell table:style-name="ce5" office:value-type="float" office:value="0.63" calcext:value-type="float">
            <text:p>0.63</text:p>
          </table:table-cell>
          <table:table-cell/>
          <table:table-cell table:style-name="ce3" office:value-type="float" office:value="0.716" calcext:value-type="float">
            <text:p>0.71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9083" calcext:value-type="float">
            <text:p>0.9083</text:p>
          </table:table-cell>
          <table:table-cell table:style-name="ce3" office:value-type="float" office:value="0.93" calcext:value-type="float">
            <text:p>0.93</text:p>
          </table:table-cell>
          <table:table-cell table:style-name="ce5" office:value-type="float" office:value="0.958" calcext:value-type="float">
            <text:p>0.958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7" calcext:value-type="float">
            <text:p>0.57</text:p>
          </table:table-cell>
          <table:table-cell table:number-columns-repeated="2" table:style-name="ce3" office:value-type="float" office:value="0.62" calcext:value-type="float">
            <text:p>0.62</text:p>
          </table:table-cell>
          <table:table-cell table:style-name="ce3" office:value-type="float" office:value="0.59" calcext:value-type="float">
            <text:p>0.59</text:p>
          </table:table-cell>
          <table:table-cell table:style-name="ce5" office:value-type="float" office:value="0.57" calcext:value-type="float">
            <text:p>0.57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85" calcext:value-type="float">
            <text:p>0.85</text:p>
          </table:table-cell>
          <table:table-cell table:style-name="ce5" office:value-type="float" office:value="0.916" calcext:value-type="float">
            <text:p>0.916</text:p>
          </table:table-cell>
          <table:table-cell/>
        </table:table-row>
        <table:table-row table:style-name="ro1">
          <table:table-cell table:number-columns-repeated="3"/>
          <table:table-cell table:formula="of:=AVERAGE([Sheet5.D14:.D23])" office:value-type="float" office:value="0.635" calcext:value-type="float">
            <text:p>0.635</text:p>
          </table:table-cell>
          <table:table-cell table:formula="of:=AVERAGE([Sheet5.E14:.E23])" office:value-type="float" office:value="0.632" calcext:value-type="float">
            <text:p>0.632</text:p>
          </table:table-cell>
          <table:table-cell table:formula="of:=AVERAGE([Sheet5.F14:.F23])" office:value-type="float" office:value="0.624" calcext:value-type="float">
            <text:p>0.624</text:p>
          </table:table-cell>
          <table:table-cell table:formula="of:=AVERAGE([Sheet5.G14:.G23])" office:value-type="float" office:value="0.623" calcext:value-type="float">
            <text:p>0.623</text:p>
          </table:table-cell>
          <table:table-cell table:formula="of:=AVERAGE([Sheet5.H14:.H23])" office:value-type="float" office:value="0.618" calcext:value-type="float">
            <text:p>0.618</text:p>
          </table:table-cell>
          <table:table-cell/>
          <table:table-cell table:formula="of:=AVERAGE([Sheet5.J14:.J23])" office:value-type="float" office:value="0.6736" calcext:value-type="float">
            <text:p>0.6736</text:p>
          </table:table-cell>
          <table:table-cell table:formula="of:=AVERAGE([Sheet5.K14:.K23])" office:value-type="float" office:value="0.8196" calcext:value-type="float">
            <text:p>0.8196</text:p>
          </table:table-cell>
          <table:table-cell table:formula="of:=AVERAGE([Sheet5.L14:.L23])" office:value-type="float" office:value="0.86883" calcext:value-type="float">
            <text:p>0.86883</text:p>
          </table:table-cell>
          <table:table-cell table:formula="of:=AVERAGE([Sheet5.M14:.M23])" office:value-type="float" office:value="0.8967" calcext:value-type="float">
            <text:p>0.8967</text:p>
          </table:table-cell>
          <table:table-cell table:formula="of:=AVERAGE([Sheet5.N14:.N23])" office:value-type="float" office:value="0.9252" calcext:value-type="float">
            <text:p>0.9252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266</text:span></text:p>
          </table:table-cell>
          <table:table-cell table:style-name="ce4" office:value-type="string" calcext:value-type="string">
            <text:p><text:span text:style-name="T1">0.</text:span><text:span text:style-name="T2">425</text:span></text:p>
          </table:table-cell>
          <table:table-cell table:style-name="ce4" office:value-type="string" calcext:value-type="string">
            <text:p><text:span text:style-name="T1">0.</text:span><text:span text:style-name="T2">533</text:span></text:p>
          </table:table-cell>
          <table:table-cell table:style-name="ce4" office:value-type="string" calcext:value-type="string">
            <text:p><text:span text:style-name="T1">0.</text:span><text:span text:style-name="T2">625</text:span></text:p>
          </table:table-cell>
          <table:table-cell table:style-name="ce6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241</text:span></text:p>
          </table:table-cell>
          <table:table-cell table:style-name="ce4" office:value-type="string" calcext:value-type="string">
            <text:p><text:span text:style-name="T1">0.</text:span><text:span text:style-name="T2">408</text:span></text:p>
          </table:table-cell>
          <table:table-cell table:style-name="ce4" office:value-type="string" calcext:value-type="string">
            <text:p><text:span text:style-name="T1">0.</text:span><text:span text:style-name="T2">500</text:span></text:p>
          </table:table-cell>
          <table:table-cell table:style-name="ce4" office:value-type="string" calcext:value-type="string">
            <text:p><text:span text:style-name="T1">0.</text:span><text:span text:style-name="T2">600</text:span></text:p>
          </table:table-cell>
          <table:table-cell table:style-name="ce6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16</text:span></text:p>
          </table:table-cell>
          <table:table-cell table:style-name="ce4" office:value-type="string" calcext:value-type="string">
            <text:p><text:span text:style-name="T1">0.</text:span><text:span text:style-name="T2">483</text:span></text:p>
          </table:table-cell>
          <table:table-cell table:style-name="ce4" office:value-type="string" calcext:value-type="string">
            <text:p><text:span text:style-name="T1">0.</text:span><text:span text:style-name="T2">558</text:span></text:p>
          </table:table-cell>
          <table:table-cell table:style-name="ce4" office:value-type="string" calcext:value-type="string">
            <text:p><text:span text:style-name="T1">0.6</text:span><text:span text:style-name="T2">50</text:span></text:p>
          </table:table-cell>
          <table:table-cell table:style-name="ce6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533</text:span></text:p>
          </table:table-cell>
          <table:table-cell table:style-name="ce4" office:value-type="string" calcext:value-type="string">
            <text:p><text:span text:style-name="T1">0.</text:span><text:span text:style-name="T2">716</text:span></text:p>
          </table:table-cell>
          <table:table-cell table:style-name="ce4" office:value-type="string" calcext:value-type="string">
            <text:p><text:span text:style-name="T1">0.</text:span><text:span text:style-name="T2">775</text:span></text:p>
          </table:table-cell>
          <table:table-cell table:style-name="ce4" office:value-type="string" calcext:value-type="string">
            <text:p><text:span text:style-name="T1">0.</text:span><text:span text:style-name="T2">800</text:span></text:p>
          </table:table-cell>
          <table:table-cell table:style-name="ce6" office:value-type="string" calcext:value-type="string">
            <text:p><text:span text:style-name="T1">0.</text:span><text:span text:style-name="T2">83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458</text:span></text:p>
          </table:table-cell>
          <table:table-cell table:style-name="ce4" office:value-type="string" calcext:value-type="string">
            <text:p><text:span text:style-name="T1">0.</text:span><text:span text:style-name="T2">608</text:span></text:p>
          </table:table-cell>
          <table:table-cell table:style-name="ce4" office:value-type="string" calcext:value-type="string">
            <text:p><text:span text:style-name="T1">0.</text:span><text:span text:style-name="T2">675</text:span></text:p>
          </table:table-cell>
          <table:table-cell table:style-name="ce4" office:value-type="string" calcext:value-type="string">
            <text:p><text:span text:style-name="T1">0.</text:span><text:span text:style-name="T2">733</text:span></text:p>
          </table:table-cell>
          <table:table-cell table:style-name="ce6" office:value-type="string" calcext:value-type="string">
            <text:p><text:span text:style-name="T1">0.</text:span><text:span text:style-name="T2">7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</text:span><text:span text:style-name="T2">492</text:span></text:p>
          </table:table-cell>
          <table:table-cell table:style-name="ce4" office:value-type="string" calcext:value-type="string">
            <text:p><text:span text:style-name="T1">0.</text:span><text:span text:style-name="T2">691</text:span></text:p>
          </table:table-cell>
          <table:table-cell table:style-name="ce4" office:value-type="string" calcext:value-type="string">
            <text:p><text:span text:style-name="T1">0.</text:span><text:span text:style-name="T2">741</text:span></text:p>
          </table:table-cell>
          <table:table-cell table:style-name="ce4" office:value-type="string" calcext:value-type="string">
            <text:p><text:span text:style-name="T1">0.77</text:span><text:span text:style-name="T2">5</text:span></text:p>
          </table:table-cell>
          <table:table-cell table:style-name="ce6" office:value-type="string" calcext:value-type="string">
            <text:p><text:span text:style-name="T1">0.</text:span><text:span text:style-name="T2">80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75</text:span></text:p>
          </table:table-cell>
          <table:table-cell table:style-name="ce4" office:value-type="string" calcext:value-type="string">
            <text:p><text:span text:style-name="T1">0.</text:span><text:span text:style-name="T2">550</text:span></text:p>
          </table:table-cell>
          <table:table-cell table:style-name="ce4" office:value-type="string" calcext:value-type="string">
            <text:p><text:span text:style-name="T1">0.</text:span><text:span text:style-name="T2">667</text:span></text:p>
          </table:table-cell>
          <table:table-cell table:style-name="ce4" office:value-type="string" calcext:value-type="string">
            <text:p><text:span text:style-name="T1">0.</text:span><text:span text:style-name="T2">733</text:span></text:p>
          </table:table-cell>
          <table:table-cell table:style-name="ce6" office:value-type="string" calcext:value-type="string">
            <text:p><text:span text:style-name="T1">0.</text:span><text:span text:style-name="T2">775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58</text:span></text:p>
          </table:table-cell>
          <table:table-cell table:style-name="ce4" office:value-type="string" calcext:value-type="string">
            <text:p><text:span text:style-name="T1">0.</text:span><text:span text:style-name="T2">483</text:span></text:p>
          </table:table-cell>
          <table:table-cell table:style-name="ce4" office:value-type="string" calcext:value-type="string">
            <text:p><text:span text:style-name="T1">0.</text:span><text:span text:style-name="T2">575</text:span></text:p>
          </table:table-cell>
          <table:table-cell table:style-name="ce4" office:value-type="string" calcext:value-type="string">
            <text:p><text:span text:style-name="T1">0.62</text:span><text:span text:style-name="T2">5</text:span></text:p>
          </table:table-cell>
          <table:table-cell table:style-name="ce6" office:value-type="string" calcext:value-type="string">
            <text:p><text:span text:style-name="T1">0.</text:span><text:span text:style-name="T2">70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42</text:span></text:p>
          </table:table-cell>
          <table:table-cell table:style-name="ce4" office:value-type="string" calcext:value-type="string">
            <text:p><text:span text:style-name="T1">0.</text:span><text:span text:style-name="T2">550</text:span></text:p>
          </table:table-cell>
          <table:table-cell table:style-name="ce4" office:value-type="string" calcext:value-type="string">
            <text:p><text:span text:style-name="T1">0.</text:span><text:span text:style-name="T2">658</text:span></text:p>
          </table:table-cell>
          <table:table-cell table:style-name="ce4" office:value-type="string" calcext:value-type="string">
            <text:p><text:span text:style-name="T1">0.</text:span><text:span text:style-name="T2">691</text:span></text:p>
          </table:table-cell>
          <table:table-cell table:style-name="ce6" office:value-type="string" calcext:value-type="string">
            <text:p><text:span text:style-name="T1">0.</text:span><text:span text:style-name="T2">75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<text:span text:style-name="T1">0.3</text:span><text:span text:style-name="T2">00</text:span></text:p>
          </table:table-cell>
          <table:table-cell table:style-name="ce4" office:value-type="string" calcext:value-type="string">
            <text:p><text:span text:style-name="T1">0.</text:span><text:span text:style-name="T2">508</text:span></text:p>
          </table:table-cell>
          <table:table-cell table:style-name="ce4" office:value-type="string" calcext:value-type="string">
            <text:p><text:span text:style-name="T1">0.</text:span><text:span text:style-name="T2">617</text:span></text:p>
          </table:table-cell>
          <table:table-cell table:style-name="ce4" office:value-type="string" calcext:value-type="string">
            <text:p><text:span text:style-name="T1">0.</text:span><text:span text:style-name="T2">691</text:span></text:p>
          </table:table-cell>
          <table:table-cell table:style-name="ce6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AVERAGE([Sheet5.F30:.F39])" office:value-type="string" office:string-value="" calcext:value-type="error">
            <text:p>#DIV/0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9:20:03.773588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01-20T13:27:45.333733089</dc:date>
    <meta:editing-duration>P3DT14H9M24S</meta:editing-duration>
    <meta:editing-cycles>218</meta:editing-cycles>
    <meta:document-statistic meta:table-count="5" meta:cell-count="1754" meta:object-count="0"/>
  </office:meta>
</office:document-meta>
</file>